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5pt" style:font-size-asian="5pt" style:font-size-complex="5pt" style:text-position="33%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2" style:family="table-cell" style:parent-style-name="Default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/>
    </style:style>
    <style:style style:name="ce13" style:family="table-cell" style:parent-style-name="Default" style:data-style-name="N56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/>
    </style:style>
    <style:style style:name="ce14" style:family="table-cell" style:parent-style-name="Default" style:data-style-name="N57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/>
    </style:style>
    <style:style style:name="ce15" style:family="table-cell" style:parent-style-name="Default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/>
    </style:style>
    <style:style style:name="ce17" style:family="table-cell" style:parent-style-name="Default" style:data-style-name="N56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/>
    </style:style>
    <style:style style:name="ce18" style:family="table-cell" style:parent-style-name="Default" style:data-style-name="N57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22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23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7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6" style:family="table-cell" style:parent-style-name="Default" style:data-style-name="N57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/>
    </style:style>
    <style:style style:name="ce57" style:family="table-cell" style:parent-style-name="Default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/>
    </style:style>
    <style:style style:name="ce58" style:family="table-cell" style:parent-style-name="Default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/>
      <style:text-properties style:font-name="微軟正黑體" style:font-name-asian="微軟正黑體" style:font-name-complex="微軟正黑體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62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/>
    </style:style>
    <style:style style:name="ce63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/>
    </style:style>
    <style:style style:name="ce6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/>
    </style:style>
    <style:style style:name="ce65" style:family="table-cell" style:parent-style-name="Default" style:data-style-name="N57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7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1.031875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0.7408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_製冰冷藏及凍結概況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4" table:default-cell-style-name="ce1"/>
        <table:table-column table:style-name="co5" table:number-columns-repeated="9" table:default-cell-style-name="ce1"/>
        <table:table-column table:style-name="co7" table:number-columns-repeated="16357" table:default-cell-style-name="ce1"/>
        <table:table-row table:style-name="ro1">
          <table:table-cell office:value-type="string" table:number-columns-spanned="4" table:number-rows-spanned="1" table:style-name="ce29">
            <text:p>15‧製冰冷藏及凍結概況</text:p>
          </table:table-cell>
          <table:covered-table-cell table:number-columns-repeated="3"/>
          <table:table-cell table:number-columns-repeated="7" table:style-name="ce1"/>
          <table:table-cell office:value-type="string" table:number-columns-spanned="7" table:number-rows-spanned="1" table:style-name="ce29">
            <text:p>15‧REFRIGERATION FACILITIES<text:s/></text:p>
          </table:table-cell>
          <table:covered-table-cell table:number-columns-repeated="6"/>
          <table:table-cell table:number-columns-repeated="16366"/>
        </table:table-row>
        <table:table-row table:style-name="ro2">
          <table:table-cell table:number-columns-repeated="3" table:style-name="ce1"/>
          <table:table-cell office:value-type="string" table:number-columns-spanned="3" table:number-rows-spanned="1" table:style-name="ce28">
            <text:p>單位：數量：公噸</text:p>
          </table:table-cell>
          <table:covered-table-cell table:number-columns-repeated="2"/>
          <table:table-cell table:number-columns-repeated="9" table:style-name="ce1"/>
          <table:table-cell office:value-type="string" table:number-columns-spanned="2" table:number-rows-spanned="1" table:style-name="ce26">
            <text:p>Unit：Quantity：M</text:p>
          </table:table-cell>
          <table:covered-table-cell/>
          <table:table-cell office:value-type="string" table:style-name="ce2">
            <text:p>.T.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office:value-type="string" table:number-columns-spanned="3" table:number-rows-spanned="1" table:style-name="ce28">
            <text:p>單位：容積：立方公尺</text:p>
          </table:table-cell>
          <table:covered-table-cell table:number-columns-repeated="2"/>
          <table:table-cell table:number-columns-repeated="10" table:style-name="ce1"/>
          <table:table-cell office:value-type="string" table:style-name="ce3">
            <text:p><text:s text:c="12"/>Space <text:s/>：m</text:p>
          </table:table-cell>
          <table:table-cell office:value-type="string" table:style-name="ce4">
            <text:p>3</text:p>
          </table:table-cell>
          <table:table-cell table:number-columns-repeated="16366"/>
        </table:table-row>
        <table:table-row table:style-name="ro2">
          <table:table-cell table:style-name="ce41"/>
          <table:table-cell office:value-type="string" table:style-name="ce42">
            <text:p/>
          </table:table-cell>
          <table:table-cell office:value-type="string" table:style-name="ce43">
            <text:p/>
          </table:table-cell>
          <table:table-cell office:value-type="string" table:number-columns-spanned="5" table:number-rows-spanned="1" table:style-name="ce69">
            <text:p>製冰能力</text:p>
          </table:table-cell>
          <table:covered-table-cell table:number-columns-repeated="4"/>
          <table:table-cell office:value-type="string" table:number-columns-spanned="5" table:number-rows-spanned="1" table:style-name="ce69">
            <text:p>冷 <text:s text:c="23"/>藏</text:p>
          </table:table-cell>
          <table:covered-table-cell table:number-columns-repeated="4"/>
          <table:table-cell office:value-type="string" table:number-columns-spanned="5" table:number-rows-spanned="1" table:style-name="ce73">
            <text:p>凍 <text:s text:c="17"/>結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 table:style-name="ce48"/>
          <table:table-cell office:value-type="string" table:style-name="ce7">
            <text:p/>
          </table:table-cell>
          <table:table-cell office:value-type="string" table:style-name="ce8">
            <text:p/>
          </table:table-cell>
          <table:table-cell office:value-type="string" table:number-columns-spanned="5" table:number-rows-spanned="1" table:style-name="ce70">
            <text:p>Ice Making</text:p>
          </table:table-cell>
          <table:covered-table-cell table:number-columns-repeated="4"/>
          <table:table-cell office:value-type="string" table:number-columns-spanned="5" table:number-rows-spanned="1" table:style-name="ce70">
            <text:p>Cold Storage</text:p>
          </table:table-cell>
          <table:covered-table-cell table:number-columns-repeated="4"/>
          <table:table-cell office:value-type="string" table:number-columns-spanned="5" table:number-rows-spanned="1" table:style-name="ce74">
            <text:p>Freezing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 table:style-name="ce48"/>
          <table:table-cell table:style-name="ce7"/>
          <table:table-cell table:style-name="ce8"/>
          <table:table-cell table:number-columns-repeated="2" table:style-name="ce5"/>
          <table:table-cell office:value-type="string" table:number-columns-spanned="2" table:number-rows-spanned="1" table:style-name="ce72">
            <text:p>全 年 銷 售 量</text:p>
          </table:table-cell>
          <table:covered-table-cell/>
          <table:table-cell table:number-columns-repeated="3" table:style-name="ce5"/>
          <table:table-cell office:value-type="string" table:number-columns-spanned="2" table:number-rows-spanned="1" table:style-name="ce72">
            <text:p>全 年冷 藏 數 量</text:p>
          </table:table-cell>
          <table:covered-table-cell/>
          <table:table-cell table:number-columns-repeated="3" table:style-name="ce5"/>
          <table:table-cell office:value-type="string" table:number-columns-spanned="2" table:number-rows-spanned="1" table:style-name="ce72">
            <text:p>全 年 凍 結 數 量</text:p>
          </table:table-cell>
          <table:covered-table-cell/>
          <table:table-cell table:style-name="ce50"/>
          <table:table-cell table:number-columns-repeated="16366"/>
        </table:table-row>
        <table:table-row table:style-name="ro2">
          <table:table-cell table:style-name="ce48"/>
          <table:table-cell table:style-name="ce7"/>
          <table:table-cell table:style-name="ce8"/>
          <table:table-cell table:number-columns-repeated="2" table:style-name="ce6"/>
          <table:table-cell office:value-type="string" table:number-columns-spanned="2" table:number-rows-spanned="1" table:style-name="ce70">
            <text:p>Consumption</text:p>
          </table:table-cell>
          <table:covered-table-cell/>
          <table:table-cell table:number-columns-repeated="3" table:style-name="ce6"/>
          <table:table-cell office:value-type="string" table:number-columns-spanned="2" table:number-rows-spanned="1" table:style-name="ce70">
            <text:p>Quantity Stored</text:p>
          </table:table-cell>
          <table:covered-table-cell/>
          <table:table-cell table:number-columns-repeated="3" table:style-name="ce6"/>
          <table:table-cell office:value-type="string" table:number-columns-spanned="2" table:number-rows-spanned="1" table:style-name="ce70">
            <text:p>Quantity Frozen</text:p>
          </table:table-cell>
          <table:covered-table-cell/>
          <table:table-cell table:style-name="ce51"/>
          <table:table-cell table:number-columns-repeated="16366"/>
        </table:table-row>
        <table:table-row table:style-name="ro2">
          <table:table-cell office:value-type="string" table:style-name="ce48">
            <text:p>縣市別</text:p>
          </table:table-cell>
          <table:table-cell office:value-type="string" table:number-columns-spanned="2" table:number-rows-spanned="1" table:style-name="ce71">
            <text:p>廠數</text:p>
          </table:table-cell>
          <table:covered-table-cell/>
          <table:table-cell office:value-type="string" table:number-columns-spanned="1" table:number-rows-spanned="2" table:style-name="ce34">
            <text:p>日產能力</text:p>
          </table:table-cell>
          <table:table-cell office:value-type="string" table:number-columns-spanned="1" table:number-rows-spanned="2" table:style-name="ce34">
            <text:p>全年製冰數量</text:p>
          </table:table-cell>
          <table:table-cell office:value-type="string" table:number-columns-spanned="1" table:number-rows-spanned="2" table:style-name="ce36">
            <text:p>漁業用</text:p>
          </table:table-cell>
          <table:table-cell office:value-type="string" table:number-columns-spanned="1" table:number-rows-spanned="2" table:style-name="ce66">
            <text:p>非漁業用</text:p>
          </table:table-cell>
          <table:table-cell office:value-type="string" table:number-columns-spanned="1" table:number-rows-spanned="2" table:style-name="ce67">
            <text:p>馬力數</text:p>
          </table:table-cell>
          <table:table-cell office:value-type="string" table:number-columns-spanned="1" table:number-rows-spanned="2" table:style-name="ce40">
            <text:p>冷藏室容積</text:p>
          </table:table-cell>
          <table:table-cell office:value-type="string" table:style-name="ce19">
            <text:p>冷藏能力</text:p>
          </table:table-cell>
          <table:table-cell office:value-type="string" table:number-columns-spanned="1" table:number-rows-spanned="2" table:style-name="ce36">
            <text:p>水產物</text:p>
          </table:table-cell>
          <table:table-cell office:value-type="string" table:number-columns-spanned="1" table:number-rows-spanned="2" table:style-name="ce36">
            <text:p>非水產物</text:p>
          </table:table-cell>
          <table:table-cell office:value-type="string" table:number-columns-spanned="1" table:number-rows-spanned="2" table:style-name="ce34">
            <text:p>馬力數</text:p>
          </table:table-cell>
          <table:table-cell office:value-type="string" table:number-columns-spanned="1" table:number-rows-spanned="2" table:style-name="ce34">
            <text:p>凍結室容積</text:p>
          </table:table-cell>
          <table:table-cell office:value-type="string" table:style-name="ce19">
            <text:p>凍結能力</text:p>
          </table:table-cell>
          <table:table-cell office:value-type="string" table:number-columns-spanned="1" table:number-rows-spanned="2" table:style-name="ce36">
            <text:p>水產物</text:p>
          </table:table-cell>
          <table:table-cell office:value-type="string" table:number-columns-spanned="1" table:number-rows-spanned="2" table:style-name="ce36">
            <text:p>非水產物</text:p>
          </table:table-cell>
          <table:table-cell office:value-type="string" table:number-columns-spanned="1" table:number-rows-spanned="2" table:style-name="ce52">
            <text:p>馬力數</text:p>
          </table:table-cell>
          <table:table-cell table:number-columns-repeated="16366"/>
        </table:table-row>
        <table:table-row table:style-name="ro2">
          <table:table-cell table:style-name="ce48"/>
          <table:table-cell office:value-type="string" table:style-name="ce7">
            <text:p/>
          </table:table-cell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(公噸)</text:p>
          </table:table-cell>
          <table:covered-table-cell/>
          <table:covered-table-cell/>
          <table:covered-table-cell/>
          <table:covered-table-cell/>
          <table:table-cell office:value-type="string" table:style-name="ce6">
            <text:p>(公噸/日)</text:p>
          </table:table-cell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office:value-type="string" table:style-name="ce48">
            <text:p>District</text:p>
          </table:table-cell>
          <table:table-cell office:value-type="string" table:number-columns-spanned="2" table:number-rows-spanned="1" table:style-name="ce68">
            <text:p>Type of Plants</text:p>
          </table:table-cell>
          <table:covered-table-cell/>
          <table:table-cell office:value-type="string" table:style-name="ce6">
            <text:p>Daily</text:p>
          </table:table-cell>
          <table:table-cell office:value-type="string" table:style-name="ce6">
            <text:p>Quantity of</text:p>
          </table:table-cell>
          <table:table-cell office:value-type="string" table:style-name="ce6">
            <text:p>For</text:p>
          </table:table-cell>
          <table:table-cell office:value-type="string" table:style-name="ce6">
            <text:p>Non-</text:p>
          </table:table-cell>
          <table:table-cell office:value-type="string" table:style-name="ce6">
            <text:p>H.P.</text:p>
          </table:table-cell>
          <table:table-cell office:value-type="string" table:style-name="ce6">
            <text:p>Cold</text:p>
          </table:table-cell>
          <table:table-cell office:value-type="string" table:style-name="ce6">
            <text:p>Storage</text:p>
          </table:table-cell>
          <table:table-cell office:value-type="string" table:style-name="ce6">
            <text:p>Fishery</text:p>
          </table:table-cell>
          <table:table-cell office:value-type="string" table:style-name="ce6">
            <text:p>NonFishery</text:p>
          </table:table-cell>
          <table:table-cell office:value-type="string" table:style-name="ce6">
            <text:p>H.P.</text:p>
          </table:table-cell>
          <table:table-cell office:value-type="string" table:style-name="ce6">
            <text:p>Freezing</text:p>
          </table:table-cell>
          <table:table-cell office:value-type="string" table:style-name="ce6">
            <text:p>Freezing</text:p>
          </table:table-cell>
          <table:table-cell office:value-type="string" table:style-name="ce6">
            <text:p>Fishery</text:p>
          </table:table-cell>
          <table:table-cell office:value-type="string" table:style-name="ce6">
            <text:p>NonFishery</text:p>
          </table:table-cell>
          <table:table-cell office:value-type="string" table:style-name="ce51">
            <text:p>H.P.</text:p>
          </table:table-cell>
          <table:table-cell table:number-columns-repeated="16366"/>
        </table:table-row>
        <table:table-row table:style-name="ro2">
          <table:table-cell table:style-name="ce48"/>
          <table:table-cell office:value-type="string" table:style-name="ce7">
            <text:p/>
          </table:table-cell>
          <table:table-cell office:value-type="string" table:style-name="ce8">
            <text:p/>
          </table:table-cell>
          <table:table-cell office:value-type="string" table:style-name="ce6">
            <text:p>Production</text:p>
          </table:table-cell>
          <table:table-cell office:value-type="string" table:style-name="ce6">
            <text:p>Ice Making</text:p>
          </table:table-cell>
          <table:table-cell office:value-type="string" table:style-name="ce6">
            <text:p>Fisheries</text:p>
          </table:table-cell>
          <table:table-cell office:value-type="string" table:style-name="ce6">
            <text:p>Fisheries</text:p>
          </table:table-cell>
          <table:table-cell office:value-type="string" table:style-name="ce6">
            <text:p/>
          </table:table-cell>
          <table:table-cell office:value-type="string" table:style-name="ce6">
            <text:p>Storage</text:p>
          </table:table-cell>
          <table:table-cell office:value-type="string" table:style-name="ce6">
            <text:p><text:s/>Capacity</text:p>
          </table:table-cell>
          <table:table-cell office:value-type="string" table:style-name="ce6">
            <text:p>Products</text:p>
          </table:table-cell>
          <table:table-cell office:value-type="string" table:style-name="ce6">
            <text:p>Products</text:p>
          </table:table-cell>
          <table:table-cell office:value-type="string" table:style-name="ce6">
            <text:p/>
          </table:table-cell>
          <table:table-cell office:value-type="string" table:style-name="ce6">
            <text:p>Room</text:p>
          </table:table-cell>
          <table:table-cell office:value-type="string" table:style-name="ce6">
            <text:p>Capacity</text:p>
          </table:table-cell>
          <table:table-cell office:value-type="string" table:style-name="ce6">
            <text:p>Products</text:p>
          </table:table-cell>
          <table:table-cell office:value-type="string" table:style-name="ce6">
            <text:p>Products</text:p>
          </table:table-cell>
          <table:table-cell office:value-type="string" table:style-name="ce51">
            <text:p/>
          </table:table-cell>
          <table:table-cell table:number-columns-repeated="16366"/>
        </table:table-row>
        <table:table-row table:style-name="ro2">
          <table:table-cell table:style-name="ce53"/>
          <table:table-cell office:value-type="string" table:style-name="ce9">
            <text:p/>
          </table:table-cell>
          <table:table-cell office:value-type="string" table:style-name="ce10">
            <text:p/>
          </table:table-cell>
          <table:table-cell office:value-type="string" table:style-name="ce11">
            <text:p>Capacity</text:p>
          </table:table-cell>
          <table:table-cell table:number-columns-repeated="3" table:style-name="ce11"/>
          <table:table-cell office:value-type="string" table:style-name="ce11">
            <text:p/>
          </table:table-cell>
          <table:table-cell office:value-type="string" table:style-name="ce11">
            <text:p><text:s/>Space</text:p>
          </table:table-cell>
          <table:table-cell office:value-type="string" table:style-name="ce11">
            <text:p>M.T.</text:p>
          </table:table-cell>
          <table:table-cell table:number-columns-repeated="2" table:style-name="ce11"/>
          <table:table-cell office:value-type="string" table:style-name="ce11">
            <text:p/>
          </table:table-cell>
          <table:table-cell office:value-type="string" table:style-name="ce11">
            <text:p>Space</text:p>
          </table:table-cell>
          <table:table-cell office:value-type="string" table:style-name="ce11">
            <text:p>M.T./Day</text:p>
          </table:table-cell>
          <table:table-cell table:number-columns-repeated="2" table:style-name="ce11"/>
          <table:table-cell office:value-type="string" table:style-name="ce54">
            <text:p/>
          </table:table-cell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141" table:formula="msoxl:=IF(SUM(C14:C15)=0,&quot;-&quot;,SUM(C14:C15))" table:style-name="ce13">
            <text:p>141</text:p>
          </table:table-cell>
          <table:table-cell office:value-type="float" office:value="2352.9899999999998" table:formula="msoxl:=IF(SUM(D14:D15)=0,&quot;-&quot;,SUM(D14:D15))" table:style-name="ce14">
            <text:p>2,353.0<text:s/></text:p>
          </table:table-cell>
          <table:table-cell office:value-type="float" office:value="696120.9" table:formula="msoxl:=IF(SUM(E14:E15)=0,&quot;-&quot;,SUM(E14:E15))" table:style-name="ce14">
            <text:p>696,120.9<text:s/></text:p>
          </table:table-cell>
          <table:table-cell office:value-type="float" office:value="481318.54000000004" table:formula="msoxl:=IF(SUM(F14:F15)=0,&quot;-&quot;,SUM(F14:F15))" table:style-name="ce14">
            <text:p>481,318.5<text:s/></text:p>
          </table:table-cell>
          <table:table-cell office:value-type="float" office:value="97153" table:formula="msoxl:=IF(SUM(G14:G15)=0,&quot;-&quot;,SUM(G14:G15))" table:style-name="ce14">
            <text:p>97,153.0<text:s/></text:p>
          </table:table-cell>
          <table:table-cell office:value-type="float" office:value="24090" table:formula="msoxl:=IF(SUM(H14:H15)=0,&quot;-&quot;,SUM(H14:H15))" table:style-name="ce14">
            <text:p>24,090.0<text:s/></text:p>
          </table:table-cell>
          <table:table-cell office:value-type="float" office:value="129467.1" table:formula="msoxl:=IF(SUM(I14:I15)=0,&quot;-&quot;,SUM(I14:I15))" table:style-name="ce14">
            <text:p>129,467.1<text:s/></text:p>
          </table:table-cell>
          <table:table-cell office:value-type="float" office:value="236928.8" table:formula="msoxl:=IF(SUM(J14:J15)=0,&quot;-&quot;,SUM(J14:J15))" table:style-name="ce14">
            <text:p>236,928.8<text:s/></text:p>
          </table:table-cell>
          <table:table-cell office:value-type="float" office:value="1641892" table:formula="msoxl:=IF(SUM(K14:K15)=0,&quot;-&quot;,SUM(K14:K15))" table:style-name="ce14">
            <text:p>1,641,892.0<text:s/></text:p>
          </table:table-cell>
          <table:table-cell office:value-type="float" office:value="175052" table:formula="msoxl:=IF(SUM(L14:L15)=0,&quot;-&quot;,SUM(L14:L15))" table:style-name="ce14">
            <text:p>175,052.0<text:s/></text:p>
          </table:table-cell>
          <table:table-cell office:value-type="float" office:value="20645.5" table:formula="msoxl:=IF(SUM(M14:M15)=0,&quot;-&quot;,SUM(M14:M15))" table:style-name="ce14">
            <text:p>20,645.5<text:s/></text:p>
          </table:table-cell>
          <table:table-cell office:value-type="float" office:value="61580.33" table:formula="msoxl:=IF(SUM(N14:N15)=0,&quot;-&quot;,SUM(N14:N15))" table:style-name="ce14">
            <text:p>61,580.3<text:s/></text:p>
          </table:table-cell>
          <table:table-cell office:value-type="float" office:value="105949.05" table:formula="msoxl:=IF(SUM(O14:O15)=0,&quot;-&quot;,SUM(O14:O15))" table:style-name="ce14">
            <text:p>105,949.1<text:s/></text:p>
          </table:table-cell>
          <table:table-cell office:value-type="float" office:value="180805.08" table:formula="msoxl:=IF(SUM(P14:P15)=0,&quot;-&quot;,SUM(P14:P15))" table:style-name="ce14">
            <text:p>180,805.1<text:s/></text:p>
          </table:table-cell>
          <table:table-cell office:value-type="float" office:value="72870" table:formula="msoxl:=IF(SUM(Q14:Q15)=0,&quot;-&quot;,SUM(Q14:Q15))" table:style-name="ce14">
            <text:p>72,870.0<text:s/></text:p>
          </table:table-cell>
          <table:table-cell office:value-type="float" office:value="29741.5" table:formula="msoxl:=IF(SUM(R14:R15)=0,&quot;-&quot;,SUM(R14:R15))" table:style-name="ce56">
            <text:p>29,741.5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總計</text:p>
          </table:table-cell>
          <table:table-cell office:value-type="string" table:style-name="ce7">
            <text:p>公營 PUB.</text:p>
          </table:table-cell>
          <table:table-cell office:value-type="float" office:value="15" table:formula="msoxl:=IF(  SUM(C18,'_製冰冷藏及凍結概況2(續完)'!C22)=0,&quot;-&quot;, SUM(C18,'_製冰冷藏及凍結概況2(續完)'!C22))" table:style-name="ce13">
            <text:p>15</text:p>
          </table:table-cell>
          <table:table-cell office:value-type="float" office:value="558.07999999999993" table:formula="msoxl:=IF(  SUM(D18,'_製冰冷藏及凍結概況2(續完)'!D22)=0,&quot;-&quot;, SUM(D18,'_製冰冷藏及凍結概況2(續完)'!D22))" table:style-name="ce14">
            <text:p>558.1<text:s/></text:p>
          </table:table-cell>
          <table:table-cell office:value-type="float" office:value="241675" table:formula="msoxl:=IF(  SUM(E18,'_製冰冷藏及凍結概況2(續完)'!E22)=0,&quot;-&quot;, SUM(E18,'_製冰冷藏及凍結概況2(續完)'!E22))" table:style-name="ce14">
            <text:p>241,675.0<text:s/></text:p>
          </table:table-cell>
          <table:table-cell office:value-type="float" office:value="148622.64000000001" table:formula="msoxl:=IF(  SUM(F18,'_製冰冷藏及凍結概況2(續完)'!F22)=0,&quot;-&quot;, SUM(F18,'_製冰冷藏及凍結概況2(續完)'!F22))" table:style-name="ce14">
            <text:p>148,622.6<text:s/></text:p>
          </table:table-cell>
          <table:table-cell office:value-type="float" office:value="146" table:formula="msoxl:=IF(  SUM(G18,'_製冰冷藏及凍結概況2(續完)'!G22)=0,&quot;-&quot;, SUM(G18,'_製冰冷藏及凍結概況2(續完)'!G22))" table:style-name="ce14">
            <text:p>146.0<text:s/></text:p>
          </table:table-cell>
          <table:table-cell office:value-type="float" office:value="1287" table:formula="msoxl:=IF(  SUM(H18,'_製冰冷藏及凍結概況2(續完)'!H22)=0,&quot;-&quot;, SUM(H18,'_製冰冷藏及凍結概況2(續完)'!H22))" table:style-name="ce14">
            <text:p>1,287.0<text:s/></text:p>
          </table:table-cell>
          <table:table-cell office:value-type="float" office:value="8649" table:formula="msoxl:=IF(  SUM(I18,'_製冰冷藏及凍結概況2(續完)'!I22)=0,&quot;-&quot;, SUM(I18,'_製冰冷藏及凍結概況2(續完)'!I22))" table:style-name="ce14">
            <text:p>8,649.0<text:s/></text:p>
          </table:table-cell>
          <table:table-cell office:value-type="float" office:value="174377" table:formula="msoxl:=IF(  SUM(J18,'_製冰冷藏及凍結概況2(續完)'!J22)=0,&quot;-&quot;, SUM(J18,'_製冰冷藏及凍結概況2(續完)'!J22))" table:style-name="ce14">
            <text:p>174,377.0<text:s/></text:p>
          </table:table-cell>
          <table:table-cell office:value-type="float" office:value="900" table:formula="msoxl:=IF(  SUM(K18,'_製冰冷藏及凍結概況2(續完)'!K22)=0,&quot;-&quot;, SUM(K18,'_製冰冷藏及凍結概況2(續完)'!K22))" table:style-name="ce14">
            <text:p>900.0<text:s/></text:p>
          </table:table-cell>
          <table:table-cell office:value-type="float" office:value="885" table:formula="msoxl:=IF(  SUM(L18,'_製冰冷藏及凍結概況2(續完)'!L22)=0,&quot;-&quot;, SUM(L18,'_製冰冷藏及凍結概況2(續完)'!L22))" table:style-name="ce14">
            <text:p>885.0<text:s/></text:p>
          </table:table-cell>
          <table:table-cell office:value-type="float" office:value="1220" table:formula="msoxl:=IF(  SUM(M18,'_製冰冷藏及凍結概況2(續完)'!M22)=0,&quot;-&quot;, SUM(M18,'_製冰冷藏及凍結概況2(續完)'!M22))" table:style-name="ce14">
            <text:p>1,220.0<text:s/></text:p>
          </table:table-cell>
          <table:table-cell office:value-type="float" office:value="3737.3" table:formula="msoxl:=IF(  SUM(N18,'_製冰冷藏及凍結概況2(續完)'!N22)=0,&quot;-&quot;, SUM(N18,'_製冰冷藏及凍結概況2(續完)'!N22))" table:style-name="ce14">
            <text:p>3,737.3<text:s/></text:p>
          </table:table-cell>
          <table:table-cell office:value-type="float" office:value="1801" table:formula="msoxl:=IF(  SUM(O18,'_製冰冷藏及凍結概況2(續完)'!O22)=0,&quot;-&quot;, SUM(O18,'_製冰冷藏及凍結概況2(續完)'!O22))" table:style-name="ce14">
            <text:p>1,801.0<text:s/></text:p>
          </table:table-cell>
          <table:table-cell office:value-type="float" office:value="1627.84" table:formula="msoxl:=IF(  SUM(P18,'_製冰冷藏及凍結概況2(續完)'!P22)=0,&quot;-&quot;, SUM(P18,'_製冰冷藏及凍結概況2(續完)'!P22))" table:style-name="ce14">
            <text:p>1,627.8<text:s/></text:p>
          </table:table-cell>
          <table:table-cell office:value-type="float" office:value="3" table:formula="msoxl:=IF(  SUM(Q18,'_製冰冷藏及凍結概況2(續完)'!Q22)=0,&quot;-&quot;, SUM(Q18,'_製冰冷藏及凍結概況2(續完)'!Q22))" table:style-name="ce14">
            <text:p>3.0<text:s/></text:p>
          </table:table-cell>
          <table:table-cell office:value-type="float" office:value="494" table:formula="msoxl:=IF(  SUM(R18,'_製冰冷藏及凍結概況2(續完)'!R22)=0,&quot;-&quot;, SUM(R18,'_製冰冷藏及凍結概況2(續完)'!R22))" table:style-name="ce56">
            <text:p>494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GRAND TOTAL</text:p>
          </table:table-cell>
          <table:table-cell office:value-type="string" table:style-name="ce7">
            <text:p>民營 <text:s/>RPI.</text:p>
          </table:table-cell>
          <table:table-cell office:value-type="float" office:value="126" table:formula="msoxl:=IF(  SUM(C19,'_製冰冷藏及凍結概況2(續完)'!C23)=0,&quot;-&quot;, SUM(C19,'_製冰冷藏及凍結概況2(續完)'!C23))" table:style-name="ce13">
            <text:p>126</text:p>
          </table:table-cell>
          <table:table-cell office:value-type="float" office:value="1794.9099999999999" table:formula="msoxl:=IF(  SUM(D19,'_製冰冷藏及凍結概況2(續完)'!D23)=0,&quot;-&quot;, SUM(D19,'_製冰冷藏及凍結概況2(續完)'!D23))" table:style-name="ce14">
            <text:p>1,794.9<text:s/></text:p>
          </table:table-cell>
          <table:table-cell office:value-type="float" office:value="454445.9" table:formula="msoxl:=IF(  SUM(E19,'_製冰冷藏及凍結概況2(續完)'!E23)=0,&quot;-&quot;, SUM(E19,'_製冰冷藏及凍結概況2(續完)'!E23))" table:style-name="ce14">
            <text:p>454,445.9<text:s/></text:p>
          </table:table-cell>
          <table:table-cell office:value-type="float" office:value="332695.90000000002" table:formula="msoxl:=IF(  SUM(F19,'_製冰冷藏及凍結概況2(續完)'!F23)=0,&quot;-&quot;, SUM(F19,'_製冰冷藏及凍結概況2(續完)'!F23))" table:style-name="ce14">
            <text:p>332,695.9<text:s/></text:p>
          </table:table-cell>
          <table:table-cell office:value-type="float" office:value="97007" table:formula="msoxl:=IF(  SUM(G19,'_製冰冷藏及凍結概況2(續完)'!G23)=0,&quot;-&quot;, SUM(G19,'_製冰冷藏及凍結概況2(續完)'!G23))" table:style-name="ce14">
            <text:p>97,007.0<text:s/></text:p>
          </table:table-cell>
          <table:table-cell office:value-type="float" office:value="22803" table:formula="msoxl:=IF(  SUM(H19,'_製冰冷藏及凍結概況2(續完)'!H23)=0,&quot;-&quot;, SUM(H19,'_製冰冷藏及凍結概況2(續完)'!H23))" table:style-name="ce14">
            <text:p>22,803.0<text:s/></text:p>
          </table:table-cell>
          <table:table-cell office:value-type="float" office:value="120818.1" table:formula="msoxl:=IF(  SUM(I19,'_製冰冷藏及凍結概況2(續完)'!I23)=0,&quot;-&quot;, SUM(I19,'_製冰冷藏及凍結概況2(續完)'!I23))" table:style-name="ce14">
            <text:p>120,818.1<text:s/></text:p>
          </table:table-cell>
          <table:table-cell office:value-type="float" office:value="62551.8" table:formula="msoxl:=IF(  SUM(J19,'_製冰冷藏及凍結概況2(續完)'!J23)=0,&quot;-&quot;, SUM(J19,'_製冰冷藏及凍結概況2(續完)'!J23))" table:style-name="ce14">
            <text:p>62,551.8<text:s/></text:p>
          </table:table-cell>
          <table:table-cell office:value-type="float" office:value="1640992" table:formula="msoxl:=IF(  SUM(K19,'_製冰冷藏及凍結概況2(續完)'!K23)=0,&quot;-&quot;, SUM(K19,'_製冰冷藏及凍結概況2(續完)'!K23))" table:style-name="ce14">
            <text:p>1,640,992.0<text:s/></text:p>
          </table:table-cell>
          <table:table-cell office:value-type="float" office:value="174167" table:formula="msoxl:=IF(  SUM(L19,'_製冰冷藏及凍結概況2(續完)'!L23)=0,&quot;-&quot;, SUM(L19,'_製冰冷藏及凍結概況2(續完)'!L23))" table:style-name="ce14">
            <text:p>174,167.0<text:s/></text:p>
          </table:table-cell>
          <table:table-cell office:value-type="float" office:value="19425.5" table:formula="msoxl:=IF(  SUM(M19,'_製冰冷藏及凍結概況2(續完)'!M23)=0,&quot;-&quot;, SUM(M19,'_製冰冷藏及凍結概況2(續完)'!M23))" table:style-name="ce14">
            <text:p>19,425.5<text:s/></text:p>
          </table:table-cell>
          <table:table-cell office:value-type="float" office:value="57843.03" table:formula="msoxl:=IF(  SUM(N19,'_製冰冷藏及凍結概況2(續完)'!N23)=0,&quot;-&quot;, SUM(N19,'_製冰冷藏及凍結概況2(續完)'!N23))" table:style-name="ce14">
            <text:p>57,843.0<text:s/></text:p>
          </table:table-cell>
          <table:table-cell office:value-type="float" office:value="104148.05" table:formula="msoxl:=IF(  SUM(O19,'_製冰冷藏及凍結概況2(續完)'!O23)=0,&quot;-&quot;, SUM(O19,'_製冰冷藏及凍結概況2(續完)'!O23))" table:style-name="ce14">
            <text:p>104,148.1<text:s/></text:p>
          </table:table-cell>
          <table:table-cell office:value-type="float" office:value="179177.24" table:formula="msoxl:=IF(  SUM(P19,'_製冰冷藏及凍結概況2(續完)'!P23)=0,&quot;-&quot;, SUM(P19,'_製冰冷藏及凍結概況2(續完)'!P23))" table:style-name="ce14">
            <text:p>179,177.2<text:s/></text:p>
          </table:table-cell>
          <table:table-cell office:value-type="float" office:value="72867" table:formula="msoxl:=IF(  SUM(Q19,'_製冰冷藏及凍結概況2(續完)'!Q23)=0,&quot;-&quot;, SUM(Q19,'_製冰冷藏及凍結概況2(續完)'!Q23))" table:style-name="ce14">
            <text:p>72,867.0<text:s/></text:p>
          </table:table-cell>
          <table:table-cell office:value-type="float" office:value="29247.5" table:formula="msoxl:=IF(  SUM(R19,'_製冰冷藏及凍結概況2(續完)'!R23)=0,&quot;-&quot;, SUM(R19,'_製冰冷藏及凍結概況2(續完)'!R23))" table:style-name="ce56">
            <text:p>29,247.5<text:s/>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137" table:formula="msoxl:=IF(SUM(C18:C19)=0,&quot;-&quot;,SUM(C18:C19))" table:style-name="ce13">
            <text:p>137</text:p>
          </table:table-cell>
          <table:table-cell office:value-type="float" office:value="2335.4899999999998" table:formula="msoxl:=IF(SUM(D18:D19)=0,&quot;-&quot;,SUM(D18:D19))" table:style-name="ce14">
            <text:p>2,335.5<text:s/></text:p>
          </table:table-cell>
          <table:table-cell office:value-type="float" office:value="694859.9" table:formula="msoxl:=IF(SUM(E18:E19)=0,&quot;-&quot;,SUM(E18:E19))" table:style-name="ce14">
            <text:p>694,859.9<text:s/></text:p>
          </table:table-cell>
          <table:table-cell office:value-type="float" office:value="480291.54000000004" table:formula="msoxl:=IF(SUM(F18:F19)=0,&quot;-&quot;,SUM(F18:F19))" table:style-name="ce14">
            <text:p>480,291.5<text:s/></text:p>
          </table:table-cell>
          <table:table-cell office:value-type="float" office:value="97039" table:formula="msoxl:=IF(SUM(G18:G19)=0,&quot;-&quot;,SUM(G18:G19))" table:style-name="ce14">
            <text:p>97,039.0<text:s/></text:p>
          </table:table-cell>
          <table:table-cell office:value-type="float" office:value="23905" table:formula="msoxl:=IF(SUM(H18:H19)=0,&quot;-&quot;,SUM(H18:H19))" table:style-name="ce14">
            <text:p>23,905.0<text:s/></text:p>
          </table:table-cell>
          <table:table-cell office:value-type="float" office:value="125595.1" table:formula="msoxl:=IF(SUM(I18:I19)=0,&quot;-&quot;,SUM(I18:I19))" table:style-name="ce14">
            <text:p>125,595.1<text:s/></text:p>
          </table:table-cell>
          <table:table-cell office:value-type="float" office:value="63341.8" table:formula="msoxl:=IF(SUM(J18:J19)=0,&quot;-&quot;,SUM(J18:J19))" table:style-name="ce14">
            <text:p>63,341.8<text:s/></text:p>
          </table:table-cell>
          <table:table-cell office:value-type="float" office:value="1641072" table:formula="msoxl:=IF(SUM(K18:K19)=0,&quot;-&quot;,SUM(K18:K19))" table:style-name="ce14">
            <text:p>1,641,072.0<text:s/></text:p>
          </table:table-cell>
          <table:table-cell office:value-type="float" office:value="174167" table:formula="msoxl:=IF(SUM(L18:L19)=0,&quot;-&quot;,SUM(L18:L19))" table:style-name="ce14">
            <text:p>174,167.0<text:s/></text:p>
          </table:table-cell>
          <table:table-cell office:value-type="float" office:value="20197.5" table:formula="msoxl:=IF(SUM(M18:M19)=0,&quot;-&quot;,SUM(M18:M19))" table:style-name="ce14">
            <text:p>20,197.5<text:s/></text:p>
          </table:table-cell>
          <table:table-cell office:value-type="float" office:value="61529.33" table:formula="msoxl:=IF(SUM(N18:N19)=0,&quot;-&quot;,SUM(N18:N19))" table:style-name="ce14">
            <text:p>61,529.3<text:s/></text:p>
          </table:table-cell>
          <table:table-cell office:value-type="float" office:value="104481.05" table:formula="msoxl:=IF(SUM(O18:O19)=0,&quot;-&quot;,SUM(O18:O19))" table:style-name="ce14">
            <text:p>104,481.1<text:s/></text:p>
          </table:table-cell>
          <table:table-cell office:value-type="float" office:value="180805.08" table:formula="msoxl:=IF(SUM(P18:P19)=0,&quot;-&quot;,SUM(P18:P19))" table:style-name="ce14">
            <text:p>180,805.1<text:s/></text:p>
          </table:table-cell>
          <table:table-cell office:value-type="float" office:value="72870" table:formula="msoxl:=IF(SUM(Q18:Q19)=0,&quot;-&quot;,SUM(Q18:Q19))" table:style-name="ce14">
            <text:p>72,870.0<text:s/></text:p>
          </table:table-cell>
          <table:table-cell office:value-type="float" office:value="29711.5" table:formula="msoxl:=IF(SUM(R18:R19)=0,&quot;-&quot;,SUM(R18:R19))" table:style-name="ce56">
            <text:p>29,711.5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臺灣地區</text:p>
          </table:table-cell>
          <table:table-cell office:value-type="string" table:style-name="ce7">
            <text:p>公營 PUB.</text:p>
          </table:table-cell>
          <table:table-cell office:value-type="float" office:value="11" table:formula="msoxl:=IF( SUM(C22,C26,C30,C34,C38,C42,C46,C50) +&#10;        SUM('_製冰冷藏及凍結概況1(續)'!C14,'_製冰冷藏及凍結概況1(續)'!C18,'_製冰冷藏及凍結概況1(續)'!C22,'_製冰冷藏及凍結概況1(續)'!C26,'_製冰冷藏及凍結概況1(續)'!C30,'_製冰冷藏及凍結概況1(續)'!C34,'_製冰冷藏及凍結概況1(續)'!C38,'_製冰冷藏及凍結概況1(續)'!C42,'_製冰冷藏及凍結概況1(續)'!C46,'_製冰冷藏及凍結概況1(續)'!C50) + SUM('_製冰冷藏及凍結概況2(續完)'!C14,'_製冰冷藏及凍結概況2(續完)'!C18)= 0, &quot;-&quot;, SUM(C22,C26,C30,C34,C38,C42,C46,C50) +&#10;        SUM('_製冰冷藏及凍結概況1(續)'!C14,'_製冰冷藏及凍結概況1(續)'!C18,'_製冰冷藏及凍結概況1(續)'!C22,'_製冰冷藏及凍結概況1(續)'!C26,'_製冰冷藏及凍結概況1(續)'!C30,'_製冰冷藏及凍結概況1(續)'!C34,'_製冰冷藏及凍結概況1(續)'!C38,'_製冰冷藏及凍結概況1(續)'!C42,'_製冰冷藏及凍結概況1(續)'!C46,'_製冰冷藏及凍結概況1(續)'!C50) + SUM('_製冰冷藏及凍結概況2(續完)'!C14,'_製冰冷藏及凍結概況2(續完)'!C18))" table:style-name="ce13">
            <text:p>11</text:p>
          </table:table-cell>
          <table:table-cell office:value-type="float" office:value="540.57999999999993" table:formula="msoxl:=IF( SUM(D22,D26,D30,D34,D38,D42,D46,D50) +&#10;        SUM('_製冰冷藏及凍結概況1(續)'!D14,'_製冰冷藏及凍結概況1(續)'!D18,'_製冰冷藏及凍結概況1(續)'!D22,'_製冰冷藏及凍結概況1(續)'!D26,'_製冰冷藏及凍結概況1(續)'!D30,'_製冰冷藏及凍結概況1(續)'!D34,'_製冰冷藏及凍結概況1(續)'!D38,'_製冰冷藏及凍結概況1(續)'!D42,'_製冰冷藏及凍結概況1(續)'!D46,'_製冰冷藏及凍結概況1(續)'!D50) + SUM('_製冰冷藏及凍結概況2(續完)'!D14,'_製冰冷藏及凍結概況2(續完)'!D18)= 0, &quot;-&quot;, SUM(D22,D26,D30,D34,D38,D42,D46,D50) +&#10;        SUM('_製冰冷藏及凍結概況1(續)'!D14,'_製冰冷藏及凍結概況1(續)'!D18,'_製冰冷藏及凍結概況1(續)'!D22,'_製冰冷藏及凍結概況1(續)'!D26,'_製冰冷藏及凍結概況1(續)'!D30,'_製冰冷藏及凍結概況1(續)'!D34,'_製冰冷藏及凍結概況1(續)'!D38,'_製冰冷藏及凍結概況1(續)'!D42,'_製冰冷藏及凍結概況1(續)'!D46,'_製冰冷藏及凍結概況1(續)'!D50) + SUM('_製冰冷藏及凍結概況2(續完)'!D14,'_製冰冷藏及凍結概況2(續完)'!D18))" table:style-name="ce14">
            <text:p>540.6<text:s/></text:p>
          </table:table-cell>
          <table:table-cell office:value-type="float" office:value="240414" table:formula="msoxl:=IF( SUM(E22,E26,E30,E34,E38,E42,E46,E50) +&#10;        SUM('_製冰冷藏及凍結概況1(續)'!E14,'_製冰冷藏及凍結概況1(續)'!E18,'_製冰冷藏及凍結概況1(續)'!E22,'_製冰冷藏及凍結概況1(續)'!E26,'_製冰冷藏及凍結概況1(續)'!E30,'_製冰冷藏及凍結概況1(續)'!E34,'_製冰冷藏及凍結概況1(續)'!E38,'_製冰冷藏及凍結概況1(續)'!E42,'_製冰冷藏及凍結概況1(續)'!E46,'_製冰冷藏及凍結概況1(續)'!E50) + SUM('_製冰冷藏及凍結概況2(續完)'!E14,'_製冰冷藏及凍結概況2(續完)'!E18)= 0, &quot;-&quot;, SUM(E22,E26,E30,E34,E38,E42,E46,E50) +&#10;        SUM('_製冰冷藏及凍結概況1(續)'!E14,'_製冰冷藏及凍結概況1(續)'!E18,'_製冰冷藏及凍結概況1(續)'!E22,'_製冰冷藏及凍結概況1(續)'!E26,'_製冰冷藏及凍結概況1(續)'!E30,'_製冰冷藏及凍結概況1(續)'!E34,'_製冰冷藏及凍結概況1(續)'!E38,'_製冰冷藏及凍結概況1(續)'!E42,'_製冰冷藏及凍結概況1(續)'!E46,'_製冰冷藏及凍結概況1(續)'!E50) + SUM('_製冰冷藏及凍結概況2(續完)'!E14,'_製冰冷藏及凍結概況2(續完)'!E18))" table:style-name="ce14">
            <text:p>240,414.0<text:s/></text:p>
          </table:table-cell>
          <table:table-cell office:value-type="float" office:value="147595.64000000001" table:formula="msoxl:=IF( SUM(F22,F26,F30,F34,F38,F42,F46,F50) +&#10;        SUM('_製冰冷藏及凍結概況1(續)'!F14,'_製冰冷藏及凍結概況1(續)'!F18,'_製冰冷藏及凍結概況1(續)'!F22,'_製冰冷藏及凍結概況1(續)'!F26,'_製冰冷藏及凍結概況1(續)'!F30,'_製冰冷藏及凍結概況1(續)'!F34,'_製冰冷藏及凍結概況1(續)'!F38,'_製冰冷藏及凍結概況1(續)'!F42,'_製冰冷藏及凍結概況1(續)'!F46,'_製冰冷藏及凍結概況1(續)'!F50) + SUM('_製冰冷藏及凍結概況2(續完)'!F14,'_製冰冷藏及凍結概況2(續完)'!F18)= 0, &quot;-&quot;, SUM(F22,F26,F30,F34,F38,F42,F46,F50) +&#10;        SUM('_製冰冷藏及凍結概況1(續)'!F14,'_製冰冷藏及凍結概況1(續)'!F18,'_製冰冷藏及凍結概況1(續)'!F22,'_製冰冷藏及凍結概況1(續)'!F26,'_製冰冷藏及凍結概況1(續)'!F30,'_製冰冷藏及凍結概況1(續)'!F34,'_製冰冷藏及凍結概況1(續)'!F38,'_製冰冷藏及凍結概況1(續)'!F42,'_製冰冷藏及凍結概況1(續)'!F46,'_製冰冷藏及凍結概況1(續)'!F50) + SUM('_製冰冷藏及凍結概況2(續完)'!F14,'_製冰冷藏及凍結概況2(續完)'!F18))" table:style-name="ce14">
            <text:p>147,595.6<text:s/></text:p>
          </table:table-cell>
          <table:table-cell office:value-type="float" office:value="32" table:formula="msoxl:=IF( SUM(G22,G26,G30,G34,G38,G42,G46,G50) +&#10;        SUM('_製冰冷藏及凍結概況1(續)'!G14,'_製冰冷藏及凍結概況1(續)'!G18,'_製冰冷藏及凍結概況1(續)'!G22,'_製冰冷藏及凍結概況1(續)'!G26,'_製冰冷藏及凍結概況1(續)'!G30,'_製冰冷藏及凍結概況1(續)'!G34,'_製冰冷藏及凍結概況1(續)'!G38,'_製冰冷藏及凍結概況1(續)'!G42,'_製冰冷藏及凍結概況1(續)'!G46,'_製冰冷藏及凍結概況1(續)'!G50) + SUM('_製冰冷藏及凍結概況2(續完)'!G14,'_製冰冷藏及凍結概況2(續完)'!G18)= 0, &quot;-&quot;, SUM(G22,G26,G30,G34,G38,G42,G46,G50) +&#10;        SUM('_製冰冷藏及凍結概況1(續)'!G14,'_製冰冷藏及凍結概況1(續)'!G18,'_製冰冷藏及凍結概況1(續)'!G22,'_製冰冷藏及凍結概況1(續)'!G26,'_製冰冷藏及凍結概況1(續)'!G30,'_製冰冷藏及凍結概況1(續)'!G34,'_製冰冷藏及凍結概況1(續)'!G38,'_製冰冷藏及凍結概況1(續)'!G42,'_製冰冷藏及凍結概況1(續)'!G46,'_製冰冷藏及凍結概況1(續)'!G50) + SUM('_製冰冷藏及凍結概況2(續完)'!G14,'_製冰冷藏及凍結概況2(續完)'!G18))" table:style-name="ce14">
            <text:p>32.0<text:s/></text:p>
          </table:table-cell>
          <table:table-cell office:value-type="float" office:value="1102" table:formula="msoxl:=IF( SUM(H22,H26,H30,H34,H38,H42,H46,H50) +&#10;        SUM('_製冰冷藏及凍結概況1(續)'!H14,'_製冰冷藏及凍結概況1(續)'!H18,'_製冰冷藏及凍結概況1(續)'!H22,'_製冰冷藏及凍結概況1(續)'!H26,'_製冰冷藏及凍結概況1(續)'!H30,'_製冰冷藏及凍結概況1(續)'!H34,'_製冰冷藏及凍結概況1(續)'!H38,'_製冰冷藏及凍結概況1(續)'!H42,'_製冰冷藏及凍結概況1(續)'!H46,'_製冰冷藏及凍結概況1(續)'!H50) + SUM('_製冰冷藏及凍結概況2(續完)'!H14,'_製冰冷藏及凍結概況2(續完)'!H18)= 0, &quot;-&quot;, SUM(H22,H26,H30,H34,H38,H42,H46,H50) +&#10;        SUM('_製冰冷藏及凍結概況1(續)'!H14,'_製冰冷藏及凍結概況1(續)'!H18,'_製冰冷藏及凍結概況1(續)'!H22,'_製冰冷藏及凍結概況1(續)'!H26,'_製冰冷藏及凍結概況1(續)'!H30,'_製冰冷藏及凍結概況1(續)'!H34,'_製冰冷藏及凍結概況1(續)'!H38,'_製冰冷藏及凍結概況1(續)'!H42,'_製冰冷藏及凍結概況1(續)'!H46,'_製冰冷藏及凍結概況1(續)'!H50) + SUM('_製冰冷藏及凍結概況2(續完)'!H14,'_製冰冷藏及凍結概況2(續完)'!H18))" table:style-name="ce14">
            <text:p>1,102.0<text:s/></text:p>
          </table:table-cell>
          <table:table-cell office:value-type="float" office:value="4777" table:formula="msoxl:=IF( SUM(I22,I26,I30,I34,I38,I42,I46,I50) +&#10;        SUM('_製冰冷藏及凍結概況1(續)'!I14,'_製冰冷藏及凍結概況1(續)'!I18,'_製冰冷藏及凍結概況1(續)'!I22,'_製冰冷藏及凍結概況1(續)'!I26,'_製冰冷藏及凍結概況1(續)'!I30,'_製冰冷藏及凍結概況1(續)'!I34,'_製冰冷藏及凍結概況1(續)'!I38,'_製冰冷藏及凍結概況1(續)'!I42,'_製冰冷藏及凍結概況1(續)'!I46,'_製冰冷藏及凍結概況1(續)'!I50) + SUM('_製冰冷藏及凍結概況2(續完)'!I14,'_製冰冷藏及凍結概況2(續完)'!I18)= 0, &quot;-&quot;, SUM(I22,I26,I30,I34,I38,I42,I46,I50) +&#10;        SUM('_製冰冷藏及凍結概況1(續)'!I14,'_製冰冷藏及凍結概況1(續)'!I18,'_製冰冷藏及凍結概況1(續)'!I22,'_製冰冷藏及凍結概況1(續)'!I26,'_製冰冷藏及凍結概況1(續)'!I30,'_製冰冷藏及凍結概況1(續)'!I34,'_製冰冷藏及凍結概況1(續)'!I38,'_製冰冷藏及凍結概況1(續)'!I42,'_製冰冷藏及凍結概況1(續)'!I46,'_製冰冷藏及凍結概況1(續)'!I50) + SUM('_製冰冷藏及凍結概況2(續完)'!I14,'_製冰冷藏及凍結概況2(續完)'!I18))" table:style-name="ce14">
            <text:p>4,777.0<text:s/></text:p>
          </table:table-cell>
          <table:table-cell office:value-type="float" office:value="790" table:formula="msoxl:=IF( SUM(J22,J26,J30,J34,J38,J42,J46,J50) +&#10;        SUM('_製冰冷藏及凍結概況1(續)'!J14,'_製冰冷藏及凍結概況1(續)'!J18,'_製冰冷藏及凍結概況1(續)'!J22,'_製冰冷藏及凍結概況1(續)'!J26,'_製冰冷藏及凍結概況1(續)'!J30,'_製冰冷藏及凍結概況1(續)'!J34,'_製冰冷藏及凍結概況1(續)'!J38,'_製冰冷藏及凍結概況1(續)'!J42,'_製冰冷藏及凍結概況1(續)'!J46,'_製冰冷藏及凍結概況1(續)'!J50) + SUM('_製冰冷藏及凍結概況2(續完)'!J14,'_製冰冷藏及凍結概況2(續完)'!J18)= 0, &quot;-&quot;, SUM(J22,J26,J30,J34,J38,J42,J46,J50) +&#10;        SUM('_製冰冷藏及凍結概況1(續)'!J14,'_製冰冷藏及凍結概況1(續)'!J18,'_製冰冷藏及凍結概況1(續)'!J22,'_製冰冷藏及凍結概況1(續)'!J26,'_製冰冷藏及凍結概況1(續)'!J30,'_製冰冷藏及凍結概況1(續)'!J34,'_製冰冷藏及凍結概況1(續)'!J38,'_製冰冷藏及凍結概況1(續)'!J42,'_製冰冷藏及凍結概況1(續)'!J46,'_製冰冷藏及凍結概況1(續)'!J50) + SUM('_製冰冷藏及凍結概況2(續完)'!J14,'_製冰冷藏及凍結概況2(續完)'!J18))" table:style-name="ce14">
            <text:p>790.0<text:s/></text:p>
          </table:table-cell>
          <table:table-cell office:value-type="float" office:value="80" table:formula="msoxl:=IF( SUM(K22,K26,K30,K34,K38,K42,K46,K50) +&#10;        SUM('_製冰冷藏及凍結概況1(續)'!K14,'_製冰冷藏及凍結概況1(續)'!K18,'_製冰冷藏及凍結概況1(續)'!K22,'_製冰冷藏及凍結概況1(續)'!K26,'_製冰冷藏及凍結概況1(續)'!K30,'_製冰冷藏及凍結概況1(續)'!K34,'_製冰冷藏及凍結概況1(續)'!K38,'_製冰冷藏及凍結概況1(續)'!K42,'_製冰冷藏及凍結概況1(續)'!K46,'_製冰冷藏及凍結概況1(續)'!K50) + SUM('_製冰冷藏及凍結概況2(續完)'!K14,'_製冰冷藏及凍結概況2(續完)'!K18)= 0, &quot;-&quot;, SUM(K22,K26,K30,K34,K38,K42,K46,K50) +&#10;        SUM('_製冰冷藏及凍結概況1(續)'!K14,'_製冰冷藏及凍結概況1(續)'!K18,'_製冰冷藏及凍結概況1(續)'!K22,'_製冰冷藏及凍結概況1(續)'!K26,'_製冰冷藏及凍結概況1(續)'!K30,'_製冰冷藏及凍結概況1(續)'!K34,'_製冰冷藏及凍結概況1(續)'!K38,'_製冰冷藏及凍結概況1(續)'!K42,'_製冰冷藏及凍結概況1(續)'!K46,'_製冰冷藏及凍結概況1(續)'!K50) + SUM('_製冰冷藏及凍結概況2(續完)'!K14,'_製冰冷藏及凍結概況2(續完)'!K18))" table:style-name="ce14">
            <text:p>80.0<text:s/></text:p>
          </table:table-cell>
          <table:table-cell office:value-type="string" office:string-value="-" table:formula="msoxl:=IF( SUM(L22,L26,L30,L34,L38,L42,L46,L50) +&#10;        SUM('_製冰冷藏及凍結概況1(續)'!L14,'_製冰冷藏及凍結概況1(續)'!L18,'_製冰冷藏及凍結概況1(續)'!L22,'_製冰冷藏及凍結概況1(續)'!L26,'_製冰冷藏及凍結概況1(續)'!L30,'_製冰冷藏及凍結概況1(續)'!L34,'_製冰冷藏及凍結概況1(續)'!L38,'_製冰冷藏及凍結概況1(續)'!L42,'_製冰冷藏及凍結概況1(續)'!L46,'_製冰冷藏及凍結概況1(續)'!L50) + SUM('_製冰冷藏及凍結概況2(續完)'!L14,'_製冰冷藏及凍結概況2(續完)'!L18)= 0, &quot;-&quot;, SUM(L22,L26,L30,L34,L38,L42,L46,L50) +&#10;        SUM('_製冰冷藏及凍結概況1(續)'!L14,'_製冰冷藏及凍結概況1(續)'!L18,'_製冰冷藏及凍結概況1(續)'!L22,'_製冰冷藏及凍結概況1(續)'!L26,'_製冰冷藏及凍結概況1(續)'!L30,'_製冰冷藏及凍結概況1(續)'!L34,'_製冰冷藏及凍結概況1(續)'!L38,'_製冰冷藏及凍結概況1(續)'!L42,'_製冰冷藏及凍結概況1(續)'!L46,'_製冰冷藏及凍結概況1(續)'!L50) + SUM('_製冰冷藏及凍結概況2(續完)'!L14,'_製冰冷藏及凍結概況2(續完)'!L18))" table:style-name="ce14">
            <text:p>-</text:p>
          </table:table-cell>
          <table:table-cell office:value-type="float" office:value="772" table:formula="msoxl:=IF( SUM(M22,M26,M30,M34,M38,M42,M46,M50) +&#10;        SUM('_製冰冷藏及凍結概況1(續)'!M14,'_製冰冷藏及凍結概況1(續)'!M18,'_製冰冷藏及凍結概況1(續)'!M22,'_製冰冷藏及凍結概況1(續)'!M26,'_製冰冷藏及凍結概況1(續)'!M30,'_製冰冷藏及凍結概況1(續)'!M34,'_製冰冷藏及凍結概況1(續)'!M38,'_製冰冷藏及凍結概況1(續)'!M42,'_製冰冷藏及凍結概況1(續)'!M46,'_製冰冷藏及凍結概況1(續)'!M50) + SUM('_製冰冷藏及凍結概況2(續完)'!M14,'_製冰冷藏及凍結概況2(續完)'!M18)= 0, &quot;-&quot;, SUM(M22,M26,M30,M34,M38,M42,M46,M50) +&#10;        SUM('_製冰冷藏及凍結概況1(續)'!M14,'_製冰冷藏及凍結概況1(續)'!M18,'_製冰冷藏及凍結概況1(續)'!M22,'_製冰冷藏及凍結概況1(續)'!M26,'_製冰冷藏及凍結概況1(續)'!M30,'_製冰冷藏及凍結概況1(續)'!M34,'_製冰冷藏及凍結概況1(續)'!M38,'_製冰冷藏及凍結概況1(續)'!M42,'_製冰冷藏及凍結概況1(續)'!M46,'_製冰冷藏及凍結概況1(續)'!M50) + SUM('_製冰冷藏及凍結概況2(續完)'!M14,'_製冰冷藏及凍結概況2(續完)'!M18))" table:style-name="ce14">
            <text:p>772.0<text:s/></text:p>
          </table:table-cell>
          <table:table-cell office:value-type="float" office:value="3686.3" table:formula="msoxl:=IF( SUM(N22,N26,N30,N34,N38,N42,N46,N50) +&#10;        SUM('_製冰冷藏及凍結概況1(續)'!N14,'_製冰冷藏及凍結概況1(續)'!N18,'_製冰冷藏及凍結概況1(續)'!N22,'_製冰冷藏及凍結概況1(續)'!N26,'_製冰冷藏及凍結概況1(續)'!N30,'_製冰冷藏及凍結概況1(續)'!N34,'_製冰冷藏及凍結概況1(續)'!N38,'_製冰冷藏及凍結概況1(續)'!N42,'_製冰冷藏及凍結概況1(續)'!N46,'_製冰冷藏及凍結概況1(續)'!N50) + SUM('_製冰冷藏及凍結概況2(續完)'!N14,'_製冰冷藏及凍結概況2(續完)'!N18)= 0, &quot;-&quot;, SUM(N22,N26,N30,N34,N38,N42,N46,N50) +&#10;        SUM('_製冰冷藏及凍結概況1(續)'!N14,'_製冰冷藏及凍結概況1(續)'!N18,'_製冰冷藏及凍結概況1(續)'!N22,'_製冰冷藏及凍結概況1(續)'!N26,'_製冰冷藏及凍結概況1(續)'!N30,'_製冰冷藏及凍結概況1(續)'!N34,'_製冰冷藏及凍結概況1(續)'!N38,'_製冰冷藏及凍結概況1(續)'!N42,'_製冰冷藏及凍結概況1(續)'!N46,'_製冰冷藏及凍結概況1(續)'!N50) + SUM('_製冰冷藏及凍結概況2(續完)'!N14,'_製冰冷藏及凍結概況2(續完)'!N18))" table:style-name="ce14">
            <text:p>3,686.3<text:s/></text:p>
          </table:table-cell>
          <table:table-cell office:value-type="float" office:value="333" table:formula="msoxl:=IF( SUM(O22,O26,O30,O34,O38,O42,O46,O50) +&#10;        SUM('_製冰冷藏及凍結概況1(續)'!O14,'_製冰冷藏及凍結概況1(續)'!O18,'_製冰冷藏及凍結概況1(續)'!O22,'_製冰冷藏及凍結概況1(續)'!O26,'_製冰冷藏及凍結概況1(續)'!O30,'_製冰冷藏及凍結概況1(續)'!O34,'_製冰冷藏及凍結概況1(續)'!O38,'_製冰冷藏及凍結概況1(續)'!O42,'_製冰冷藏及凍結概況1(續)'!O46,'_製冰冷藏及凍結概況1(續)'!O50) + SUM('_製冰冷藏及凍結概況2(續完)'!O14,'_製冰冷藏及凍結概況2(續完)'!O18)= 0, &quot;-&quot;, SUM(O22,O26,O30,O34,O38,O42,O46,O50) +&#10;        SUM('_製冰冷藏及凍結概況1(續)'!O14,'_製冰冷藏及凍結概況1(續)'!O18,'_製冰冷藏及凍結概況1(續)'!O22,'_製冰冷藏及凍結概況1(續)'!O26,'_製冰冷藏及凍結概況1(續)'!O30,'_製冰冷藏及凍結概況1(續)'!O34,'_製冰冷藏及凍結概況1(續)'!O38,'_製冰冷藏及凍結概況1(續)'!O42,'_製冰冷藏及凍結概況1(續)'!O46,'_製冰冷藏及凍結概況1(續)'!O50) + SUM('_製冰冷藏及凍結概況2(續完)'!O14,'_製冰冷藏及凍結概況2(續完)'!O18))" table:style-name="ce14">
            <text:p>333.0<text:s/></text:p>
          </table:table-cell>
          <table:table-cell office:value-type="float" office:value="1627.84" table:formula="msoxl:=IF( SUM(P22,P26,P30,P34,P38,P42,P46,P50) +&#10;        SUM('_製冰冷藏及凍結概況1(續)'!P14,'_製冰冷藏及凍結概況1(續)'!P18,'_製冰冷藏及凍結概況1(續)'!P22,'_製冰冷藏及凍結概況1(續)'!P26,'_製冰冷藏及凍結概況1(續)'!P30,'_製冰冷藏及凍結概況1(續)'!P34,'_製冰冷藏及凍結概況1(續)'!P38,'_製冰冷藏及凍結概況1(續)'!P42,'_製冰冷藏及凍結概況1(續)'!P46,'_製冰冷藏及凍結概況1(續)'!P50) + SUM('_製冰冷藏及凍結概況2(續完)'!P14,'_製冰冷藏及凍結概況2(續完)'!P18)= 0, &quot;-&quot;, SUM(P22,P26,P30,P34,P38,P42,P46,P50) +&#10;        SUM('_製冰冷藏及凍結概況1(續)'!P14,'_製冰冷藏及凍結概況1(續)'!P18,'_製冰冷藏及凍結概況1(續)'!P22,'_製冰冷藏及凍結概況1(續)'!P26,'_製冰冷藏及凍結概況1(續)'!P30,'_製冰冷藏及凍結概況1(續)'!P34,'_製冰冷藏及凍結概況1(續)'!P38,'_製冰冷藏及凍結概況1(續)'!P42,'_製冰冷藏及凍結概況1(續)'!P46,'_製冰冷藏及凍結概況1(續)'!P50) + SUM('_製冰冷藏及凍結概況2(續完)'!P14,'_製冰冷藏及凍結概況2(續完)'!P18))" table:style-name="ce14">
            <text:p>1,627.8<text:s/></text:p>
          </table:table-cell>
          <table:table-cell office:value-type="float" office:value="3" table:formula="msoxl:=IF( SUM(Q22,Q26,Q30,Q34,Q38,Q42,Q46,Q50) +&#10;        SUM('_製冰冷藏及凍結概況1(續)'!Q14,'_製冰冷藏及凍結概況1(續)'!Q18,'_製冰冷藏及凍結概況1(續)'!Q22,'_製冰冷藏及凍結概況1(續)'!Q26,'_製冰冷藏及凍結概況1(續)'!Q30,'_製冰冷藏及凍結概況1(續)'!Q34,'_製冰冷藏及凍結概況1(續)'!Q38,'_製冰冷藏及凍結概況1(續)'!Q42,'_製冰冷藏及凍結概況1(續)'!Q46,'_製冰冷藏及凍結概況1(續)'!Q50) + SUM('_製冰冷藏及凍結概況2(續完)'!Q14,'_製冰冷藏及凍結概況2(續完)'!Q18)= 0, &quot;-&quot;, SUM(Q22,Q26,Q30,Q34,Q38,Q42,Q46,Q50) +&#10;        SUM('_製冰冷藏及凍結概況1(續)'!Q14,'_製冰冷藏及凍結概況1(續)'!Q18,'_製冰冷藏及凍結概況1(續)'!Q22,'_製冰冷藏及凍結概況1(續)'!Q26,'_製冰冷藏及凍結概況1(續)'!Q30,'_製冰冷藏及凍結概況1(續)'!Q34,'_製冰冷藏及凍結概況1(續)'!Q38,'_製冰冷藏及凍結概況1(續)'!Q42,'_製冰冷藏及凍結概況1(續)'!Q46,'_製冰冷藏及凍結概況1(續)'!Q50) + SUM('_製冰冷藏及凍結概況2(續完)'!Q14,'_製冰冷藏及凍結概況2(續完)'!Q18))" table:style-name="ce14">
            <text:p>3.0<text:s/></text:p>
          </table:table-cell>
          <table:table-cell office:value-type="float" office:value="464" table:formula="msoxl:=IF( SUM(R22,R26,R30,R34,R38,R42,R46,R50) +&#10;        SUM('_製冰冷藏及凍結概況1(續)'!R14,'_製冰冷藏及凍結概況1(續)'!R18,'_製冰冷藏及凍結概況1(續)'!R22,'_製冰冷藏及凍結概況1(續)'!R26,'_製冰冷藏及凍結概況1(續)'!R30,'_製冰冷藏及凍結概況1(續)'!R34,'_製冰冷藏及凍結概況1(續)'!R38,'_製冰冷藏及凍結概況1(續)'!R42,'_製冰冷藏及凍結概況1(續)'!R46,'_製冰冷藏及凍結概況1(續)'!R50) + SUM('_製冰冷藏及凍結概況2(續完)'!R14,'_製冰冷藏及凍結概況2(續完)'!R18)= 0, &quot;-&quot;, SUM(R22,R26,R30,R34,R38,R42,R46,R50) +&#10;        SUM('_製冰冷藏及凍結概況1(續)'!R14,'_製冰冷藏及凍結概況1(續)'!R18,'_製冰冷藏及凍結概況1(續)'!R22,'_製冰冷藏及凍結概況1(續)'!R26,'_製冰冷藏及凍結概況1(續)'!R30,'_製冰冷藏及凍結概況1(續)'!R34,'_製冰冷藏及凍結概況1(續)'!R38,'_製冰冷藏及凍結概況1(續)'!R42,'_製冰冷藏及凍結概況1(續)'!R46,'_製冰冷藏及凍結概況1(續)'!R50) + SUM('_製冰冷藏及凍結概況2(續完)'!R14,'_製冰冷藏及凍結概況2(續完)'!R18))" table:style-name="ce56">
            <text:p>464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TAIWAN AREA</text:p>
          </table:table-cell>
          <table:table-cell office:value-type="string" table:style-name="ce7">
            <text:p>民營 <text:s/>RPI.</text:p>
          </table:table-cell>
          <table:table-cell office:value-type="float" office:value="126" table:formula="msoxl:=IF( SUM(C23,C27,C31,C35,C39,C43,C47,C51) +&#10;        SUM('_製冰冷藏及凍結概況1(續)'!C15,'_製冰冷藏及凍結概況1(續)'!C19,'_製冰冷藏及凍結概況1(續)'!C23,'_製冰冷藏及凍結概況1(續)'!C27,'_製冰冷藏及凍結概況1(續)'!C31,'_製冰冷藏及凍結概況1(續)'!C35,'_製冰冷藏及凍結概況1(續)'!C39,'_製冰冷藏及凍結概況1(續)'!C43,'_製冰冷藏及凍結概況1(續)'!C47,'_製冰冷藏及凍結概況1(續)'!C51) + SUM('_製冰冷藏及凍結概況2(續完)'!C15,'_製冰冷藏及凍結概況2(續完)'!C19)= 0, &quot;-&quot;, SUM(C23,C27,C31,C35,C39,C43,C47,C51) +&#10;        SUM('_製冰冷藏及凍結概況1(續)'!C15,'_製冰冷藏及凍結概況1(續)'!C19,'_製冰冷藏及凍結概況1(續)'!C23,'_製冰冷藏及凍結概況1(續)'!C27,'_製冰冷藏及凍結概況1(續)'!C31,'_製冰冷藏及凍結概況1(續)'!C35,'_製冰冷藏及凍結概況1(續)'!C39,'_製冰冷藏及凍結概況1(續)'!C43,'_製冰冷藏及凍結概況1(續)'!C47,'_製冰冷藏及凍結概況1(續)'!C51) + SUM('_製冰冷藏及凍結概況2(續完)'!C15,'_製冰冷藏及凍結概況2(續完)'!C19))" table:style-name="ce13">
            <text:p>126</text:p>
          </table:table-cell>
          <table:table-cell office:value-type="float" office:value="1794.9099999999999" table:formula="msoxl:=IF( SUM(D23,D27,D31,D35,D39,D43,D47,D51) +&#10;        SUM('_製冰冷藏及凍結概況1(續)'!D15,'_製冰冷藏及凍結概況1(續)'!D19,'_製冰冷藏及凍結概況1(續)'!D23,'_製冰冷藏及凍結概況1(續)'!D27,'_製冰冷藏及凍結概況1(續)'!D31,'_製冰冷藏及凍結概況1(續)'!D35,'_製冰冷藏及凍結概況1(續)'!D39,'_製冰冷藏及凍結概況1(續)'!D43,'_製冰冷藏及凍結概況1(續)'!D47,'_製冰冷藏及凍結概況1(續)'!D51) + SUM('_製冰冷藏及凍結概況2(續完)'!D15,'_製冰冷藏及凍結概況2(續完)'!D19)= 0, &quot;-&quot;, SUM(D23,D27,D31,D35,D39,D43,D47,D51) +&#10;        SUM('_製冰冷藏及凍結概況1(續)'!D15,'_製冰冷藏及凍結概況1(續)'!D19,'_製冰冷藏及凍結概況1(續)'!D23,'_製冰冷藏及凍結概況1(續)'!D27,'_製冰冷藏及凍結概況1(續)'!D31,'_製冰冷藏及凍結概況1(續)'!D35,'_製冰冷藏及凍結概況1(續)'!D39,'_製冰冷藏及凍結概況1(續)'!D43,'_製冰冷藏及凍結概況1(續)'!D47,'_製冰冷藏及凍結概況1(續)'!D51) + SUM('_製冰冷藏及凍結概況2(續完)'!D15,'_製冰冷藏及凍結概況2(續完)'!D19))" table:style-name="ce14">
            <text:p>1,794.9<text:s/></text:p>
          </table:table-cell>
          <table:table-cell office:value-type="float" office:value="454445.9" table:formula="msoxl:=IF( SUM(E23,E27,E31,E35,E39,E43,E47,E51) +&#10;        SUM('_製冰冷藏及凍結概況1(續)'!E15,'_製冰冷藏及凍結概況1(續)'!E19,'_製冰冷藏及凍結概況1(續)'!E23,'_製冰冷藏及凍結概況1(續)'!E27,'_製冰冷藏及凍結概況1(續)'!E31,'_製冰冷藏及凍結概況1(續)'!E35,'_製冰冷藏及凍結概況1(續)'!E39,'_製冰冷藏及凍結概況1(續)'!E43,'_製冰冷藏及凍結概況1(續)'!E47,'_製冰冷藏及凍結概況1(續)'!E51) + SUM('_製冰冷藏及凍結概況2(續完)'!E15,'_製冰冷藏及凍結概況2(續完)'!E19)= 0, &quot;-&quot;, SUM(E23,E27,E31,E35,E39,E43,E47,E51) +&#10;        SUM('_製冰冷藏及凍結概況1(續)'!E15,'_製冰冷藏及凍結概況1(續)'!E19,'_製冰冷藏及凍結概況1(續)'!E23,'_製冰冷藏及凍結概況1(續)'!E27,'_製冰冷藏及凍結概況1(續)'!E31,'_製冰冷藏及凍結概況1(續)'!E35,'_製冰冷藏及凍結概況1(續)'!E39,'_製冰冷藏及凍結概況1(續)'!E43,'_製冰冷藏及凍結概況1(續)'!E47,'_製冰冷藏及凍結概況1(續)'!E51) + SUM('_製冰冷藏及凍結概況2(續完)'!E15,'_製冰冷藏及凍結概況2(續完)'!E19))" table:style-name="ce14">
            <text:p>454,445.9<text:s/></text:p>
          </table:table-cell>
          <table:table-cell office:value-type="float" office:value="332695.90000000002" table:formula="msoxl:=IF( SUM(F23,F27,F31,F35,F39,F43,F47,F51) +&#10;        SUM('_製冰冷藏及凍結概況1(續)'!F15,'_製冰冷藏及凍結概況1(續)'!F19,'_製冰冷藏及凍結概況1(續)'!F23,'_製冰冷藏及凍結概況1(續)'!F27,'_製冰冷藏及凍結概況1(續)'!F31,'_製冰冷藏及凍結概況1(續)'!F35,'_製冰冷藏及凍結概況1(續)'!F39,'_製冰冷藏及凍結概況1(續)'!F43,'_製冰冷藏及凍結概況1(續)'!F47,'_製冰冷藏及凍結概況1(續)'!F51) + SUM('_製冰冷藏及凍結概況2(續完)'!F15,'_製冰冷藏及凍結概況2(續完)'!F19)= 0, &quot;-&quot;, SUM(F23,F27,F31,F35,F39,F43,F47,F51) +&#10;        SUM('_製冰冷藏及凍結概況1(續)'!F15,'_製冰冷藏及凍結概況1(續)'!F19,'_製冰冷藏及凍結概況1(續)'!F23,'_製冰冷藏及凍結概況1(續)'!F27,'_製冰冷藏及凍結概況1(續)'!F31,'_製冰冷藏及凍結概況1(續)'!F35,'_製冰冷藏及凍結概況1(續)'!F39,'_製冰冷藏及凍結概況1(續)'!F43,'_製冰冷藏及凍結概況1(續)'!F47,'_製冰冷藏及凍結概況1(續)'!F51) + SUM('_製冰冷藏及凍結概況2(續完)'!F15,'_製冰冷藏及凍結概況2(續完)'!F19))" table:style-name="ce14">
            <text:p>332,695.9<text:s/></text:p>
          </table:table-cell>
          <table:table-cell office:value-type="float" office:value="97007" table:formula="msoxl:=IF( SUM(G23,G27,G31,G35,G39,G43,G47,G51) +&#10;        SUM('_製冰冷藏及凍結概況1(續)'!G15,'_製冰冷藏及凍結概況1(續)'!G19,'_製冰冷藏及凍結概況1(續)'!G23,'_製冰冷藏及凍結概況1(續)'!G27,'_製冰冷藏及凍結概況1(續)'!G31,'_製冰冷藏及凍結概況1(續)'!G35,'_製冰冷藏及凍結概況1(續)'!G39,'_製冰冷藏及凍結概況1(續)'!G43,'_製冰冷藏及凍結概況1(續)'!G47,'_製冰冷藏及凍結概況1(續)'!G51) + SUM('_製冰冷藏及凍結概況2(續完)'!G15,'_製冰冷藏及凍結概況2(續完)'!G19)= 0, &quot;-&quot;, SUM(G23,G27,G31,G35,G39,G43,G47,G51) +&#10;        SUM('_製冰冷藏及凍結概況1(續)'!G15,'_製冰冷藏及凍結概況1(續)'!G19,'_製冰冷藏及凍結概況1(續)'!G23,'_製冰冷藏及凍結概況1(續)'!G27,'_製冰冷藏及凍結概況1(續)'!G31,'_製冰冷藏及凍結概況1(續)'!G35,'_製冰冷藏及凍結概況1(續)'!G39,'_製冰冷藏及凍結概況1(續)'!G43,'_製冰冷藏及凍結概況1(續)'!G47,'_製冰冷藏及凍結概況1(續)'!G51) + SUM('_製冰冷藏及凍結概況2(續完)'!G15,'_製冰冷藏及凍結概況2(續完)'!G19))" table:style-name="ce14">
            <text:p>97,007.0<text:s/></text:p>
          </table:table-cell>
          <table:table-cell office:value-type="float" office:value="22803" table:formula="msoxl:=IF( SUM(H23,H27,H31,H35,H39,H43,H47,H51) +&#10;        SUM('_製冰冷藏及凍結概況1(續)'!H15,'_製冰冷藏及凍結概況1(續)'!H19,'_製冰冷藏及凍結概況1(續)'!H23,'_製冰冷藏及凍結概況1(續)'!H27,'_製冰冷藏及凍結概況1(續)'!H31,'_製冰冷藏及凍結概況1(續)'!H35,'_製冰冷藏及凍結概況1(續)'!H39,'_製冰冷藏及凍結概況1(續)'!H43,'_製冰冷藏及凍結概況1(續)'!H47,'_製冰冷藏及凍結概況1(續)'!H51) + SUM('_製冰冷藏及凍結概況2(續完)'!H15,'_製冰冷藏及凍結概況2(續完)'!H19)= 0, &quot;-&quot;, SUM(H23,H27,H31,H35,H39,H43,H47,H51) +&#10;        SUM('_製冰冷藏及凍結概況1(續)'!H15,'_製冰冷藏及凍結概況1(續)'!H19,'_製冰冷藏及凍結概況1(續)'!H23,'_製冰冷藏及凍結概況1(續)'!H27,'_製冰冷藏及凍結概況1(續)'!H31,'_製冰冷藏及凍結概況1(續)'!H35,'_製冰冷藏及凍結概況1(續)'!H39,'_製冰冷藏及凍結概況1(續)'!H43,'_製冰冷藏及凍結概況1(續)'!H47,'_製冰冷藏及凍結概況1(續)'!H51) + SUM('_製冰冷藏及凍結概況2(續完)'!H15,'_製冰冷藏及凍結概況2(續完)'!H19))" table:style-name="ce14">
            <text:p>22,803.0<text:s/></text:p>
          </table:table-cell>
          <table:table-cell office:value-type="float" office:value="120818.1" table:formula="msoxl:=IF( SUM(I23,I27,I31,I35,I39,I43,I47,I51) +&#10;        SUM('_製冰冷藏及凍結概況1(續)'!I15,'_製冰冷藏及凍結概況1(續)'!I19,'_製冰冷藏及凍結概況1(續)'!I23,'_製冰冷藏及凍結概況1(續)'!I27,'_製冰冷藏及凍結概況1(續)'!I31,'_製冰冷藏及凍結概況1(續)'!I35,'_製冰冷藏及凍結概況1(續)'!I39,'_製冰冷藏及凍結概況1(續)'!I43,'_製冰冷藏及凍結概況1(續)'!I47,'_製冰冷藏及凍結概況1(續)'!I51) + SUM('_製冰冷藏及凍結概況2(續完)'!I15,'_製冰冷藏及凍結概況2(續完)'!I19)= 0, &quot;-&quot;, SUM(I23,I27,I31,I35,I39,I43,I47,I51) +&#10;        SUM('_製冰冷藏及凍結概況1(續)'!I15,'_製冰冷藏及凍結概況1(續)'!I19,'_製冰冷藏及凍結概況1(續)'!I23,'_製冰冷藏及凍結概況1(續)'!I27,'_製冰冷藏及凍結概況1(續)'!I31,'_製冰冷藏及凍結概況1(續)'!I35,'_製冰冷藏及凍結概況1(續)'!I39,'_製冰冷藏及凍結概況1(續)'!I43,'_製冰冷藏及凍結概況1(續)'!I47,'_製冰冷藏及凍結概況1(續)'!I51) + SUM('_製冰冷藏及凍結概況2(續完)'!I15,'_製冰冷藏及凍結概況2(續完)'!I19))" table:style-name="ce14">
            <text:p>120,818.1<text:s/></text:p>
          </table:table-cell>
          <table:table-cell office:value-type="float" office:value="62551.8" table:formula="msoxl:=IF( SUM(J23,J27,J31,J35,J39,J43,J47,J51) +&#10;        SUM('_製冰冷藏及凍結概況1(續)'!J15,'_製冰冷藏及凍結概況1(續)'!J19,'_製冰冷藏及凍結概況1(續)'!J23,'_製冰冷藏及凍結概況1(續)'!J27,'_製冰冷藏及凍結概況1(續)'!J31,'_製冰冷藏及凍結概況1(續)'!J35,'_製冰冷藏及凍結概況1(續)'!J39,'_製冰冷藏及凍結概況1(續)'!J43,'_製冰冷藏及凍結概況1(續)'!J47,'_製冰冷藏及凍結概況1(續)'!J51) + SUM('_製冰冷藏及凍結概況2(續完)'!J15,'_製冰冷藏及凍結概況2(續完)'!J19)= 0, &quot;-&quot;, SUM(J23,J27,J31,J35,J39,J43,J47,J51) +&#10;        SUM('_製冰冷藏及凍結概況1(續)'!J15,'_製冰冷藏及凍結概況1(續)'!J19,'_製冰冷藏及凍結概況1(續)'!J23,'_製冰冷藏及凍結概況1(續)'!J27,'_製冰冷藏及凍結概況1(續)'!J31,'_製冰冷藏及凍結概況1(續)'!J35,'_製冰冷藏及凍結概況1(續)'!J39,'_製冰冷藏及凍結概況1(續)'!J43,'_製冰冷藏及凍結概況1(續)'!J47,'_製冰冷藏及凍結概況1(續)'!J51) + SUM('_製冰冷藏及凍結概況2(續完)'!J15,'_製冰冷藏及凍結概況2(續完)'!J19))" table:style-name="ce14">
            <text:p>62,551.8<text:s/></text:p>
          </table:table-cell>
          <table:table-cell office:value-type="float" office:value="1640992" table:formula="msoxl:=IF( SUM(K23,K27,K31,K35,K39,K43,K47,K51) +&#10;        SUM('_製冰冷藏及凍結概況1(續)'!K15,'_製冰冷藏及凍結概況1(續)'!K19,'_製冰冷藏及凍結概況1(續)'!K23,'_製冰冷藏及凍結概況1(續)'!K27,'_製冰冷藏及凍結概況1(續)'!K31,'_製冰冷藏及凍結概況1(續)'!K35,'_製冰冷藏及凍結概況1(續)'!K39,'_製冰冷藏及凍結概況1(續)'!K43,'_製冰冷藏及凍結概況1(續)'!K47,'_製冰冷藏及凍結概況1(續)'!K51) + SUM('_製冰冷藏及凍結概況2(續完)'!K15,'_製冰冷藏及凍結概況2(續完)'!K19)= 0, &quot;-&quot;, SUM(K23,K27,K31,K35,K39,K43,K47,K51) +&#10;        SUM('_製冰冷藏及凍結概況1(續)'!K15,'_製冰冷藏及凍結概況1(續)'!K19,'_製冰冷藏及凍結概況1(續)'!K23,'_製冰冷藏及凍結概況1(續)'!K27,'_製冰冷藏及凍結概況1(續)'!K31,'_製冰冷藏及凍結概況1(續)'!K35,'_製冰冷藏及凍結概況1(續)'!K39,'_製冰冷藏及凍結概況1(續)'!K43,'_製冰冷藏及凍結概況1(續)'!K47,'_製冰冷藏及凍結概況1(續)'!K51) + SUM('_製冰冷藏及凍結概況2(續完)'!K15,'_製冰冷藏及凍結概況2(續完)'!K19))" table:style-name="ce14">
            <text:p>1,640,992.0<text:s/></text:p>
          </table:table-cell>
          <table:table-cell office:value-type="float" office:value="174167" table:formula="msoxl:=IF( SUM(L23,L27,L31,L35,L39,L43,L47,L51) +&#10;        SUM('_製冰冷藏及凍結概況1(續)'!L15,'_製冰冷藏及凍結概況1(續)'!L19,'_製冰冷藏及凍結概況1(續)'!L23,'_製冰冷藏及凍結概況1(續)'!L27,'_製冰冷藏及凍結概況1(續)'!L31,'_製冰冷藏及凍結概況1(續)'!L35,'_製冰冷藏及凍結概況1(續)'!L39,'_製冰冷藏及凍結概況1(續)'!L43,'_製冰冷藏及凍結概況1(續)'!L47,'_製冰冷藏及凍結概況1(續)'!L51) + SUM('_製冰冷藏及凍結概況2(續完)'!L15,'_製冰冷藏及凍結概況2(續完)'!L19)= 0, &quot;-&quot;, SUM(L23,L27,L31,L35,L39,L43,L47,L51) +&#10;        SUM('_製冰冷藏及凍結概況1(續)'!L15,'_製冰冷藏及凍結概況1(續)'!L19,'_製冰冷藏及凍結概況1(續)'!L23,'_製冰冷藏及凍結概況1(續)'!L27,'_製冰冷藏及凍結概況1(續)'!L31,'_製冰冷藏及凍結概況1(續)'!L35,'_製冰冷藏及凍結概況1(續)'!L39,'_製冰冷藏及凍結概況1(續)'!L43,'_製冰冷藏及凍結概況1(續)'!L47,'_製冰冷藏及凍結概況1(續)'!L51) + SUM('_製冰冷藏及凍結概況2(續完)'!L15,'_製冰冷藏及凍結概況2(續完)'!L19))" table:style-name="ce14">
            <text:p>174,167.0<text:s/></text:p>
          </table:table-cell>
          <table:table-cell office:value-type="float" office:value="19425.5" table:formula="msoxl:=IF( SUM(M23,M27,M31,M35,M39,M43,M47,M51) +&#10;        SUM('_製冰冷藏及凍結概況1(續)'!M15,'_製冰冷藏及凍結概況1(續)'!M19,'_製冰冷藏及凍結概況1(續)'!M23,'_製冰冷藏及凍結概況1(續)'!M27,'_製冰冷藏及凍結概況1(續)'!M31,'_製冰冷藏及凍結概況1(續)'!M35,'_製冰冷藏及凍結概況1(續)'!M39,'_製冰冷藏及凍結概況1(續)'!M43,'_製冰冷藏及凍結概況1(續)'!M47,'_製冰冷藏及凍結概況1(續)'!M51) + SUM('_製冰冷藏及凍結概況2(續完)'!M15,'_製冰冷藏及凍結概況2(續完)'!M19)= 0, &quot;-&quot;, SUM(M23,M27,M31,M35,M39,M43,M47,M51) +&#10;        SUM('_製冰冷藏及凍結概況1(續)'!M15,'_製冰冷藏及凍結概況1(續)'!M19,'_製冰冷藏及凍結概況1(續)'!M23,'_製冰冷藏及凍結概況1(續)'!M27,'_製冰冷藏及凍結概況1(續)'!M31,'_製冰冷藏及凍結概況1(續)'!M35,'_製冰冷藏及凍結概況1(續)'!M39,'_製冰冷藏及凍結概況1(續)'!M43,'_製冰冷藏及凍結概況1(續)'!M47,'_製冰冷藏及凍結概況1(續)'!M51) + SUM('_製冰冷藏及凍結概況2(續完)'!M15,'_製冰冷藏及凍結概況2(續完)'!M19))" table:style-name="ce14">
            <text:p>19,425.5<text:s/></text:p>
          </table:table-cell>
          <table:table-cell office:value-type="float" office:value="57843.03" table:formula="msoxl:=IF( SUM(N23,N27,N31,N35,N39,N43,N47,N51) +&#10;        SUM('_製冰冷藏及凍結概況1(續)'!N15,'_製冰冷藏及凍結概況1(續)'!N19,'_製冰冷藏及凍結概況1(續)'!N23,'_製冰冷藏及凍結概況1(續)'!N27,'_製冰冷藏及凍結概況1(續)'!N31,'_製冰冷藏及凍結概況1(續)'!N35,'_製冰冷藏及凍結概況1(續)'!N39,'_製冰冷藏及凍結概況1(續)'!N43,'_製冰冷藏及凍結概況1(續)'!N47,'_製冰冷藏及凍結概況1(續)'!N51) + SUM('_製冰冷藏及凍結概況2(續完)'!N15,'_製冰冷藏及凍結概況2(續完)'!N19)= 0, &quot;-&quot;, SUM(N23,N27,N31,N35,N39,N43,N47,N51) +&#10;        SUM('_製冰冷藏及凍結概況1(續)'!N15,'_製冰冷藏及凍結概況1(續)'!N19,'_製冰冷藏及凍結概況1(續)'!N23,'_製冰冷藏及凍結概況1(續)'!N27,'_製冰冷藏及凍結概況1(續)'!N31,'_製冰冷藏及凍結概況1(續)'!N35,'_製冰冷藏及凍結概況1(續)'!N39,'_製冰冷藏及凍結概況1(續)'!N43,'_製冰冷藏及凍結概況1(續)'!N47,'_製冰冷藏及凍結概況1(續)'!N51) + SUM('_製冰冷藏及凍結概況2(續完)'!N15,'_製冰冷藏及凍結概況2(續完)'!N19))" table:style-name="ce14">
            <text:p>57,843.0<text:s/></text:p>
          </table:table-cell>
          <table:table-cell office:value-type="float" office:value="104148.05" table:formula="msoxl:=IF( SUM(O23,O27,O31,O35,O39,O43,O47,O51) +&#10;        SUM('_製冰冷藏及凍結概況1(續)'!O15,'_製冰冷藏及凍結概況1(續)'!O19,'_製冰冷藏及凍結概況1(續)'!O23,'_製冰冷藏及凍結概況1(續)'!O27,'_製冰冷藏及凍結概況1(續)'!O31,'_製冰冷藏及凍結概況1(續)'!O35,'_製冰冷藏及凍結概況1(續)'!O39,'_製冰冷藏及凍結概況1(續)'!O43,'_製冰冷藏及凍結概況1(續)'!O47,'_製冰冷藏及凍結概況1(續)'!O51) + SUM('_製冰冷藏及凍結概況2(續完)'!O15,'_製冰冷藏及凍結概況2(續完)'!O19)= 0, &quot;-&quot;, SUM(O23,O27,O31,O35,O39,O43,O47,O51) +&#10;        SUM('_製冰冷藏及凍結概況1(續)'!O15,'_製冰冷藏及凍結概況1(續)'!O19,'_製冰冷藏及凍結概況1(續)'!O23,'_製冰冷藏及凍結概況1(續)'!O27,'_製冰冷藏及凍結概況1(續)'!O31,'_製冰冷藏及凍結概況1(續)'!O35,'_製冰冷藏及凍結概況1(續)'!O39,'_製冰冷藏及凍結概況1(續)'!O43,'_製冰冷藏及凍結概況1(續)'!O47,'_製冰冷藏及凍結概況1(續)'!O51) + SUM('_製冰冷藏及凍結概況2(續完)'!O15,'_製冰冷藏及凍結概況2(續完)'!O19))" table:style-name="ce14">
            <text:p>104,148.1<text:s/></text:p>
          </table:table-cell>
          <table:table-cell office:value-type="float" office:value="179177.24" table:formula="msoxl:=IF( SUM(P23,P27,P31,P35,P39,P43,P47,P51) +&#10;        SUM('_製冰冷藏及凍結概況1(續)'!P15,'_製冰冷藏及凍結概況1(續)'!P19,'_製冰冷藏及凍結概況1(續)'!P23,'_製冰冷藏及凍結概況1(續)'!P27,'_製冰冷藏及凍結概況1(續)'!P31,'_製冰冷藏及凍結概況1(續)'!P35,'_製冰冷藏及凍結概況1(續)'!P39,'_製冰冷藏及凍結概況1(續)'!P43,'_製冰冷藏及凍結概況1(續)'!P47,'_製冰冷藏及凍結概況1(續)'!P51) + SUM('_製冰冷藏及凍結概況2(續完)'!P15,'_製冰冷藏及凍結概況2(續完)'!P19)= 0, &quot;-&quot;, SUM(P23,P27,P31,P35,P39,P43,P47,P51) +&#10;        SUM('_製冰冷藏及凍結概況1(續)'!P15,'_製冰冷藏及凍結概況1(續)'!P19,'_製冰冷藏及凍結概況1(續)'!P23,'_製冰冷藏及凍結概況1(續)'!P27,'_製冰冷藏及凍結概況1(續)'!P31,'_製冰冷藏及凍結概況1(續)'!P35,'_製冰冷藏及凍結概況1(續)'!P39,'_製冰冷藏及凍結概況1(續)'!P43,'_製冰冷藏及凍結概況1(續)'!P47,'_製冰冷藏及凍結概況1(續)'!P51) + SUM('_製冰冷藏及凍結概況2(續完)'!P15,'_製冰冷藏及凍結概況2(續完)'!P19))" table:style-name="ce14">
            <text:p>179,177.2<text:s/></text:p>
          </table:table-cell>
          <table:table-cell office:value-type="float" office:value="72867" table:formula="msoxl:=IF( SUM(Q23,Q27,Q31,Q35,Q39,Q43,Q47,Q51) +&#10;        SUM('_製冰冷藏及凍結概況1(續)'!Q15,'_製冰冷藏及凍結概況1(續)'!Q19,'_製冰冷藏及凍結概況1(續)'!Q23,'_製冰冷藏及凍結概況1(續)'!Q27,'_製冰冷藏及凍結概況1(續)'!Q31,'_製冰冷藏及凍結概況1(續)'!Q35,'_製冰冷藏及凍結概況1(續)'!Q39,'_製冰冷藏及凍結概況1(續)'!Q43,'_製冰冷藏及凍結概況1(續)'!Q47,'_製冰冷藏及凍結概況1(續)'!Q51) + SUM('_製冰冷藏及凍結概況2(續完)'!Q15,'_製冰冷藏及凍結概況2(續完)'!Q19)= 0, &quot;-&quot;, SUM(Q23,Q27,Q31,Q35,Q39,Q43,Q47,Q51) +&#10;        SUM('_製冰冷藏及凍結概況1(續)'!Q15,'_製冰冷藏及凍結概況1(續)'!Q19,'_製冰冷藏及凍結概況1(續)'!Q23,'_製冰冷藏及凍結概況1(續)'!Q27,'_製冰冷藏及凍結概況1(續)'!Q31,'_製冰冷藏及凍結概況1(續)'!Q35,'_製冰冷藏及凍結概況1(續)'!Q39,'_製冰冷藏及凍結概況1(續)'!Q43,'_製冰冷藏及凍結概況1(續)'!Q47,'_製冰冷藏及凍結概況1(續)'!Q51) + SUM('_製冰冷藏及凍結概況2(續完)'!Q15,'_製冰冷藏及凍結概況2(續完)'!Q19))" table:style-name="ce14">
            <text:p>72,867.0<text:s/></text:p>
          </table:table-cell>
          <table:table-cell office:value-type="float" office:value="29247.5" table:formula="msoxl:=IF( SUM(R23,R27,R31,R35,R39,R43,R47,R51) +&#10;        SUM('_製冰冷藏及凍結概況1(續)'!R15,'_製冰冷藏及凍結概況1(續)'!R19,'_製冰冷藏及凍結概況1(續)'!R23,'_製冰冷藏及凍結概況1(續)'!R27,'_製冰冷藏及凍結概況1(續)'!R31,'_製冰冷藏及凍結概況1(續)'!R35,'_製冰冷藏及凍結概況1(續)'!R39,'_製冰冷藏及凍結概況1(續)'!R43,'_製冰冷藏及凍結概況1(續)'!R47,'_製冰冷藏及凍結概況1(續)'!R51) + SUM('_製冰冷藏及凍結概況2(續完)'!R15,'_製冰冷藏及凍結概況2(續完)'!R19)= 0, &quot;-&quot;, SUM(R23,R27,R31,R35,R39,R43,R47,R51) +&#10;        SUM('_製冰冷藏及凍結概況1(續)'!R15,'_製冰冷藏及凍結概況1(續)'!R19,'_製冰冷藏及凍結概況1(續)'!R23,'_製冰冷藏及凍結概況1(續)'!R27,'_製冰冷藏及凍結概況1(續)'!R31,'_製冰冷藏及凍結概況1(續)'!R35,'_製冰冷藏及凍結概況1(續)'!R39,'_製冰冷藏及凍結概況1(續)'!R43,'_製冰冷藏及凍結概況1(續)'!R47,'_製冰冷藏及凍結概況1(續)'!R51) + SUM('_製冰冷藏及凍結概況2(續完)'!R15,'_製冰冷藏及凍結概況2(續完)'!R19))" table:style-name="ce56">
            <text:p>29,247.5<text:s/>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2" table:formula="msoxl:=IF(SUM(C22:C23)=0,&quot;-&quot;,SUM(C22:C23))" table:style-name="ce13">
            <text:p>2</text:p>
          </table:table-cell>
          <table:table-cell office:value-type="float" office:value="420" table:formula="msoxl:=IF(SUM(D22:D23)=0,&quot;-&quot;,SUM(D22:D23))" table:style-name="ce14">
            <text:p>420.0<text:s/></text:p>
          </table:table-cell>
          <table:table-cell office:value-type="float" office:value="102500" table:formula="msoxl:=IF(SUM(E22:E23)=0,&quot;-&quot;,SUM(E22:E23))" table:style-name="ce14">
            <text:p>102,500.0<text:s/></text:p>
          </table:table-cell>
          <table:table-cell office:value-type="float" office:value="102500" table:formula="msoxl:=IF(SUM(F22:F23)=0,&quot;-&quot;,SUM(F22:F23))" table:style-name="ce14">
            <text:p>102,500.0<text:s/></text:p>
          </table:table-cell>
          <table:table-cell office:value-type="string" office:string-value="-" table:formula="msoxl:=IF(SUM(G22:G23)=0,&quot;-&quot;,SUM(G22:G23))" table:style-name="ce14">
            <text:p>-</text:p>
          </table:table-cell>
          <table:table-cell office:value-type="float" office:value="160" table:formula="msoxl:=IF(SUM(H22:H23)=0,&quot;-&quot;,SUM(H22:H23))" table:style-name="ce14">
            <text:p>160.0<text:s/></text:p>
          </table:table-cell>
          <table:table-cell office:value-type="float" office:value="1938" table:formula="msoxl:=IF(SUM(I22:I23)=0,&quot;-&quot;,SUM(I22:I23))" table:style-name="ce14">
            <text:p>1,938.0<text:s/></text:p>
          </table:table-cell>
          <table:table-cell office:value-type="float" office:value="179" table:formula="msoxl:=IF(SUM(J22:J23)=0,&quot;-&quot;,SUM(J22:J23))" table:style-name="ce14">
            <text:p>179.0<text:s/></text:p>
          </table:table-cell>
          <table:table-cell office:value-type="float" office:value="179" table:formula="msoxl:=IF(SUM(K22:K23)=0,&quot;-&quot;,SUM(K22:K23))" table:style-name="ce14">
            <text:p>179.0<text:s/></text:p>
          </table:table-cell>
          <table:table-cell office:value-type="string" office:string-value="-" table:formula="msoxl:=IF(SUM(L22:L23)=0,&quot;-&quot;,SUM(L22:L23))" table:style-name="ce14">
            <text:p>-</text:p>
          </table:table-cell>
          <table:table-cell office:value-type="float" office:value="90" table:formula="msoxl:=IF(SUM(M22:M23)=0,&quot;-&quot;,SUM(M22:M23))" table:style-name="ce14">
            <text:p>90.0<text:s/></text:p>
          </table:table-cell>
          <table:table-cell office:value-type="float" office:value="45" table:formula="msoxl:=IF(SUM(N22:N23)=0,&quot;-&quot;,SUM(N22:N23))" table:style-name="ce14">
            <text:p>45.0<text:s/></text:p>
          </table:table-cell>
          <table:table-cell office:value-type="float" office:value="150" table:formula="msoxl:=IF(SUM(O22:O23)=0,&quot;-&quot;,SUM(O22:O23))" table:style-name="ce14">
            <text:p>150.0<text:s/></text:p>
          </table:table-cell>
          <table:table-cell office:value-type="float" office:value="8960" table:formula="msoxl:=IF(SUM(P22:P23)=0,&quot;-&quot;,SUM(P22:P23))" table:style-name="ce14">
            <text:p>8,960.0<text:s/></text:p>
          </table:table-cell>
          <table:table-cell office:value-type="string" office:string-value="-" table:formula="msoxl:=IF(SUM(Q22:Q23)=0,&quot;-&quot;,SUM(Q22:Q23))" table:style-name="ce14">
            <text:p>-</text:p>
          </table:table-cell>
          <table:table-cell office:value-type="float" office:value="5" table:formula="msoxl:=IF(SUM(R22:R23)=0,&quot;-&quot;,SUM(R22:R23))" table:style-name="ce56">
            <text:p>5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新北市</text:p>
          </table:table-cell>
          <table:table-cell office:value-type="string" table:style-name="ce7">
            <text:p>公營 PUB.</text:p>
          </table:table-cell>
          <table:table-cell office:value-type="float" office:value="1" table:style-name="ce13">
            <text:p>1</text:p>
          </table:table-cell>
          <table:table-cell office:value-type="float" office:value="284" table:style-name="ce14">
            <text:p>284.0<text:s/></text:p>
          </table:table-cell>
          <table:table-cell office:value-type="float" office:value="80000" table:style-name="ce14">
            <text:p>80,000.0<text:s/></text:p>
          </table:table-cell>
          <table:table-cell office:value-type="float" office:value="80000" table:style-name="ce14">
            <text:p>80,000.0<text:s/></text:p>
          </table:table-cell>
          <table:table-cell office:value-type="string" table:style-name="ce14">
            <text:p>-</text:p>
          </table:table-cell>
          <table:table-cell office:value-type="float" office:value="100" table:style-name="ce14">
            <text:p>100.0<text:s/></text:p>
          </table:table-cell>
          <table:table-cell office:value-type="float" office:value="1860" table:style-name="ce14">
            <text:p>1,860.0<text:s/>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float" office:value="75" table:style-name="ce14">
            <text:p>75.0<text:s/>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NEW TAIPEI CITY</text:p>
          </table:table-cell>
          <table:table-cell office:value-type="string" table:style-name="ce7">
            <text:p>民營 <text:s/>RPI.</text:p>
          </table:table-cell>
          <table:table-cell office:value-type="float" office:value="1" table:style-name="ce13">
            <text:p>1</text:p>
          </table:table-cell>
          <table:table-cell office:value-type="float" office:value="136" table:style-name="ce14">
            <text:p>136.0<text:s/></text:p>
          </table:table-cell>
          <table:table-cell office:value-type="float" office:value="22500" table:style-name="ce14">
            <text:p>22,500.0<text:s/></text:p>
          </table:table-cell>
          <table:table-cell office:value-type="float" office:value="22500" table:style-name="ce14">
            <text:p>22,500.0<text:s/></text:p>
          </table:table-cell>
          <table:table-cell office:value-type="string" table:style-name="ce14">
            <text:p>-</text:p>
          </table:table-cell>
          <table:table-cell office:value-type="float" office:value="60" table:style-name="ce14">
            <text:p>60.0<text:s/></text:p>
          </table:table-cell>
          <table:table-cell office:value-type="float" office:value="78" table:style-name="ce14">
            <text:p>78.0<text:s/></text:p>
          </table:table-cell>
          <table:table-cell office:value-type="float" office:value="179" table:style-name="ce14">
            <text:p>179.0<text:s/></text:p>
          </table:table-cell>
          <table:table-cell office:value-type="float" office:value="179" table:style-name="ce14">
            <text:p>179.0<text:s/></text:p>
          </table:table-cell>
          <table:table-cell office:value-type="string" table:style-name="ce14">
            <text:p>-</text:p>
          </table:table-cell>
          <table:table-cell office:value-type="float" office:value="15" table:style-name="ce14">
            <text:p>15.0<text:s/></text:p>
          </table:table-cell>
          <table:table-cell office:value-type="float" office:value="45" table:style-name="ce14">
            <text:p>45.0<text:s/></text:p>
          </table:table-cell>
          <table:table-cell office:value-type="float" office:value="150" table:style-name="ce14">
            <text:p>150.0<text:s/></text:p>
          </table:table-cell>
          <table:table-cell office:value-type="float" office:value="8960" table:style-name="ce14">
            <text:p>8,960.0<text:s/></text:p>
          </table:table-cell>
          <table:table-cell office:value-type="string" table:style-name="ce14">
            <text:p>-</text:p>
          </table:table-cell>
          <table:table-cell office:value-type="float" office:value="5" table:style-name="ce56">
            <text:p>5.0<text:s/>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string" office:string-value="-" table:formula="msoxl:=IF(SUM(C26:C27)=0,&quot;-&quot;,SUM(C26:C27))" table:style-name="ce13">
            <text:p>-</text:p>
          </table:table-cell>
          <table:table-cell office:value-type="string" office:string-value="-" table:formula="msoxl:=IF(SUM(D26:D27)=0,&quot;-&quot;,SUM(D26:D27))" table:style-name="ce14">
            <text:p>-</text:p>
          </table:table-cell>
          <table:table-cell office:value-type="string" office:string-value="-" table:formula="msoxl:=IF(SUM(E26:E27)=0,&quot;-&quot;,SUM(E26:E27))" table:style-name="ce14">
            <text:p>-</text:p>
          </table:table-cell>
          <table:table-cell office:value-type="string" office:string-value="-" table:formula="msoxl:=IF(SUM(F26:F27)=0,&quot;-&quot;,SUM(F26:F27))" table:style-name="ce14">
            <text:p>-</text:p>
          </table:table-cell>
          <table:table-cell office:value-type="string" office:string-value="-" table:formula="msoxl:=IF(SUM(G26:G27)=0,&quot;-&quot;,SUM(G26:G27))" table:style-name="ce14">
            <text:p>-</text:p>
          </table:table-cell>
          <table:table-cell office:value-type="string" office:string-value="-" table:formula="msoxl:=IF(SUM(H26:H27)=0,&quot;-&quot;,SUM(H26:H27))" table:style-name="ce14">
            <text:p>-</text:p>
          </table:table-cell>
          <table:table-cell office:value-type="string" office:string-value="-" table:formula="msoxl:=IF(SUM(I26:I27)=0,&quot;-&quot;,SUM(I26:I27))" table:style-name="ce14">
            <text:p>-</text:p>
          </table:table-cell>
          <table:table-cell office:value-type="string" office:string-value="-" table:formula="msoxl:=IF(SUM(J26:J27)=0,&quot;-&quot;,SUM(J26:J27))" table:style-name="ce14">
            <text:p>-</text:p>
          </table:table-cell>
          <table:table-cell office:value-type="string" office:string-value="-" table:formula="msoxl:=IF(SUM(K26:K27)=0,&quot;-&quot;,SUM(K26:K27))" table:style-name="ce14">
            <text:p>-</text:p>
          </table:table-cell>
          <table:table-cell office:value-type="string" office:string-value="-" table:formula="msoxl:=IF(SUM(L26:L27)=0,&quot;-&quot;,SUM(L26:L27))" table:style-name="ce14">
            <text:p>-</text:p>
          </table:table-cell>
          <table:table-cell office:value-type="string" office:string-value="-" table:formula="msoxl:=IF(SUM(M26:M27)=0,&quot;-&quot;,SUM(M26:M27))" table:style-name="ce14">
            <text:p>-</text:p>
          </table:table-cell>
          <table:table-cell office:value-type="string" office:string-value="-" table:formula="msoxl:=IF(SUM(N26:N27)=0,&quot;-&quot;,SUM(N26:N27))" table:style-name="ce14">
            <text:p>-</text:p>
          </table:table-cell>
          <table:table-cell office:value-type="string" office:string-value="-" table:formula="msoxl:=IF(SUM(O26:O27)=0,&quot;-&quot;,SUM(O26:O27))" table:style-name="ce14">
            <text:p>-</text:p>
          </table:table-cell>
          <table:table-cell office:value-type="string" office:string-value="-" table:formula="msoxl:=IF(SUM(P26:P27)=0,&quot;-&quot;,SUM(P26:P27))" table:style-name="ce14">
            <text:p>-</text:p>
          </table:table-cell>
          <table:table-cell office:value-type="string" office:string-value="-" table:formula="msoxl:=IF(SUM(Q26:Q27)=0,&quot;-&quot;,SUM(Q26:Q27))" table:style-name="ce14">
            <text:p>-</text:p>
          </table:table-cell>
          <table:table-cell office:value-type="string" office:string-value="-" table:formula="msoxl:=IF(SUM(R26:R27)=0,&quot;-&quot;,SUM(R26:R27))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臺北市</text:p>
          </table:table-cell>
          <table:table-cell office:value-type="string" table:style-name="ce7">
            <text:p>公營 PUB.</text:p>
          </table:table-cell>
          <table:table-cell office:value-type="string" table:style-name="ce13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58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TAIPEI CITY</text:p>
          </table:table-cell>
          <table:table-cell office:value-type="string" table:style-name="ce7">
            <text:p>民營 <text:s/>RPI.</text:p>
          </table:table-cell>
          <table:table-cell office:value-type="string" table:style-name="ce13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58">
            <text:p>-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9"/>
          <table:table-cell office:value-type="string" table:style-name="ce7">
            <text:p>合計 TOT.</text:p>
          </table:table-cell>
          <table:table-cell office:value-type="float" office:value="3" table:formula="msoxl:=IF(SUM(C30:C31)=0,&quot;-&quot;,SUM(C30:C31))" table:style-name="ce13">
            <text:p>3</text:p>
          </table:table-cell>
          <table:table-cell office:value-type="float" office:value="30" table:formula="msoxl:=IF(SUM(D30:D31)=0,&quot;-&quot;,SUM(D30:D31))" table:style-name="ce14">
            <text:p>30.0<text:s/></text:p>
          </table:table-cell>
          <table:table-cell office:value-type="float" office:value="1400" table:formula="msoxl:=IF(SUM(E30:E31)=0,&quot;-&quot;,SUM(E30:E31))" table:style-name="ce14">
            <text:p>1,400.0<text:s/></text:p>
          </table:table-cell>
          <table:table-cell office:value-type="float" office:value="800" table:formula="msoxl:=IF(SUM(F30:F31)=0,&quot;-&quot;,SUM(F30:F31))" table:style-name="ce14">
            <text:p>800.0<text:s/></text:p>
          </table:table-cell>
          <table:table-cell office:value-type="float" office:value="180" table:formula="msoxl:=IF(SUM(G30:G31)=0,&quot;-&quot;,SUM(G30:G31))" table:style-name="ce14">
            <text:p>180.0<text:s/></text:p>
          </table:table-cell>
          <table:table-cell office:value-type="float" office:value="2270" table:formula="msoxl:=IF(SUM(H30:H31)=0,&quot;-&quot;,SUM(H30:H31))" table:style-name="ce14">
            <text:p>2,270.0<text:s/></text:p>
          </table:table-cell>
          <table:table-cell office:value-type="float" office:value="286" table:formula="msoxl:=IF(SUM(I30:I31)=0,&quot;-&quot;,SUM(I30:I31))" table:style-name="ce14">
            <text:p>286.0<text:s/></text:p>
          </table:table-cell>
          <table:table-cell office:value-type="float" office:value="2280" table:formula="msoxl:=IF(SUM(J30:J31)=0,&quot;-&quot;,SUM(J30:J31))" table:style-name="ce14">
            <text:p>2,280.0<text:s/></text:p>
          </table:table-cell>
          <table:table-cell office:value-type="float" office:value="1500" table:formula="msoxl:=IF(SUM(K30:K31)=0,&quot;-&quot;,SUM(K30:K31))" table:style-name="ce14">
            <text:p>1,500.0<text:s/></text:p>
          </table:table-cell>
          <table:table-cell office:value-type="float" office:value="520" table:formula="msoxl:=IF(SUM(L30:L31)=0,&quot;-&quot;,SUM(L30:L31))" table:style-name="ce14">
            <text:p>520.0<text:s/></text:p>
          </table:table-cell>
          <table:table-cell office:value-type="float" office:value="25" table:formula="msoxl:=IF(SUM(M30:M31)=0,&quot;-&quot;,SUM(M30:M31))" table:style-name="ce14">
            <text:p>25.0<text:s/></text:p>
          </table:table-cell>
          <table:table-cell office:value-type="float" office:value="35" table:formula="msoxl:=IF(SUM(N30:N31)=0,&quot;-&quot;,SUM(N30:N31))" table:style-name="ce14">
            <text:p>35.0<text:s/></text:p>
          </table:table-cell>
          <table:table-cell office:value-type="float" office:value="8" table:formula="msoxl:=IF(SUM(O30:O31)=0,&quot;-&quot;,SUM(O30:O31))" table:style-name="ce14">
            <text:p>8.0<text:s/></text:p>
          </table:table-cell>
          <table:table-cell office:value-type="float" office:value="300" table:formula="msoxl:=IF(SUM(P30:P31)=0,&quot;-&quot;,SUM(P30:P31))" table:style-name="ce14">
            <text:p>300.0<text:s/></text:p>
          </table:table-cell>
          <table:table-cell office:value-type="float" office:value="200" table:formula="msoxl:=IF(SUM(Q30:Q31)=0,&quot;-&quot;,SUM(Q30:Q31))" table:style-name="ce14">
            <text:p>200.0<text:s/></text:p>
          </table:table-cell>
          <table:table-cell office:value-type="float" office:value="5" table:formula="msoxl:=IF(SUM(R30:R31)=0,&quot;-&quot;,SUM(R30:R31))" table:style-name="ce56">
            <text:p>5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桃園市</text:p>
          </table:table-cell>
          <table:table-cell office:value-type="string" table:style-name="ce7">
            <text:p>公營 PUB.</text:p>
          </table:table-cell>
          <table:table-cell office:value-type="string" table:style-name="ce13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58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TAOYUAN CITY</text:p>
          </table:table-cell>
          <table:table-cell office:value-type="string" table:style-name="ce7">
            <text:p>民營 <text:s/>RPI.</text:p>
          </table:table-cell>
          <table:table-cell office:value-type="float" office:value="3" table:style-name="ce13">
            <text:p>3</text:p>
          </table:table-cell>
          <table:table-cell office:value-type="float" office:value="30" table:style-name="ce14">
            <text:p>30.0<text:s/></text:p>
          </table:table-cell>
          <table:table-cell office:value-type="float" office:value="1400" table:style-name="ce14">
            <text:p>1,400.0<text:s/></text:p>
          </table:table-cell>
          <table:table-cell office:value-type="float" office:value="800" table:style-name="ce14">
            <text:p>800.0<text:s/></text:p>
          </table:table-cell>
          <table:table-cell office:value-type="float" office:value="180" table:style-name="ce14">
            <text:p>180.0<text:s/></text:p>
          </table:table-cell>
          <table:table-cell office:value-type="float" office:value="2270" table:style-name="ce14">
            <text:p>2,270.0<text:s/></text:p>
          </table:table-cell>
          <table:table-cell office:value-type="float" office:value="286" table:style-name="ce14">
            <text:p>286.0<text:s/></text:p>
          </table:table-cell>
          <table:table-cell office:value-type="float" office:value="2280" table:style-name="ce14">
            <text:p>2,280.0<text:s/></text:p>
          </table:table-cell>
          <table:table-cell office:value-type="float" office:value="1500" table:style-name="ce14">
            <text:p>1,500.0<text:s/></text:p>
          </table:table-cell>
          <table:table-cell office:value-type="float" office:value="520" table:style-name="ce14">
            <text:p>520.0<text:s/></text:p>
          </table:table-cell>
          <table:table-cell office:value-type="float" office:value="25" table:style-name="ce14">
            <text:p>25.0<text:s/></text:p>
          </table:table-cell>
          <table:table-cell office:value-type="float" office:value="35" table:style-name="ce14">
            <text:p>35.0<text:s/></text:p>
          </table:table-cell>
          <table:table-cell office:value-type="float" office:value="8" table:style-name="ce14">
            <text:p>8.0<text:s/></text:p>
          </table:table-cell>
          <table:table-cell office:value-type="float" office:value="300" table:style-name="ce14">
            <text:p>300.0<text:s/></text:p>
          </table:table-cell>
          <table:table-cell office:value-type="float" office:value="200" table:style-name="ce14">
            <text:p>200.0<text:s/></text:p>
          </table:table-cell>
          <table:table-cell office:value-type="float" office:value="5" table:style-name="ce56">
            <text:p>5.0<text:s/>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8" table:formula="msoxl:=IF(SUM(C34:C35)=0,&quot;-&quot;,SUM(C34:C35))" table:style-name="ce13">
            <text:p>8</text:p>
          </table:table-cell>
          <table:table-cell office:value-type="float" office:value="45" table:formula="msoxl:=IF(SUM(D34:D35)=0,&quot;-&quot;,SUM(D34:D35))" table:style-name="ce14">
            <text:p>45.0<text:s/></text:p>
          </table:table-cell>
          <table:table-cell office:value-type="float" office:value="14500" table:formula="msoxl:=IF(SUM(E34:E35)=0,&quot;-&quot;,SUM(E34:E35))" table:style-name="ce14">
            <text:p>14,500.0<text:s/></text:p>
          </table:table-cell>
          <table:table-cell office:value-type="float" office:value="12000" table:formula="msoxl:=IF(SUM(F34:F35)=0,&quot;-&quot;,SUM(F34:F35))" table:style-name="ce14">
            <text:p>12,000.0<text:s/></text:p>
          </table:table-cell>
          <table:table-cell office:value-type="float" office:value="1500" table:formula="msoxl:=IF(SUM(G34:G35)=0,&quot;-&quot;,SUM(G34:G35))" table:style-name="ce14">
            <text:p>1,500.0<text:s/></text:p>
          </table:table-cell>
          <table:table-cell office:value-type="float" office:value="295" table:formula="msoxl:=IF(SUM(H34:H35)=0,&quot;-&quot;,SUM(H34:H35))" table:style-name="ce14">
            <text:p>295.0<text:s/></text:p>
          </table:table-cell>
          <table:table-cell office:value-type="float" office:value="32267" table:formula="msoxl:=IF(SUM(I34:I35)=0,&quot;-&quot;,SUM(I34:I35))" table:style-name="ce14">
            <text:p>32,267.0<text:s/></text:p>
          </table:table-cell>
          <table:table-cell office:value-type="float" office:value="28995" table:formula="msoxl:=IF(SUM(J34:J35)=0,&quot;-&quot;,SUM(J34:J35))" table:style-name="ce14">
            <text:p>28,995.0<text:s/></text:p>
          </table:table-cell>
          <table:table-cell office:value-type="string" office:string-value="-" table:formula="msoxl:=IF(SUM(K34:K35)=0,&quot;-&quot;,SUM(K34:K35))" table:style-name="ce14">
            <text:p>-</text:p>
          </table:table-cell>
          <table:table-cell office:value-type="float" office:value="29972" table:formula="msoxl:=IF(SUM(L34:L35)=0,&quot;-&quot;,SUM(L34:L35))" table:style-name="ce14">
            <text:p>29,972.0<text:s/></text:p>
          </table:table-cell>
          <table:table-cell office:value-type="float" office:value="453" table:formula="msoxl:=IF(SUM(M34:M35)=0,&quot;-&quot;,SUM(M34:M35))" table:style-name="ce14">
            <text:p>453.0<text:s/></text:p>
          </table:table-cell>
          <table:table-cell office:value-type="float" office:value="242.56" table:formula="msoxl:=IF(SUM(N34:N35)=0,&quot;-&quot;,SUM(N34:N35))" table:style-name="ce14">
            <text:p>242.6<text:s/></text:p>
          </table:table-cell>
          <table:table-cell office:value-type="float" office:value="8.3000000000000007" table:formula="msoxl:=IF(SUM(O34:O35)=0,&quot;-&quot;,SUM(O34:O35))" table:style-name="ce14">
            <text:p>8.3<text:s/></text:p>
          </table:table-cell>
          <table:table-cell office:value-type="float" office:value="1204.5" table:formula="msoxl:=IF(SUM(P34:P35)=0,&quot;-&quot;,SUM(P34:P35))" table:style-name="ce14">
            <text:p>1,204.5<text:s/></text:p>
          </table:table-cell>
          <table:table-cell office:value-type="string" office:string-value="-" table:formula="msoxl:=IF(SUM(Q34:Q35)=0,&quot;-&quot;,SUM(Q34:Q35))" table:style-name="ce14">
            <text:p>-</text:p>
          </table:table-cell>
          <table:table-cell office:value-type="float" office:value="133" table:formula="msoxl:=IF(SUM(R34:R35)=0,&quot;-&quot;,SUM(R34:R35))" table:style-name="ce56">
            <text:p>133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臺中市</text:p>
          </table:table-cell>
          <table:table-cell office:value-type="string" table:style-name="ce7">
            <text:p>公營 PUB.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TAICHUNG CITY</text:p>
          </table:table-cell>
          <table:table-cell office:value-type="string" table:style-name="ce7">
            <text:p>民營 <text:s/>RPI.</text:p>
          </table:table-cell>
          <table:table-cell office:value-type="float" office:value="8" table:style-name="ce13">
            <text:p>8</text:p>
          </table:table-cell>
          <table:table-cell office:value-type="float" office:value="45" table:style-name="ce14">
            <text:p>45.0<text:s/></text:p>
          </table:table-cell>
          <table:table-cell office:value-type="float" office:value="14500" table:style-name="ce14">
            <text:p>14,500.0<text:s/></text:p>
          </table:table-cell>
          <table:table-cell office:value-type="float" office:value="12000" table:style-name="ce14">
            <text:p>12,000.0<text:s/></text:p>
          </table:table-cell>
          <table:table-cell office:value-type="float" office:value="1500" table:style-name="ce14">
            <text:p>1,500.0<text:s/></text:p>
          </table:table-cell>
          <table:table-cell office:value-type="float" office:value="295" table:style-name="ce14">
            <text:p>295.0<text:s/></text:p>
          </table:table-cell>
          <table:table-cell office:value-type="float" office:value="32267" table:style-name="ce14">
            <text:p>32,267.0<text:s/></text:p>
          </table:table-cell>
          <table:table-cell office:value-type="float" office:value="28995" table:style-name="ce14">
            <text:p>28,995.0<text:s/></text:p>
          </table:table-cell>
          <table:table-cell office:value-type="string" table:style-name="ce14">
            <text:p>-</text:p>
          </table:table-cell>
          <table:table-cell office:value-type="float" office:value="29972" table:style-name="ce14">
            <text:p>29,972.0<text:s/></text:p>
          </table:table-cell>
          <table:table-cell office:value-type="float" office:value="453" table:style-name="ce14">
            <text:p>453.0<text:s/></text:p>
          </table:table-cell>
          <table:table-cell office:value-type="float" office:value="242.56" table:style-name="ce14">
            <text:p>242.6<text:s/></text:p>
          </table:table-cell>
          <table:table-cell office:value-type="float" office:value="8.3000000000000007" table:style-name="ce14">
            <text:p>8.3<text:s/></text:p>
          </table:table-cell>
          <table:table-cell office:value-type="float" office:value="1204.5" table:style-name="ce14">
            <text:p>1,204.5<text:s/></text:p>
          </table:table-cell>
          <table:table-cell office:value-type="string" table:style-name="ce14">
            <text:p>-</text:p>
          </table:table-cell>
          <table:table-cell office:value-type="float" office:value="133" table:style-name="ce56">
            <text:p>133.0<text:s/>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12" table:formula="msoxl:=IF(SUM(C38:C39)=0,&quot;-&quot;,SUM(C38:C39))" table:style-name="ce13">
            <text:p>12</text:p>
          </table:table-cell>
          <table:table-cell office:value-type="float" office:value="182" table:formula="msoxl:=IF(SUM(D38:D39)=0,&quot;-&quot;,SUM(D38:D39))" table:style-name="ce14">
            <text:p>182.0<text:s/></text:p>
          </table:table-cell>
          <table:table-cell office:value-type="float" office:value="31260" table:formula="msoxl:=IF(SUM(E38:E39)=0,&quot;-&quot;,SUM(E38:E39))" table:style-name="ce14">
            <text:p>31,260.0<text:s/></text:p>
          </table:table-cell>
          <table:table-cell office:value-type="float" office:value="29350" table:formula="msoxl:=IF(SUM(F38:F39)=0,&quot;-&quot;,SUM(F38:F39))" table:style-name="ce14">
            <text:p>29,350.0<text:s/></text:p>
          </table:table-cell>
          <table:table-cell office:value-type="float" office:value="1110" table:formula="msoxl:=IF(SUM(G38:G39)=0,&quot;-&quot;,SUM(G38:G39))" table:style-name="ce14">
            <text:p>1,110.0<text:s/></text:p>
          </table:table-cell>
          <table:table-cell office:value-type="float" office:value="1120" table:formula="msoxl:=IF(SUM(H38:H39)=0,&quot;-&quot;,SUM(H38:H39))" table:style-name="ce14">
            <text:p>1,120.0<text:s/></text:p>
          </table:table-cell>
          <table:table-cell office:value-type="float" office:value="17952" table:formula="msoxl:=IF(SUM(I38:I39)=0,&quot;-&quot;,SUM(I38:I39))" table:style-name="ce14">
            <text:p>17,952.0<text:s/></text:p>
          </table:table-cell>
          <table:table-cell office:value-type="float" office:value="4009.5" table:formula="msoxl:=IF(SUM(J38:J39)=0,&quot;-&quot;,SUM(J38:J39))" table:style-name="ce14">
            <text:p>4,009.5<text:s/></text:p>
          </table:table-cell>
          <table:table-cell office:value-type="float" office:value="2600" table:formula="msoxl:=IF(SUM(K38:K39)=0,&quot;-&quot;,SUM(K38:K39))" table:style-name="ce14">
            <text:p>2,600.0<text:s/></text:p>
          </table:table-cell>
          <table:table-cell office:value-type="float" office:value="54180" table:formula="msoxl:=IF(SUM(L38:L39)=0,&quot;-&quot;,SUM(L38:L39))" table:style-name="ce14">
            <text:p>54,180.0<text:s/></text:p>
          </table:table-cell>
          <table:table-cell office:value-type="float" office:value="567.5" table:formula="msoxl:=IF(SUM(M38:M39)=0,&quot;-&quot;,SUM(M38:M39))" table:style-name="ce14">
            <text:p>567.5<text:s/></text:p>
          </table:table-cell>
          <table:table-cell office:value-type="float" office:value="3911" table:formula="msoxl:=IF(SUM(N38:N39)=0,&quot;-&quot;,SUM(N38:N39))" table:style-name="ce14">
            <text:p>3,911.0<text:s/></text:p>
          </table:table-cell>
          <table:table-cell office:value-type="float" office:value="235.7" table:formula="msoxl:=IF(SUM(O38:O39)=0,&quot;-&quot;,SUM(O38:O39))" table:style-name="ce14">
            <text:p>235.7<text:s/></text:p>
          </table:table-cell>
          <table:table-cell office:value-type="float" office:value="2140" table:formula="msoxl:=IF(SUM(P38:P39)=0,&quot;-&quot;,SUM(P38:P39))" table:style-name="ce14">
            <text:p>2,140.0<text:s/></text:p>
          </table:table-cell>
          <table:table-cell office:value-type="float" office:value="9699" table:formula="msoxl:=IF(SUM(Q38:Q39)=0,&quot;-&quot;,SUM(Q38:Q39))" table:style-name="ce14">
            <text:p>9,699.0<text:s/></text:p>
          </table:table-cell>
          <table:table-cell office:value-type="float" office:value="462" table:formula="msoxl:=IF(SUM(R38:R39)=0,&quot;-&quot;,SUM(R38:R39))" table:style-name="ce56">
            <text:p>462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臺南市</text:p>
          </table:table-cell>
          <table:table-cell office:value-type="string" table:style-name="ce7">
            <text:p>公營 PUB.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TAINAN CITY</text:p>
          </table:table-cell>
          <table:table-cell office:value-type="string" table:style-name="ce7">
            <text:p>民營 <text:s/>RPI.</text:p>
          </table:table-cell>
          <table:table-cell office:value-type="float" office:value="12" table:style-name="ce13">
            <text:p>12</text:p>
          </table:table-cell>
          <table:table-cell office:value-type="float" office:value="182" table:style-name="ce14">
            <text:p>182.0<text:s/></text:p>
          </table:table-cell>
          <table:table-cell office:value-type="float" office:value="31260" table:style-name="ce14">
            <text:p>31,260.0<text:s/></text:p>
          </table:table-cell>
          <table:table-cell office:value-type="float" office:value="29350" table:style-name="ce14">
            <text:p>29,350.0<text:s/></text:p>
          </table:table-cell>
          <table:table-cell office:value-type="float" office:value="1110" table:style-name="ce14">
            <text:p>1,110.0<text:s/></text:p>
          </table:table-cell>
          <table:table-cell office:value-type="float" office:value="1120" table:style-name="ce14">
            <text:p>1,120.0<text:s/></text:p>
          </table:table-cell>
          <table:table-cell office:value-type="float" office:value="17952" table:style-name="ce14">
            <text:p>17,952.0<text:s/></text:p>
          </table:table-cell>
          <table:table-cell office:value-type="float" office:value="4009.5" table:style-name="ce14">
            <text:p>4,009.5<text:s/></text:p>
          </table:table-cell>
          <table:table-cell office:value-type="float" office:value="2600" table:style-name="ce14">
            <text:p>2,600.0<text:s/></text:p>
          </table:table-cell>
          <table:table-cell office:value-type="float" office:value="54180" table:style-name="ce14">
            <text:p>54,180.0<text:s/></text:p>
          </table:table-cell>
          <table:table-cell office:value-type="float" office:value="567.5" table:style-name="ce14">
            <text:p>567.5<text:s/></text:p>
          </table:table-cell>
          <table:table-cell office:value-type="float" office:value="3911" table:style-name="ce14">
            <text:p>3,911.0<text:s/></text:p>
          </table:table-cell>
          <table:table-cell office:value-type="float" office:value="235.7" table:style-name="ce14">
            <text:p>235.7<text:s/></text:p>
          </table:table-cell>
          <table:table-cell office:value-type="float" office:value="2140" table:style-name="ce14">
            <text:p>2,140.0<text:s/></text:p>
          </table:table-cell>
          <table:table-cell office:value-type="float" office:value="9699" table:style-name="ce14">
            <text:p>9,699.0<text:s/></text:p>
          </table:table-cell>
          <table:table-cell office:value-type="float" office:value="462" table:style-name="ce56">
            <text:p>462.0<text:s/>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45" table:formula="msoxl:=IF(SUM(C42:C43)=0,&quot;-&quot;,SUM(C42:C43))" table:style-name="ce13">
            <text:p>45</text:p>
          </table:table-cell>
          <table:table-cell office:value-type="float" office:value="256.38" table:formula="msoxl:=IF(SUM(D42:D43)=0,&quot;-&quot;,SUM(D42:D43))" table:style-name="ce14">
            <text:p>256.4<text:s/></text:p>
          </table:table-cell>
          <table:table-cell office:value-type="float" office:value="146586" table:formula="msoxl:=IF(SUM(E42:E43)=0,&quot;-&quot;,SUM(E42:E43))" table:style-name="ce14">
            <text:p>146,586.0<text:s/></text:p>
          </table:table-cell>
          <table:table-cell office:value-type="float" office:value="59105.64" table:formula="msoxl:=IF(SUM(F42:F43)=0,&quot;-&quot;,SUM(F42:F43))" table:style-name="ce14">
            <text:p>59,105.6<text:s/></text:p>
          </table:table-cell>
          <table:table-cell office:value-type="float" office:value="5760" table:formula="msoxl:=IF(SUM(G42:G43)=0,&quot;-&quot;,SUM(G42:G43))" table:style-name="ce14">
            <text:p>5,760.0<text:s/></text:p>
          </table:table-cell>
          <table:table-cell office:value-type="float" office:value="1511" table:formula="msoxl:=IF(SUM(H42:H43)=0,&quot;-&quot;,SUM(H42:H43))" table:style-name="ce14">
            <text:p>1,511.0<text:s/></text:p>
          </table:table-cell>
          <table:table-cell office:value-type="float" office:value="37235.599999999999" table:formula="msoxl:=IF(SUM(I42:I43)=0,&quot;-&quot;,SUM(I42:I43))" table:style-name="ce14">
            <text:p>37,235.6<text:s/></text:p>
          </table:table-cell>
          <table:table-cell office:value-type="float" office:value="11125" table:formula="msoxl:=IF(SUM(J42:J43)=0,&quot;-&quot;,SUM(J42:J43))" table:style-name="ce14">
            <text:p>11,125.0<text:s/></text:p>
          </table:table-cell>
          <table:table-cell office:value-type="float" office:value="1545903" table:formula="msoxl:=IF(SUM(K42:K43)=0,&quot;-&quot;,SUM(K42:K43))" table:style-name="ce14">
            <text:p>1,545,903.0<text:s/></text:p>
          </table:table-cell>
          <table:table-cell office:value-type="float" office:value="10452" table:formula="msoxl:=IF(SUM(L42:L43)=0,&quot;-&quot;,SUM(L42:L43))" table:style-name="ce14">
            <text:p>10,452.0<text:s/></text:p>
          </table:table-cell>
          <table:table-cell office:value-type="float" office:value="2523.5" table:formula="msoxl:=IF(SUM(M42:M43)=0,&quot;-&quot;,SUM(M42:M43))" table:style-name="ce14">
            <text:p>2,523.5<text:s/></text:p>
          </table:table-cell>
          <table:table-cell office:value-type="float" office:value="25942.27" table:formula="msoxl:=IF(SUM(N42:N43)=0,&quot;-&quot;,SUM(N42:N43))" table:style-name="ce14">
            <text:p>25,942.3<text:s/></text:p>
          </table:table-cell>
          <table:table-cell office:value-type="float" office:value="3099.55" table:formula="msoxl:=IF(SUM(O42:O43)=0,&quot;-&quot;,SUM(O42:O43))" table:style-name="ce14">
            <text:p>3,099.6<text:s/></text:p>
          </table:table-cell>
          <table:table-cell office:value-type="float" office:value="96351.98" table:formula="msoxl:=IF(SUM(P42:P43)=0,&quot;-&quot;,SUM(P42:P43))" table:style-name="ce14">
            <text:p>96,352.0<text:s/></text:p>
          </table:table-cell>
          <table:table-cell office:value-type="float" office:value="700" table:formula="msoxl:=IF(SUM(Q42:Q43)=0,&quot;-&quot;,SUM(Q42:Q43))" table:style-name="ce14">
            <text:p>700.0<text:s/></text:p>
          </table:table-cell>
          <table:table-cell office:value-type="float" office:value="9484.5" table:formula="msoxl:=IF(SUM(R42:R43)=0,&quot;-&quot;,SUM(R42:R43))" table:style-name="ce56">
            <text:p>9,484.5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高雄市</text:p>
          </table:table-cell>
          <table:table-cell office:value-type="string" table:style-name="ce7">
            <text:p>公營 PUB.</text:p>
          </table:table-cell>
          <table:table-cell office:value-type="float" office:value="3" table:style-name="ce13">
            <text:p>3</text:p>
          </table:table-cell>
          <table:table-cell office:value-type="float" office:value="42.88" table:style-name="ce14">
            <text:p>42.9<text:s/></text:p>
          </table:table-cell>
          <table:table-cell office:value-type="float" office:value="87344" table:style-name="ce14">
            <text:p>87,344.0<text:s/></text:p>
          </table:table-cell>
          <table:table-cell office:value-type="float" office:value="11488.64" table:style-name="ce14">
            <text:p>11,488.6<text:s/></text:p>
          </table:table-cell>
          <table:table-cell office:value-type="string" table:style-name="ce14">
            <text:p>-</text:p>
          </table:table-cell>
          <table:table-cell office:value-type="float" office:value="210" table:style-name="ce14">
            <text:p>210.0<text:s/></text:p>
          </table:table-cell>
          <table:table-cell office:value-type="float" office:value="1166" table:style-name="ce14">
            <text:p>1,166.0<text:s/></text:p>
          </table:table-cell>
          <table:table-cell office:value-type="float" office:value="50" table:style-name="ce14">
            <text:p>50.0<text:s/>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float" office:value="300" table:style-name="ce14">
            <text:p>300.0<text:s/></text:p>
          </table:table-cell>
          <table:table-cell office:value-type="float" office:value="3509.3" table:style-name="ce14">
            <text:p>3,509.3<text:s/></text:p>
          </table:table-cell>
          <table:table-cell office:value-type="float" office:value="325" table:style-name="ce14">
            <text:p>325.0<text:s/></text:p>
          </table:table-cell>
          <table:table-cell office:value-type="float" office:value="1622.84" table:style-name="ce14">
            <text:p>1,622.8<text:s/></text:p>
          </table:table-cell>
          <table:table-cell office:value-type="string" table:style-name="ce14">
            <text:p>-</text:p>
          </table:table-cell>
          <table:table-cell office:value-type="float" office:value="345" table:style-name="ce56">
            <text:p>345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KAOHSIUNG CITY</text:p>
          </table:table-cell>
          <table:table-cell office:value-type="string" table:style-name="ce7">
            <text:p>民營 <text:s/>RPI.</text:p>
          </table:table-cell>
          <table:table-cell office:value-type="float" office:value="42" table:style-name="ce13">
            <text:p>42</text:p>
          </table:table-cell>
          <table:table-cell office:value-type="float" office:value="213.5" table:style-name="ce14">
            <text:p>213.5<text:s/></text:p>
          </table:table-cell>
          <table:table-cell office:value-type="float" office:value="59242" table:style-name="ce14">
            <text:p>59,242.0<text:s/></text:p>
          </table:table-cell>
          <table:table-cell office:value-type="float" office:value="47617" table:style-name="ce14">
            <text:p>47,617.0<text:s/></text:p>
          </table:table-cell>
          <table:table-cell office:value-type="float" office:value="5760" table:style-name="ce14">
            <text:p>5,760.0<text:s/></text:p>
          </table:table-cell>
          <table:table-cell office:value-type="float" office:value="1301" table:style-name="ce14">
            <text:p>1,301.0<text:s/></text:p>
          </table:table-cell>
          <table:table-cell office:value-type="float" office:value="36069.599999999999" table:style-name="ce14">
            <text:p>36,069.6<text:s/></text:p>
          </table:table-cell>
          <table:table-cell office:value-type="float" office:value="11075" table:style-name="ce14">
            <text:p>11,075.0<text:s/></text:p>
          </table:table-cell>
          <table:table-cell office:value-type="float" office:value="1545903" table:style-name="ce14">
            <text:p>1,545,903.0<text:s/></text:p>
          </table:table-cell>
          <table:table-cell office:value-type="float" office:value="10452" table:style-name="ce14">
            <text:p>10,452.0<text:s/></text:p>
          </table:table-cell>
          <table:table-cell office:value-type="float" office:value="2223.5" table:style-name="ce14">
            <text:p>2,223.5<text:s/></text:p>
          </table:table-cell>
          <table:table-cell office:value-type="float" office:value="22432.97" table:style-name="ce14">
            <text:p>22,433.0<text:s/></text:p>
          </table:table-cell>
          <table:table-cell office:value-type="float" office:value="2774.55" table:style-name="ce14">
            <text:p>2,774.6<text:s/></text:p>
          </table:table-cell>
          <table:table-cell office:value-type="float" office:value="94729.14" table:style-name="ce14">
            <text:p>94,729.1<text:s/></text:p>
          </table:table-cell>
          <table:table-cell office:value-type="float" office:value="700" table:style-name="ce14">
            <text:p>700.0<text:s/></text:p>
          </table:table-cell>
          <table:table-cell office:value-type="float" office:value="9139.5" table:style-name="ce56">
            <text:p>9,139.5<text:s/>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14" table:formula="msoxl:=IF(SUM(C46:C47)=0,&quot;-&quot;,SUM(C46:C47))" table:style-name="ce13">
            <text:p>14</text:p>
          </table:table-cell>
          <table:table-cell office:value-type="float" office:value="484" table:formula="msoxl:=IF(SUM(D46:D47)=0,&quot;-&quot;,SUM(D46:D47))" table:style-name="ce14">
            <text:p>484.0<text:s/></text:p>
          </table:table-cell>
          <table:table-cell office:value-type="float" office:value="88300" table:formula="msoxl:=IF(SUM(E46:E47)=0,&quot;-&quot;,SUM(E46:E47))" table:style-name="ce14">
            <text:p>88,300.0<text:s/></text:p>
          </table:table-cell>
          <table:table-cell office:value-type="float" office:value="84226" table:formula="msoxl:=IF(SUM(F46:F47)=0,&quot;-&quot;,SUM(F46:F47))" table:style-name="ce14">
            <text:p>84,226.0<text:s/></text:p>
          </table:table-cell>
          <table:table-cell office:value-type="float" office:value="1850" table:formula="msoxl:=IF(SUM(G46:G47)=0,&quot;-&quot;,SUM(G46:G47))" table:style-name="ce14">
            <text:p>1,850.0<text:s/></text:p>
          </table:table-cell>
          <table:table-cell office:value-type="float" office:value="14452" table:formula="msoxl:=IF(SUM(H46:H47)=0,&quot;-&quot;,SUM(H46:H47))" table:style-name="ce14">
            <text:p>14,452.0<text:s/></text:p>
          </table:table-cell>
          <table:table-cell office:value-type="float" office:value="3053" table:formula="msoxl:=IF(SUM(I46:I47)=0,&quot;-&quot;,SUM(I46:I47))" table:style-name="ce14">
            <text:p>3,053.0<text:s/></text:p>
          </table:table-cell>
          <table:table-cell office:value-type="float" office:value="2377" table:formula="msoxl:=IF(SUM(J46:J47)=0,&quot;-&quot;,SUM(J46:J47))" table:style-name="ce14">
            <text:p>2,377.0<text:s/></text:p>
          </table:table-cell>
          <table:table-cell office:value-type="float" office:value="4226" table:formula="msoxl:=IF(SUM(K46:K47)=0,&quot;-&quot;,SUM(K46:K47))" table:style-name="ce14">
            <text:p>4,226.0<text:s/></text:p>
          </table:table-cell>
          <table:table-cell office:value-type="float" office:value="32" table:formula="msoxl:=IF(SUM(L46:L47)=0,&quot;-&quot;,SUM(L46:L47))" table:style-name="ce14">
            <text:p>32.0<text:s/></text:p>
          </table:table-cell>
          <table:table-cell office:value-type="float" office:value="11517" table:formula="msoxl:=IF(SUM(M46:M47)=0,&quot;-&quot;,SUM(M46:M47))" table:style-name="ce14">
            <text:p>11,517.0<text:s/></text:p>
          </table:table-cell>
          <table:table-cell office:value-type="float" office:value="7770" table:formula="msoxl:=IF(SUM(N46:N47)=0,&quot;-&quot;,SUM(N46:N47))" table:style-name="ce14">
            <text:p>7,770.0<text:s/></text:p>
          </table:table-cell>
          <table:table-cell office:value-type="float" office:value="6698" table:formula="msoxl:=IF(SUM(O46:O47)=0,&quot;-&quot;,SUM(O46:O47))" table:style-name="ce14">
            <text:p>6,698.0<text:s/></text:p>
          </table:table-cell>
          <table:table-cell office:value-type="float" office:value="14531" table:formula="msoxl:=IF(SUM(P46:P47)=0,&quot;-&quot;,SUM(P46:P47))" table:style-name="ce14">
            <text:p>14,531.0<text:s/></text:p>
          </table:table-cell>
          <table:table-cell office:value-type="float" office:value="45" table:formula="msoxl:=IF(SUM(Q46:Q47)=0,&quot;-&quot;,SUM(Q46:Q47))" table:style-name="ce14">
            <text:p>45.0<text:s/></text:p>
          </table:table-cell>
          <table:table-cell office:value-type="float" office:value="17530" table:formula="msoxl:=IF(SUM(R46:R47)=0,&quot;-&quot;,SUM(R46:R47))" table:style-name="ce56">
            <text:p>17,530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宜蘭縣</text:p>
          </table:table-cell>
          <table:table-cell office:value-type="string" table:style-name="ce7">
            <text:p>公營 PUB.</text:p>
          </table:table-cell>
          <table:table-cell office:value-type="float" office:value="2" table:style-name="ce13">
            <text:p>2</text:p>
          </table:table-cell>
          <table:table-cell office:value-type="float" office:value="28" table:style-name="ce12">
            <text:p>28.0<text:s/></text:p>
          </table:table-cell>
          <table:table-cell office:value-type="float" office:value="9900" table:style-name="ce12">
            <text:p>9,900.0<text:s/></text:p>
          </table:table-cell>
          <table:table-cell office:value-type="float" office:value="7900" table:style-name="ce12">
            <text:p>7,900.0<text:s/></text:p>
          </table:table-cell>
          <table:table-cell office:value-type="string" table:style-name="ce12">
            <text:p>-</text:p>
          </table:table-cell>
          <table:table-cell office:value-type="float" office:value="137" table:style-name="ce12">
            <text:p>137.0<text:s/></text:p>
          </table:table-cell>
          <table:table-cell office:value-type="float" office:value="250" table:style-name="ce12">
            <text:p>250.0<text:s/></text:p>
          </table:table-cell>
          <table:table-cell office:value-type="float" office:value="40" table:style-name="ce12">
            <text:p>40.0<text:s/></text:p>
          </table:table-cell>
          <table:table-cell office:value-type="float" office:value="40" table:style-name="ce12">
            <text:p>40.0<text:s/></text:p>
          </table:table-cell>
          <table:table-cell office:value-type="string" table:style-name="ce12">
            <text:p>-</text:p>
          </table:table-cell>
          <table:table-cell office:value-type="float" office:value="137" table:style-name="ce12">
            <text:p>137.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58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ILAN COUNTY</text:p>
          </table:table-cell>
          <table:table-cell office:value-type="string" table:style-name="ce7">
            <text:p>民營 <text:s/>RPI.</text:p>
          </table:table-cell>
          <table:table-cell office:value-type="float" office:value="12" table:style-name="ce13">
            <text:p>12</text:p>
          </table:table-cell>
          <table:table-cell office:value-type="float" office:value="456" table:style-name="ce14">
            <text:p>456.0<text:s/></text:p>
          </table:table-cell>
          <table:table-cell office:value-type="float" office:value="78400" table:style-name="ce14">
            <text:p>78,400.0<text:s/></text:p>
          </table:table-cell>
          <table:table-cell office:value-type="float" office:value="76326" table:style-name="ce14">
            <text:p>76,326.0<text:s/></text:p>
          </table:table-cell>
          <table:table-cell office:value-type="float" office:value="1850" table:style-name="ce14">
            <text:p>1,850.0<text:s/></text:p>
          </table:table-cell>
          <table:table-cell office:value-type="float" office:value="14315" table:style-name="ce14">
            <text:p>14,315.0<text:s/></text:p>
          </table:table-cell>
          <table:table-cell office:value-type="float" office:value="2803" table:style-name="ce14">
            <text:p>2,803.0<text:s/></text:p>
          </table:table-cell>
          <table:table-cell office:value-type="float" office:value="2337" table:style-name="ce14">
            <text:p>2,337.0<text:s/></text:p>
          </table:table-cell>
          <table:table-cell office:value-type="float" office:value="4186" table:style-name="ce14">
            <text:p>4,186.0<text:s/></text:p>
          </table:table-cell>
          <table:table-cell office:value-type="float" office:value="32" table:style-name="ce14">
            <text:p>32.0<text:s/></text:p>
          </table:table-cell>
          <table:table-cell office:value-type="float" office:value="11380" table:style-name="ce14">
            <text:p>11,380.0<text:s/></text:p>
          </table:table-cell>
          <table:table-cell office:value-type="float" office:value="7770" table:style-name="ce14">
            <text:p>7,770.0<text:s/></text:p>
          </table:table-cell>
          <table:table-cell office:value-type="float" office:value="6698" table:style-name="ce14">
            <text:p>6,698.0<text:s/></text:p>
          </table:table-cell>
          <table:table-cell office:value-type="float" office:value="14531" table:style-name="ce14">
            <text:p>14,531.0<text:s/></text:p>
          </table:table-cell>
          <table:table-cell office:value-type="float" office:value="45" table:style-name="ce14">
            <text:p>45.0<text:s/></text:p>
          </table:table-cell>
          <table:table-cell office:value-type="float" office:value="17530" table:style-name="ce56">
            <text:p>17,530.0<text:s/>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string" office:string-value="-" table:formula="msoxl:=IF(SUM(C50:C51)=0,&quot;-&quot;,SUM(C50:C51))" table:style-name="ce13">
            <text:p>-</text:p>
          </table:table-cell>
          <table:table-cell office:value-type="string" office:string-value="-" table:formula="msoxl:=IF(SUM(D50:D51)=0,&quot;-&quot;,SUM(D50:D51))" table:style-name="ce14">
            <text:p>-</text:p>
          </table:table-cell>
          <table:table-cell office:value-type="string" office:string-value="-" table:formula="msoxl:=IF(SUM(E50:E51)=0,&quot;-&quot;,SUM(E50:E51))" table:style-name="ce14">
            <text:p>-</text:p>
          </table:table-cell>
          <table:table-cell office:value-type="string" office:string-value="-" table:formula="msoxl:=IF(SUM(F50:F51)=0,&quot;-&quot;,SUM(F50:F51))" table:style-name="ce14">
            <text:p>-</text:p>
          </table:table-cell>
          <table:table-cell office:value-type="string" office:string-value="-" table:formula="msoxl:=IF(SUM(G50:G51)=0,&quot;-&quot;,SUM(G50:G51))" table:style-name="ce14">
            <text:p>-</text:p>
          </table:table-cell>
          <table:table-cell office:value-type="string" office:string-value="-" table:formula="msoxl:=IF(SUM(H50:H51)=0,&quot;-&quot;,SUM(H50:H51))" table:style-name="ce14">
            <text:p>-</text:p>
          </table:table-cell>
          <table:table-cell office:value-type="string" office:string-value="-" table:formula="msoxl:=IF(SUM(I50:I51)=0,&quot;-&quot;,SUM(I50:I51))" table:style-name="ce14">
            <text:p>-</text:p>
          </table:table-cell>
          <table:table-cell office:value-type="string" office:string-value="-" table:formula="msoxl:=IF(SUM(J50:J51)=0,&quot;-&quot;,SUM(J50:J51))" table:style-name="ce14">
            <text:p>-</text:p>
          </table:table-cell>
          <table:table-cell office:value-type="string" office:string-value="-" table:formula="msoxl:=IF(SUM(K50:K51)=0,&quot;-&quot;,SUM(K50:K51))" table:style-name="ce14">
            <text:p>-</text:p>
          </table:table-cell>
          <table:table-cell office:value-type="string" office:string-value="-" table:formula="msoxl:=IF(SUM(L50:L51)=0,&quot;-&quot;,SUM(L50:L51))" table:style-name="ce14">
            <text:p>-</text:p>
          </table:table-cell>
          <table:table-cell office:value-type="string" office:string-value="-" table:formula="msoxl:=IF(SUM(M50:M51)=0,&quot;-&quot;,SUM(M50:M51))" table:style-name="ce14">
            <text:p>-</text:p>
          </table:table-cell>
          <table:table-cell office:value-type="string" office:string-value="-" table:formula="msoxl:=IF(SUM(N50:N51)=0,&quot;-&quot;,SUM(N50:N51))" table:style-name="ce14">
            <text:p>-</text:p>
          </table:table-cell>
          <table:table-cell office:value-type="string" office:string-value="-" table:formula="msoxl:=IF(SUM(O50:O51)=0,&quot;-&quot;,SUM(O50:O51))" table:style-name="ce14">
            <text:p>-</text:p>
          </table:table-cell>
          <table:table-cell office:value-type="string" office:string-value="-" table:formula="msoxl:=IF(SUM(P50:P51)=0,&quot;-&quot;,SUM(P50:P51))" table:style-name="ce14">
            <text:p>-</text:p>
          </table:table-cell>
          <table:table-cell office:value-type="string" office:string-value="-" table:formula="msoxl:=IF(SUM(Q50:Q51)=0,&quot;-&quot;,SUM(Q50:Q51))" table:style-name="ce14">
            <text:p>-</text:p>
          </table:table-cell>
          <table:table-cell office:value-type="string" office:string-value="-" table:formula="msoxl:=IF(SUM(R50:R51)=0,&quot;-&quot;,SUM(R50:R51))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新竹縣</text:p>
          </table:table-cell>
          <table:table-cell office:value-type="string" table:style-name="ce7">
            <text:p>公營 PUB.</text:p>
          </table:table-cell>
          <table:table-cell office:value-type="string" table:style-name="ce13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58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60">
            <text:p>HSINCHU COUNTY</text:p>
          </table:table-cell>
          <table:table-cell office:value-type="string" table:style-name="ce61">
            <text:p>民營 <text:s/>RPI.</text:p>
          </table:table-cell>
          <table:table-cell office:value-type="string" table:style-name="ce1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3">
            <text:p>-</text:p>
          </table:table-cell>
          <table:table-cell table:number-columns-repeated="16366"/>
        </table:table-row>
        <table:table-row table:number-rows-repeated="1048525" table:style-name="ro3">
          <table:table-cell table:number-columns-repeated="16384"/>
        </table:table-row>
      </table:table>
      <table:table table:name="_製冰冷藏及凍結概況1(續)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number-columns-repeated="6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7" table:number-columns-repeated="16357" table:default-cell-style-name="ce1"/>
        <table:table-row table:style-name="ro1">
          <table:table-cell office:value-type="string" table:number-columns-spanned="4" table:number-rows-spanned="1" table:style-name="ce29">
            <text:p>15‧製冰冷藏及凍結概況(續)</text:p>
          </table:table-cell>
          <table:covered-table-cell table:number-columns-repeated="3"/>
          <table:table-cell table:number-columns-repeated="7" table:style-name="ce1"/>
          <table:table-cell office:value-type="string" table:number-columns-spanned="6" table:number-rows-spanned="1" table:style-name="ce29">
            <text:p>15‧REFRIGERATION FACILITIES (Continued)</text:p>
          </table:table-cell>
          <table:covered-table-cell table:number-columns-repeated="5"/>
          <table:table-cell table:number-columns-repeated="16367" table:style-name="ce1"/>
        </table:table-row>
        <table:table-row table:style-name="ro2">
          <table:table-cell table:number-columns-repeated="3" table:style-name="ce1"/>
          <table:table-cell office:value-type="string" table:number-columns-spanned="3" table:number-rows-spanned="1" table:style-name="ce28">
            <text:p>單位：數量：公噸</text:p>
          </table:table-cell>
          <table:covered-table-cell table:number-columns-repeated="2"/>
          <table:table-cell table:number-columns-repeated="9" table:style-name="ce1"/>
          <table:table-cell office:value-type="string" table:number-columns-spanned="2" table:number-rows-spanned="1" table:style-name="ce26">
            <text:p>Unit：Quantity：M</text:p>
          </table:table-cell>
          <table:covered-table-cell/>
          <table:table-cell office:value-type="string" table:style-name="ce2">
            <text:p>.T.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office:value-type="string" table:number-columns-spanned="3" table:number-rows-spanned="1" table:style-name="ce28">
            <text:p>單位：容積：立方公尺</text:p>
          </table:table-cell>
          <table:covered-table-cell table:number-columns-repeated="2"/>
          <table:table-cell table:number-columns-repeated="10" table:style-name="ce1"/>
          <table:table-cell office:value-type="string" table:style-name="ce3">
            <text:p><text:s text:c="12"/>Space <text:s/>：m</text:p>
          </table:table-cell>
          <table:table-cell office:value-type="string" table:style-name="ce4">
            <text:p>3</text:p>
          </table:table-cell>
          <table:table-cell table:number-columns-repeated="16366"/>
        </table:table-row>
        <table:table-row table:style-name="ro2">
          <table:table-cell table:style-name="ce41"/>
          <table:table-cell office:value-type="string" table:style-name="ce42">
            <text:p/>
          </table:table-cell>
          <table:table-cell office:value-type="string" table:style-name="ce43">
            <text:p/>
          </table:table-cell>
          <table:table-cell office:value-type="string" table:number-columns-spanned="5" table:number-rows-spanned="1" table:style-name="ce69">
            <text:p>製冰能力</text:p>
          </table:table-cell>
          <table:covered-table-cell table:number-columns-repeated="4"/>
          <table:table-cell office:value-type="string" table:number-columns-spanned="5" table:number-rows-spanned="1" table:style-name="ce69">
            <text:p>冷 <text:s text:c="23"/>藏</text:p>
          </table:table-cell>
          <table:covered-table-cell table:number-columns-repeated="4"/>
          <table:table-cell office:value-type="string" table:number-columns-spanned="5" table:number-rows-spanned="1" table:style-name="ce73">
            <text:p>凍 <text:s text:c="17"/>結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 table:style-name="ce48"/>
          <table:table-cell office:value-type="string" table:style-name="ce7">
            <text:p/>
          </table:table-cell>
          <table:table-cell office:value-type="string" table:style-name="ce8">
            <text:p/>
          </table:table-cell>
          <table:table-cell office:value-type="string" table:number-columns-spanned="5" table:number-rows-spanned="1" table:style-name="ce70">
            <text:p>Ice Making</text:p>
          </table:table-cell>
          <table:covered-table-cell table:number-columns-repeated="4"/>
          <table:table-cell office:value-type="string" table:number-columns-spanned="5" table:number-rows-spanned="1" table:style-name="ce70">
            <text:p>Cold Storage</text:p>
          </table:table-cell>
          <table:covered-table-cell table:number-columns-repeated="4"/>
          <table:table-cell office:value-type="string" table:number-columns-spanned="5" table:number-rows-spanned="1" table:style-name="ce74">
            <text:p>Freezing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 table:style-name="ce48"/>
          <table:table-cell table:style-name="ce7"/>
          <table:table-cell table:style-name="ce8"/>
          <table:table-cell table:number-columns-repeated="2" table:style-name="ce5"/>
          <table:table-cell office:value-type="string" table:number-columns-spanned="2" table:number-rows-spanned="1" table:style-name="ce72">
            <text:p>全 年 銷 售 量</text:p>
          </table:table-cell>
          <table:covered-table-cell/>
          <table:table-cell table:number-columns-repeated="3" table:style-name="ce5"/>
          <table:table-cell office:value-type="string" table:number-columns-spanned="2" table:number-rows-spanned="1" table:style-name="ce72">
            <text:p>全 年冷 藏 數 量</text:p>
          </table:table-cell>
          <table:covered-table-cell/>
          <table:table-cell table:number-columns-repeated="3" table:style-name="ce5"/>
          <table:table-cell office:value-type="string" table:number-columns-spanned="2" table:number-rows-spanned="1" table:style-name="ce72">
            <text:p>全 年 凍 結 數 量</text:p>
          </table:table-cell>
          <table:covered-table-cell/>
          <table:table-cell table:style-name="ce50"/>
          <table:table-cell table:number-columns-repeated="16366"/>
        </table:table-row>
        <table:table-row table:style-name="ro2">
          <table:table-cell table:style-name="ce48"/>
          <table:table-cell table:style-name="ce7"/>
          <table:table-cell table:style-name="ce8"/>
          <table:table-cell table:number-columns-repeated="2" table:style-name="ce6"/>
          <table:table-cell office:value-type="string" table:number-columns-spanned="2" table:number-rows-spanned="1" table:style-name="ce70">
            <text:p>Consumption</text:p>
          </table:table-cell>
          <table:covered-table-cell/>
          <table:table-cell table:number-columns-repeated="3" table:style-name="ce6"/>
          <table:table-cell office:value-type="string" table:number-columns-spanned="2" table:number-rows-spanned="1" table:style-name="ce70">
            <text:p>Quantity Stored</text:p>
          </table:table-cell>
          <table:covered-table-cell/>
          <table:table-cell table:number-columns-repeated="3" table:style-name="ce6"/>
          <table:table-cell office:value-type="string" table:number-columns-spanned="2" table:number-rows-spanned="1" table:style-name="ce70">
            <text:p>Quantity Frozen</text:p>
          </table:table-cell>
          <table:covered-table-cell/>
          <table:table-cell table:style-name="ce51"/>
          <table:table-cell table:number-columns-repeated="16366"/>
        </table:table-row>
        <table:table-row table:style-name="ro2">
          <table:table-cell office:value-type="string" table:style-name="ce48">
            <text:p>縣市別</text:p>
          </table:table-cell>
          <table:table-cell office:value-type="string" table:number-columns-spanned="2" table:number-rows-spanned="1" table:style-name="ce71">
            <text:p>廠數</text:p>
          </table:table-cell>
          <table:covered-table-cell/>
          <table:table-cell office:value-type="string" table:number-columns-spanned="1" table:number-rows-spanned="2" table:style-name="ce34">
            <text:p>日產能力</text:p>
          </table:table-cell>
          <table:table-cell office:value-type="string" table:number-columns-spanned="1" table:number-rows-spanned="2" table:style-name="ce34">
            <text:p>全年製冰數量</text:p>
          </table:table-cell>
          <table:table-cell office:value-type="string" table:number-columns-spanned="1" table:number-rows-spanned="2" table:style-name="ce36">
            <text:p>漁業用</text:p>
          </table:table-cell>
          <table:table-cell office:value-type="string" table:number-columns-spanned="1" table:number-rows-spanned="2" table:style-name="ce66">
            <text:p>非漁業用</text:p>
          </table:table-cell>
          <table:table-cell office:value-type="string" table:number-columns-spanned="1" table:number-rows-spanned="2" table:style-name="ce67">
            <text:p>馬力數</text:p>
          </table:table-cell>
          <table:table-cell office:value-type="string" table:number-columns-spanned="1" table:number-rows-spanned="2" table:style-name="ce40">
            <text:p>冷藏室容積</text:p>
          </table:table-cell>
          <table:table-cell office:value-type="string" table:style-name="ce19">
            <text:p>冷藏能力</text:p>
          </table:table-cell>
          <table:table-cell office:value-type="string" table:number-columns-spanned="1" table:number-rows-spanned="2" table:style-name="ce36">
            <text:p>水產物</text:p>
          </table:table-cell>
          <table:table-cell office:value-type="string" table:number-columns-spanned="1" table:number-rows-spanned="2" table:style-name="ce36">
            <text:p>非水產物</text:p>
          </table:table-cell>
          <table:table-cell office:value-type="string" table:number-columns-spanned="1" table:number-rows-spanned="2" table:style-name="ce34">
            <text:p>馬力數</text:p>
          </table:table-cell>
          <table:table-cell office:value-type="string" table:number-columns-spanned="1" table:number-rows-spanned="2" table:style-name="ce34">
            <text:p>凍結室容積</text:p>
          </table:table-cell>
          <table:table-cell office:value-type="string" table:style-name="ce19">
            <text:p>凍結能力</text:p>
          </table:table-cell>
          <table:table-cell office:value-type="string" table:number-columns-spanned="1" table:number-rows-spanned="2" table:style-name="ce36">
            <text:p>水產物</text:p>
          </table:table-cell>
          <table:table-cell office:value-type="string" table:number-columns-spanned="1" table:number-rows-spanned="2" table:style-name="ce36">
            <text:p>非水產物</text:p>
          </table:table-cell>
          <table:table-cell office:value-type="string" table:number-columns-spanned="1" table:number-rows-spanned="2" table:style-name="ce52">
            <text:p>馬力數</text:p>
          </table:table-cell>
          <table:table-cell table:number-columns-repeated="16366"/>
        </table:table-row>
        <table:table-row table:style-name="ro2">
          <table:table-cell table:style-name="ce48"/>
          <table:table-cell office:value-type="string" table:style-name="ce7">
            <text:p/>
          </table:table-cell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(公噸)</text:p>
          </table:table-cell>
          <table:covered-table-cell/>
          <table:covered-table-cell/>
          <table:covered-table-cell/>
          <table:covered-table-cell/>
          <table:table-cell office:value-type="string" table:style-name="ce6">
            <text:p>(公噸/日)</text:p>
          </table:table-cell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office:value-type="string" table:style-name="ce48">
            <text:p>District</text:p>
          </table:table-cell>
          <table:table-cell office:value-type="string" table:number-columns-spanned="2" table:number-rows-spanned="1" table:style-name="ce68">
            <text:p>Type of Plants</text:p>
          </table:table-cell>
          <table:covered-table-cell/>
          <table:table-cell office:value-type="string" table:style-name="ce6">
            <text:p>Daily</text:p>
          </table:table-cell>
          <table:table-cell office:value-type="string" table:style-name="ce6">
            <text:p>Quantity of</text:p>
          </table:table-cell>
          <table:table-cell office:value-type="string" table:style-name="ce6">
            <text:p>For</text:p>
          </table:table-cell>
          <table:table-cell office:value-type="string" table:style-name="ce6">
            <text:p>Non-</text:p>
          </table:table-cell>
          <table:table-cell office:value-type="string" table:style-name="ce6">
            <text:p>H.P.</text:p>
          </table:table-cell>
          <table:table-cell office:value-type="string" table:style-name="ce6">
            <text:p>Cold</text:p>
          </table:table-cell>
          <table:table-cell office:value-type="string" table:style-name="ce6">
            <text:p>Storage</text:p>
          </table:table-cell>
          <table:table-cell office:value-type="string" table:style-name="ce6">
            <text:p>Fishery</text:p>
          </table:table-cell>
          <table:table-cell office:value-type="string" table:style-name="ce6">
            <text:p>NonFishery</text:p>
          </table:table-cell>
          <table:table-cell office:value-type="string" table:style-name="ce6">
            <text:p>H.P.</text:p>
          </table:table-cell>
          <table:table-cell office:value-type="string" table:style-name="ce6">
            <text:p>Freezing</text:p>
          </table:table-cell>
          <table:table-cell office:value-type="string" table:style-name="ce6">
            <text:p>Freezing</text:p>
          </table:table-cell>
          <table:table-cell office:value-type="string" table:style-name="ce6">
            <text:p>Fishery</text:p>
          </table:table-cell>
          <table:table-cell office:value-type="string" table:style-name="ce6">
            <text:p>NonFishery</text:p>
          </table:table-cell>
          <table:table-cell office:value-type="string" table:style-name="ce51">
            <text:p>H.P.</text:p>
          </table:table-cell>
          <table:table-cell table:number-columns-repeated="16366"/>
        </table:table-row>
        <table:table-row table:style-name="ro2">
          <table:table-cell table:style-name="ce48"/>
          <table:table-cell office:value-type="string" table:style-name="ce7">
            <text:p/>
          </table:table-cell>
          <table:table-cell office:value-type="string" table:style-name="ce8">
            <text:p/>
          </table:table-cell>
          <table:table-cell office:value-type="string" table:style-name="ce6">
            <text:p>Production</text:p>
          </table:table-cell>
          <table:table-cell office:value-type="string" table:style-name="ce6">
            <text:p>Ice Making</text:p>
          </table:table-cell>
          <table:table-cell office:value-type="string" table:style-name="ce6">
            <text:p>Fisheries</text:p>
          </table:table-cell>
          <table:table-cell office:value-type="string" table:style-name="ce6">
            <text:p>Fisheries</text:p>
          </table:table-cell>
          <table:table-cell office:value-type="string" table:style-name="ce6">
            <text:p/>
          </table:table-cell>
          <table:table-cell office:value-type="string" table:style-name="ce6">
            <text:p>Storage</text:p>
          </table:table-cell>
          <table:table-cell office:value-type="string" table:style-name="ce6">
            <text:p><text:s/>Capacity</text:p>
          </table:table-cell>
          <table:table-cell office:value-type="string" table:style-name="ce6">
            <text:p>Products</text:p>
          </table:table-cell>
          <table:table-cell office:value-type="string" table:style-name="ce6">
            <text:p>Products</text:p>
          </table:table-cell>
          <table:table-cell office:value-type="string" table:style-name="ce6">
            <text:p/>
          </table:table-cell>
          <table:table-cell office:value-type="string" table:style-name="ce6">
            <text:p>Room</text:p>
          </table:table-cell>
          <table:table-cell office:value-type="string" table:style-name="ce6">
            <text:p>Capacity</text:p>
          </table:table-cell>
          <table:table-cell office:value-type="string" table:style-name="ce6">
            <text:p>Products</text:p>
          </table:table-cell>
          <table:table-cell office:value-type="string" table:style-name="ce6">
            <text:p>Products</text:p>
          </table:table-cell>
          <table:table-cell office:value-type="string" table:style-name="ce51">
            <text:p/>
          </table:table-cell>
          <table:table-cell table:number-columns-repeated="16366"/>
        </table:table-row>
        <table:table-row table:style-name="ro2">
          <table:table-cell table:style-name="ce53"/>
          <table:table-cell office:value-type="string" table:style-name="ce9">
            <text:p/>
          </table:table-cell>
          <table:table-cell office:value-type="string" table:style-name="ce10">
            <text:p/>
          </table:table-cell>
          <table:table-cell office:value-type="string" table:style-name="ce11">
            <text:p>Capacity</text:p>
          </table:table-cell>
          <table:table-cell table:number-columns-repeated="3" table:style-name="ce11"/>
          <table:table-cell office:value-type="string" table:style-name="ce11">
            <text:p/>
          </table:table-cell>
          <table:table-cell office:value-type="string" table:style-name="ce11">
            <text:p><text:s/>Space</text:p>
          </table:table-cell>
          <table:table-cell office:value-type="string" table:style-name="ce11">
            <text:p>M.T.</text:p>
          </table:table-cell>
          <table:table-cell table:number-columns-repeated="2" table:style-name="ce11"/>
          <table:table-cell office:value-type="string" table:style-name="ce11">
            <text:p/>
          </table:table-cell>
          <table:table-cell office:value-type="string" table:style-name="ce11">
            <text:p>Space</text:p>
          </table:table-cell>
          <table:table-cell office:value-type="string" table:style-name="ce11">
            <text:p>M.T./Day</text:p>
          </table:table-cell>
          <table:table-cell table:number-columns-repeated="2" table:style-name="ce11"/>
          <table:table-cell office:value-type="string" table:style-name="ce54">
            <text:p/>
          </table:table-cell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2" table:formula="msoxl:=IF(SUM(C14:C15)=0,&quot;-&quot;,SUM(C14:C15))" table:style-name="ce13">
            <text:p>2</text:p>
          </table:table-cell>
          <table:table-cell office:value-type="float" office:value="2.2000000000000002" table:formula="msoxl:=IF(SUM(D14:D15)=0,&quot;-&quot;,SUM(D14:D15))" table:style-name="ce14">
            <text:p>2.2<text:s/></text:p>
          </table:table-cell>
          <table:table-cell office:value-type="float" office:value="314.89999999999998" table:formula="msoxl:=IF(SUM(E14:E15)=0,&quot;-&quot;,SUM(E14:E15))" table:style-name="ce14">
            <text:p>314.9<text:s/></text:p>
          </table:table-cell>
          <table:table-cell office:value-type="float" office:value="314.89999999999998" table:formula="msoxl:=IF(SUM(F14:F15)=0,&quot;-&quot;,SUM(F14:F15))" table:style-name="ce14">
            <text:p>314.9<text:s/></text:p>
          </table:table-cell>
          <table:table-cell office:value-type="string" office:string-value="-" table:formula="msoxl:=IF(SUM(G14:G15)=0,&quot;-&quot;,SUM(G14:G15))" table:style-name="ce14">
            <text:p>-</text:p>
          </table:table-cell>
          <table:table-cell office:value-type="float" office:value="63.5" table:formula="msoxl:=IF(SUM(H14:H15)=0,&quot;-&quot;,SUM(H14:H15))" table:style-name="ce14">
            <text:p>63.5<text:s/></text:p>
          </table:table-cell>
          <table:table-cell office:value-type="float" office:value="2040" table:formula="msoxl:=IF(SUM(I14:I15)=0,&quot;-&quot;,SUM(I14:I15))" table:style-name="ce14">
            <text:p>2,040.0<text:s/></text:p>
          </table:table-cell>
          <table:table-cell office:value-type="float" office:value="2" table:formula="msoxl:=IF(SUM(J14:J15)=0,&quot;-&quot;,SUM(J14:J15))" table:style-name="ce14">
            <text:p>2.0<text:s/></text:p>
          </table:table-cell>
          <table:table-cell office:value-type="float" office:value="527" table:formula="msoxl:=IF(SUM(K14:K15)=0,&quot;-&quot;,SUM(K14:K15))" table:style-name="ce14">
            <text:p>527.0<text:s/></text:p>
          </table:table-cell>
          <table:table-cell office:value-type="float" office:value="149" table:formula="msoxl:=IF(SUM(L14:L15)=0,&quot;-&quot;,SUM(L14:L15))" table:style-name="ce14">
            <text:p>149.0<text:s/></text:p>
          </table:table-cell>
          <table:table-cell office:value-type="float" office:value="42.5" table:formula="msoxl:=IF(SUM(M14:M15)=0,&quot;-&quot;,SUM(M14:M15))" table:style-name="ce14">
            <text:p>42.5<text:s/></text:p>
          </table:table-cell>
          <table:table-cell office:value-type="float" office:value="4080" table:formula="msoxl:=IF(SUM(N14:N15)=0,&quot;-&quot;,SUM(N14:N15))" table:style-name="ce14">
            <text:p>4,080.0<text:s/></text:p>
          </table:table-cell>
          <table:table-cell office:value-type="float" office:value="189.5" table:formula="msoxl:=IF(SUM(O14:O15)=0,&quot;-&quot;,SUM(O14:O15))" table:style-name="ce14">
            <text:p>189.5<text:s/></text:p>
          </table:table-cell>
          <table:table-cell office:value-type="float" office:value="127.6" table:formula="msoxl:=IF(SUM(P14:P15)=0,&quot;-&quot;,SUM(P14:P15))" table:style-name="ce14">
            <text:p>127.6<text:s/></text:p>
          </table:table-cell>
          <table:table-cell office:value-type="string" office:string-value="-" table:formula="msoxl:=IF(SUM(Q14:Q15)=0,&quot;-&quot;,SUM(Q14:Q15))" table:style-name="ce14">
            <text:p>-</text:p>
          </table:table-cell>
          <table:table-cell office:value-type="string" office:string-value="-" table:formula="msoxl:=IF(SUM(R14:R15)=0,&quot;-&quot;,SUM(R14:R15))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苗栗縣</text:p>
          </table:table-cell>
          <table:table-cell office:value-type="string" table:style-name="ce7">
            <text:p>公營 PUB.</text:p>
          </table:table-cell>
          <table:table-cell office:value-type="string" table:style-name="ce13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58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MIAOLI COUNTY</text:p>
          </table:table-cell>
          <table:table-cell office:value-type="string" table:style-name="ce7">
            <text:p>民營 <text:s/>RPI.</text:p>
          </table:table-cell>
          <table:table-cell office:value-type="float" office:value="2" table:style-name="ce13">
            <text:p>2</text:p>
          </table:table-cell>
          <table:table-cell office:value-type="float" office:value="2.2000000000000002" table:style-name="ce12">
            <text:p>2.2<text:s/></text:p>
          </table:table-cell>
          <table:table-cell office:value-type="float" office:value="314.89999999999998" table:style-name="ce12">
            <text:p>314.9<text:s/></text:p>
          </table:table-cell>
          <table:table-cell office:value-type="float" office:value="314.89999999999998" table:style-name="ce12">
            <text:p>314.9<text:s/></text:p>
          </table:table-cell>
          <table:table-cell office:value-type="string" table:style-name="ce12">
            <text:p>-</text:p>
          </table:table-cell>
          <table:table-cell office:value-type="float" office:value="63.5" table:style-name="ce12">
            <text:p>63.5<text:s/></text:p>
          </table:table-cell>
          <table:table-cell office:value-type="float" office:value="2040" table:style-name="ce12">
            <text:p>2,040.0<text:s/></text:p>
          </table:table-cell>
          <table:table-cell office:value-type="float" office:value="2" table:style-name="ce12">
            <text:p>2.0<text:s/></text:p>
          </table:table-cell>
          <table:table-cell office:value-type="float" office:value="527" table:style-name="ce12">
            <text:p>527.0<text:s/></text:p>
          </table:table-cell>
          <table:table-cell office:value-type="float" office:value="149" table:style-name="ce12">
            <text:p>149.0<text:s/></text:p>
          </table:table-cell>
          <table:table-cell office:value-type="float" office:value="42.5" table:style-name="ce12">
            <text:p>42.5<text:s/></text:p>
          </table:table-cell>
          <table:table-cell office:value-type="float" office:value="4080" table:style-name="ce12">
            <text:p>4,080.0<text:s/></text:p>
          </table:table-cell>
          <table:table-cell office:value-type="float" office:value="189.5" table:style-name="ce12">
            <text:p>189.5<text:s/></text:p>
          </table:table-cell>
          <table:table-cell office:value-type="float" office:value="127.6" table:style-name="ce12">
            <text:p>127.6<text:s/></text:p>
          </table:table-cell>
          <table:table-cell office:value-type="string" table:style-name="ce12">
            <text:p>-</text:p>
          </table:table-cell>
          <table:table-cell office:value-type="string" table:style-name="ce58">
            <text:p>-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10" table:formula="msoxl:=IF(SUM(C18:C19)=0,&quot;-&quot;,SUM(C18:C19))" table:style-name="ce13">
            <text:p>10</text:p>
          </table:table-cell>
          <table:table-cell office:value-type="float" office:value="368.61" table:formula="msoxl:=IF(SUM(D18:D19)=0,&quot;-&quot;,SUM(D18:D19))" table:style-name="ce14">
            <text:p>368.6<text:s/></text:p>
          </table:table-cell>
          <table:table-cell office:value-type="float" office:value="132486" table:formula="msoxl:=IF(SUM(E18:E19)=0,&quot;-&quot;,SUM(E18:E19))" table:style-name="ce14">
            <text:p>132,486.0<text:s/></text:p>
          </table:table-cell>
          <table:table-cell office:value-type="float" office:value="53871" table:formula="msoxl:=IF(SUM(F18:F19)=0,&quot;-&quot;,SUM(F18:F19))" table:style-name="ce14">
            <text:p>53,871.0<text:s/></text:p>
          </table:table-cell>
          <table:table-cell office:value-type="float" office:value="77915" table:formula="msoxl:=IF(SUM(G18:G19)=0,&quot;-&quot;,SUM(G18:G19))" table:style-name="ce14">
            <text:p>77,915.0<text:s/></text:p>
          </table:table-cell>
          <table:table-cell office:value-type="float" office:value="492" table:formula="msoxl:=IF(SUM(H18:H19)=0,&quot;-&quot;,SUM(H18:H19))" table:style-name="ce14">
            <text:p>492.0<text:s/></text:p>
          </table:table-cell>
          <table:table-cell office:value-type="float" office:value="13711" table:formula="msoxl:=IF(SUM(I18:I19)=0,&quot;-&quot;,SUM(I18:I19))" table:style-name="ce14">
            <text:p>13,711.0<text:s/></text:p>
          </table:table-cell>
          <table:table-cell office:value-type="float" office:value="1881.3" table:formula="msoxl:=IF(SUM(J18:J19)=0,&quot;-&quot;,SUM(J18:J19))" table:style-name="ce14">
            <text:p>1,881.3<text:s/></text:p>
          </table:table-cell>
          <table:table-cell office:value-type="float" office:value="55062" table:formula="msoxl:=IF(SUM(K18:K19)=0,&quot;-&quot;,SUM(K18:K19))" table:style-name="ce14">
            <text:p>55,062.0<text:s/></text:p>
          </table:table-cell>
          <table:table-cell office:value-type="float" office:value="68930" table:formula="msoxl:=IF(SUM(L18:L19)=0,&quot;-&quot;,SUM(L18:L19))" table:style-name="ce14">
            <text:p>68,930.0<text:s/></text:p>
          </table:table-cell>
          <table:table-cell office:value-type="float" office:value="968" table:formula="msoxl:=IF(SUM(M18:M19)=0,&quot;-&quot;,SUM(M18:M19))" table:style-name="ce14">
            <text:p>968.0<text:s/></text:p>
          </table:table-cell>
          <table:table-cell office:value-type="float" office:value="9171" table:formula="msoxl:=IF(SUM(N18:N19)=0,&quot;-&quot;,SUM(N18:N19))" table:style-name="ce14">
            <text:p>9,171.0<text:s/></text:p>
          </table:table-cell>
          <table:table-cell office:value-type="float" office:value="81344" table:formula="msoxl:=IF(SUM(O18:O19)=0,&quot;-&quot;,SUM(O18:O19))" table:style-name="ce14">
            <text:p>81,344.0<text:s/></text:p>
          </table:table-cell>
          <table:table-cell office:value-type="float" office:value="41400" table:formula="msoxl:=IF(SUM(P18:P19)=0,&quot;-&quot;,SUM(P18:P19))" table:style-name="ce14">
            <text:p>41,400.0<text:s/></text:p>
          </table:table-cell>
          <table:table-cell office:value-type="float" office:value="57053" table:formula="msoxl:=IF(SUM(Q18:Q19)=0,&quot;-&quot;,SUM(Q18:Q19))" table:style-name="ce14">
            <text:p>57,053.0<text:s/></text:p>
          </table:table-cell>
          <table:table-cell office:value-type="float" office:value="387" table:formula="msoxl:=IF(SUM(R18:R19)=0,&quot;-&quot;,SUM(R18:R19))" table:style-name="ce56">
            <text:p>387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彰化縣</text:p>
          </table:table-cell>
          <table:table-cell office:value-type="string" table:style-name="ce7">
            <text:p>公營 PUB.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CHANGHWA COUNTY</text:p>
          </table:table-cell>
          <table:table-cell office:value-type="string" table:style-name="ce7">
            <text:p>民營 <text:s/>RPI.</text:p>
          </table:table-cell>
          <table:table-cell office:value-type="float" office:value="10" table:style-name="ce13">
            <text:p>10</text:p>
          </table:table-cell>
          <table:table-cell office:value-type="float" office:value="368.61" table:style-name="ce14">
            <text:p>368.6<text:s/></text:p>
          </table:table-cell>
          <table:table-cell office:value-type="float" office:value="132486" table:style-name="ce14">
            <text:p>132,486.0<text:s/></text:p>
          </table:table-cell>
          <table:table-cell office:value-type="float" office:value="53871" table:style-name="ce14">
            <text:p>53,871.0<text:s/></text:p>
          </table:table-cell>
          <table:table-cell office:value-type="float" office:value="77915" table:style-name="ce14">
            <text:p>77,915.0<text:s/></text:p>
          </table:table-cell>
          <table:table-cell office:value-type="float" office:value="492" table:style-name="ce14">
            <text:p>492.0<text:s/></text:p>
          </table:table-cell>
          <table:table-cell office:value-type="float" office:value="13711" table:style-name="ce14">
            <text:p>13,711.0<text:s/></text:p>
          </table:table-cell>
          <table:table-cell office:value-type="float" office:value="1881.3" table:style-name="ce14">
            <text:p>1,881.3<text:s/></text:p>
          </table:table-cell>
          <table:table-cell office:value-type="float" office:value="55062" table:style-name="ce14">
            <text:p>55,062.0<text:s/></text:p>
          </table:table-cell>
          <table:table-cell office:value-type="float" office:value="68930" table:style-name="ce14">
            <text:p>68,930.0<text:s/></text:p>
          </table:table-cell>
          <table:table-cell office:value-type="float" office:value="968" table:style-name="ce14">
            <text:p>968.0<text:s/></text:p>
          </table:table-cell>
          <table:table-cell office:value-type="float" office:value="9171" table:style-name="ce14">
            <text:p>9,171.0<text:s/></text:p>
          </table:table-cell>
          <table:table-cell office:value-type="float" office:value="81344" table:style-name="ce14">
            <text:p>81,344.0<text:s/></text:p>
          </table:table-cell>
          <table:table-cell office:value-type="float" office:value="41400" table:style-name="ce14">
            <text:p>41,400.0<text:s/></text:p>
          </table:table-cell>
          <table:table-cell office:value-type="float" office:value="57053" table:style-name="ce14">
            <text:p>57,053.0<text:s/></text:p>
          </table:table-cell>
          <table:table-cell office:value-type="float" office:value="387" table:style-name="ce56">
            <text:p>387.0<text:s/>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string" office:string-value="-" table:formula="msoxl:=IF(SUM(C22:C23)=0,&quot;-&quot;,SUM(C22:C23))" table:style-name="ce13">
            <text:p>-</text:p>
          </table:table-cell>
          <table:table-cell office:value-type="string" office:string-value="-" table:formula="msoxl:=IF(SUM(D22:D23)=0,&quot;-&quot;,SUM(D22:D23))" table:style-name="ce14">
            <text:p>-</text:p>
          </table:table-cell>
          <table:table-cell office:value-type="string" office:string-value="-" table:formula="msoxl:=IF(SUM(E22:E23)=0,&quot;-&quot;,SUM(E22:E23))" table:style-name="ce14">
            <text:p>-</text:p>
          </table:table-cell>
          <table:table-cell office:value-type="string" office:string-value="-" table:formula="msoxl:=IF(SUM(F22:F23)=0,&quot;-&quot;,SUM(F22:F23))" table:style-name="ce14">
            <text:p>-</text:p>
          </table:table-cell>
          <table:table-cell office:value-type="string" office:string-value="-" table:formula="msoxl:=IF(SUM(G22:G23)=0,&quot;-&quot;,SUM(G22:G23))" table:style-name="ce14">
            <text:p>-</text:p>
          </table:table-cell>
          <table:table-cell office:value-type="string" office:string-value="-" table:formula="msoxl:=IF(SUM(H22:H23)=0,&quot;-&quot;,SUM(H22:H23))" table:style-name="ce14">
            <text:p>-</text:p>
          </table:table-cell>
          <table:table-cell office:value-type="string" office:string-value="-" table:formula="msoxl:=IF(SUM(I22:I23)=0,&quot;-&quot;,SUM(I22:I23))" table:style-name="ce14">
            <text:p>-</text:p>
          </table:table-cell>
          <table:table-cell office:value-type="string" office:string-value="-" table:formula="msoxl:=IF(SUM(J22:J23)=0,&quot;-&quot;,SUM(J22:J23))" table:style-name="ce14">
            <text:p>-</text:p>
          </table:table-cell>
          <table:table-cell office:value-type="string" office:string-value="-" table:formula="msoxl:=IF(SUM(K22:K23)=0,&quot;-&quot;,SUM(K22:K23))" table:style-name="ce14">
            <text:p>-</text:p>
          </table:table-cell>
          <table:table-cell office:value-type="string" office:string-value="-" table:formula="msoxl:=IF(SUM(L22:L23)=0,&quot;-&quot;,SUM(L22:L23))" table:style-name="ce14">
            <text:p>-</text:p>
          </table:table-cell>
          <table:table-cell office:value-type="string" office:string-value="-" table:formula="msoxl:=IF(SUM(M22:M23)=0,&quot;-&quot;,SUM(M22:M23))" table:style-name="ce14">
            <text:p>-</text:p>
          </table:table-cell>
          <table:table-cell office:value-type="string" office:string-value="-" table:formula="msoxl:=IF(SUM(N22:N23)=0,&quot;-&quot;,SUM(N22:N23))" table:style-name="ce14">
            <text:p>-</text:p>
          </table:table-cell>
          <table:table-cell office:value-type="string" office:string-value="-" table:formula="msoxl:=IF(SUM(O22:O23)=0,&quot;-&quot;,SUM(O22:O23))" table:style-name="ce14">
            <text:p>-</text:p>
          </table:table-cell>
          <table:table-cell office:value-type="string" office:string-value="-" table:formula="msoxl:=IF(SUM(P22:P23)=0,&quot;-&quot;,SUM(P22:P23))" table:style-name="ce14">
            <text:p>-</text:p>
          </table:table-cell>
          <table:table-cell office:value-type="string" office:string-value="-" table:formula="msoxl:=IF(SUM(Q22:Q23)=0,&quot;-&quot;,SUM(Q22:Q23))" table:style-name="ce14">
            <text:p>-</text:p>
          </table:table-cell>
          <table:table-cell office:value-type="string" office:string-value="-" table:formula="msoxl:=IF(SUM(R22:R23)=0,&quot;-&quot;,SUM(R22:R23))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南投縣</text:p>
          </table:table-cell>
          <table:table-cell office:value-type="string" table:style-name="ce7">
            <text:p>公營 PUB.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NANTOU COUNTY</text:p>
          </table:table-cell>
          <table:table-cell office:value-type="string" table:style-name="ce7">
            <text:p>民營 <text:s/>RPI.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4" table:formula="msoxl:=IF(SUM(C26:C27)=0,&quot;-&quot;,SUM(C26:C27))" table:style-name="ce13">
            <text:p>4</text:p>
          </table:table-cell>
          <table:table-cell office:value-type="float" office:value="31" table:formula="msoxl:=IF(SUM(D26:D27)=0,&quot;-&quot;,SUM(D26:D27))" table:style-name="ce14">
            <text:p>31.0<text:s/></text:p>
          </table:table-cell>
          <table:table-cell office:value-type="float" office:value="8538" table:formula="msoxl:=IF(SUM(E26:E27)=0,&quot;-&quot;,SUM(E26:E27))" table:style-name="ce14">
            <text:p>8,538.0<text:s/></text:p>
          </table:table-cell>
          <table:table-cell office:value-type="float" office:value="7078" table:formula="msoxl:=IF(SUM(F26:F27)=0,&quot;-&quot;,SUM(F26:F27))" table:style-name="ce14">
            <text:p>7,078.0<text:s/></text:p>
          </table:table-cell>
          <table:table-cell office:value-type="float" office:value="1200" table:formula="msoxl:=IF(SUM(G26:G27)=0,&quot;-&quot;,SUM(G26:G27))" table:style-name="ce14">
            <text:p>1,200.0<text:s/></text:p>
          </table:table-cell>
          <table:table-cell office:value-type="float" office:value="326.5" table:formula="msoxl:=IF(SUM(H26:H27)=0,&quot;-&quot;,SUM(H26:H27))" table:style-name="ce14">
            <text:p>326.5<text:s/></text:p>
          </table:table-cell>
          <table:table-cell office:value-type="string" office:string-value="-" table:formula="msoxl:=IF(SUM(I26:I27)=0,&quot;-&quot;,SUM(I26:I27))" table:style-name="ce14">
            <text:p>-</text:p>
          </table:table-cell>
          <table:table-cell office:value-type="string" office:string-value="-" table:formula="msoxl:=IF(SUM(J26:J27)=0,&quot;-&quot;,SUM(J26:J27))" table:style-name="ce14">
            <text:p>-</text:p>
          </table:table-cell>
          <table:table-cell office:value-type="string" office:string-value="-" table:formula="msoxl:=IF(SUM(K26:K27)=0,&quot;-&quot;,SUM(K26:K27))" table:style-name="ce14">
            <text:p>-</text:p>
          </table:table-cell>
          <table:table-cell office:value-type="string" office:string-value="-" table:formula="msoxl:=IF(SUM(L26:L27)=0,&quot;-&quot;,SUM(L26:L27))" table:style-name="ce14">
            <text:p>-</text:p>
          </table:table-cell>
          <table:table-cell office:value-type="string" office:string-value="-" table:formula="msoxl:=IF(SUM(M26:M27)=0,&quot;-&quot;,SUM(M26:M27))" table:style-name="ce14">
            <text:p>-</text:p>
          </table:table-cell>
          <table:table-cell office:value-type="float" office:value="8617" table:formula="msoxl:=IF(SUM(N26:N27)=0,&quot;-&quot;,SUM(N26:N27))" table:style-name="ce14">
            <text:p>8,617.0<text:s/></text:p>
          </table:table-cell>
          <table:table-cell office:value-type="float" office:value="2955" table:formula="msoxl:=IF(SUM(O26:O27)=0,&quot;-&quot;,SUM(O26:O27))" table:style-name="ce14">
            <text:p>2,955.0<text:s/></text:p>
          </table:table-cell>
          <table:table-cell office:value-type="float" office:value="1150" table:formula="msoxl:=IF(SUM(P26:P27)=0,&quot;-&quot;,SUM(P26:P27))" table:style-name="ce14">
            <text:p>1,150.0<text:s/></text:p>
          </table:table-cell>
          <table:table-cell office:value-type="float" office:value="1100" table:formula="msoxl:=IF(SUM(Q26:Q27)=0,&quot;-&quot;,SUM(Q26:Q27))" table:style-name="ce14">
            <text:p>1,100.0<text:s/></text:p>
          </table:table-cell>
          <table:table-cell office:value-type="float" office:value="625" table:formula="msoxl:=IF(SUM(R26:R27)=0,&quot;-&quot;,SUM(R26:R27))" table:style-name="ce56">
            <text:p>625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雲林縣</text:p>
          </table:table-cell>
          <table:table-cell office:value-type="string" table:style-name="ce7">
            <text:p>公營 PUB.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YUNLIN COUNTY</text:p>
          </table:table-cell>
          <table:table-cell office:value-type="string" table:style-name="ce7">
            <text:p>民營 <text:s/>RPI.</text:p>
          </table:table-cell>
          <table:table-cell office:value-type="float" office:value="4" table:style-name="ce13">
            <text:p>4</text:p>
          </table:table-cell>
          <table:table-cell office:value-type="float" office:value="31" table:style-name="ce14">
            <text:p>31.0<text:s/></text:p>
          </table:table-cell>
          <table:table-cell office:value-type="float" office:value="8538" table:style-name="ce14">
            <text:p>8,538.0<text:s/></text:p>
          </table:table-cell>
          <table:table-cell office:value-type="float" office:value="7078" table:style-name="ce14">
            <text:p>7,078.0<text:s/></text:p>
          </table:table-cell>
          <table:table-cell office:value-type="float" office:value="1200" table:style-name="ce14">
            <text:p>1,200.0<text:s/></text:p>
          </table:table-cell>
          <table:table-cell office:value-type="float" office:value="326.5" table:style-name="ce14">
            <text:p>326.5<text:s/>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float" office:value="8617" table:style-name="ce14">
            <text:p>8,617.0<text:s/></text:p>
          </table:table-cell>
          <table:table-cell office:value-type="float" office:value="2955" table:style-name="ce14">
            <text:p>2,955.0<text:s/></text:p>
          </table:table-cell>
          <table:table-cell office:value-type="float" office:value="1150" table:style-name="ce14">
            <text:p>1,150.0<text:s/></text:p>
          </table:table-cell>
          <table:table-cell office:value-type="float" office:value="1100" table:style-name="ce14">
            <text:p>1,100.0<text:s/></text:p>
          </table:table-cell>
          <table:table-cell office:value-type="float" office:value="625" table:style-name="ce56">
            <text:p>625.0<text:s/>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12" table:formula="msoxl:=IF(SUM(C30:C31)=0,&quot;-&quot;,SUM(C30:C31))" table:style-name="ce13">
            <text:p>12</text:p>
          </table:table-cell>
          <table:table-cell office:value-type="float" office:value="85" table:formula="msoxl:=IF(SUM(D30:D31)=0,&quot;-&quot;,SUM(D30:D31))" table:style-name="ce14">
            <text:p>85.0<text:s/></text:p>
          </table:table-cell>
          <table:table-cell office:value-type="float" office:value="17550" table:formula="msoxl:=IF(SUM(E30:E31)=0,&quot;-&quot;,SUM(E30:E31))" table:style-name="ce14">
            <text:p>17,550.0<text:s/></text:p>
          </table:table-cell>
          <table:table-cell office:value-type="float" office:value="17455" table:formula="msoxl:=IF(SUM(F30:F31)=0,&quot;-&quot;,SUM(F30:F31))" table:style-name="ce14">
            <text:p>17,455.0<text:s/></text:p>
          </table:table-cell>
          <table:table-cell office:value-type="float" office:value="95" table:formula="msoxl:=IF(SUM(G30:G31)=0,&quot;-&quot;,SUM(G30:G31))" table:style-name="ce14">
            <text:p>95.0<text:s/></text:p>
          </table:table-cell>
          <table:table-cell office:value-type="float" office:value="580" table:formula="msoxl:=IF(SUM(H30:H31)=0,&quot;-&quot;,SUM(H30:H31))" table:style-name="ce14">
            <text:p>580.0<text:s/></text:p>
          </table:table-cell>
          <table:table-cell office:value-type="float" office:value="500" table:formula="msoxl:=IF(SUM(I30:I31)=0,&quot;-&quot;,SUM(I30:I31))" table:style-name="ce14">
            <text:p>500.0<text:s/></text:p>
          </table:table-cell>
          <table:table-cell office:value-type="float" office:value="100" table:formula="msoxl:=IF(SUM(J30:J31)=0,&quot;-&quot;,SUM(J30:J31))" table:style-name="ce14">
            <text:p>100.0<text:s/></text:p>
          </table:table-cell>
          <table:table-cell office:value-type="float" office:value="6500" table:formula="msoxl:=IF(SUM(K30:K31)=0,&quot;-&quot;,SUM(K30:K31))" table:style-name="ce14">
            <text:p>6,500.0<text:s/></text:p>
          </table:table-cell>
          <table:table-cell office:value-type="float" office:value="800" table:formula="msoxl:=IF(SUM(L30:L31)=0,&quot;-&quot;,SUM(L30:L31))" table:style-name="ce14">
            <text:p>800.0<text:s/></text:p>
          </table:table-cell>
          <table:table-cell office:value-type="float" office:value="580" table:formula="msoxl:=IF(SUM(M30:M31)=0,&quot;-&quot;,SUM(M30:M31))" table:style-name="ce14">
            <text:p>580.0<text:s/></text:p>
          </table:table-cell>
          <table:table-cell office:value-type="string" office:string-value="-" table:formula="msoxl:=IF(SUM(N30:N31)=0,&quot;-&quot;,SUM(N30:N31))" table:style-name="ce14">
            <text:p>-</text:p>
          </table:table-cell>
          <table:table-cell office:value-type="string" office:string-value="-" table:formula="msoxl:=IF(SUM(O30:O31)=0,&quot;-&quot;,SUM(O30:O31))" table:style-name="ce14">
            <text:p>-</text:p>
          </table:table-cell>
          <table:table-cell office:value-type="string" office:string-value="-" table:formula="msoxl:=IF(SUM(P30:P31)=0,&quot;-&quot;,SUM(P30:P31))" table:style-name="ce14">
            <text:p>-</text:p>
          </table:table-cell>
          <table:table-cell office:value-type="string" office:string-value="-" table:formula="msoxl:=IF(SUM(Q30:Q31)=0,&quot;-&quot;,SUM(Q30:Q31))" table:style-name="ce14">
            <text:p>-</text:p>
          </table:table-cell>
          <table:table-cell office:value-type="string" office:string-value="-" table:formula="msoxl:=IF(SUM(R30:R31)=0,&quot;-&quot;,SUM(R30:R31))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嘉義縣</text:p>
          </table:table-cell>
          <table:table-cell office:value-type="string" table:style-name="ce7">
            <text:p>公營 PUB.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CHIAYI COUNTY</text:p>
          </table:table-cell>
          <table:table-cell office:value-type="string" table:style-name="ce7">
            <text:p>民營 <text:s/>RPI.</text:p>
          </table:table-cell>
          <table:table-cell office:value-type="float" office:value="12" table:style-name="ce13">
            <text:p>12</text:p>
          </table:table-cell>
          <table:table-cell office:value-type="float" office:value="85" table:style-name="ce14">
            <text:p>85.0<text:s/></text:p>
          </table:table-cell>
          <table:table-cell office:value-type="float" office:value="17550" table:style-name="ce14">
            <text:p>17,550.0<text:s/></text:p>
          </table:table-cell>
          <table:table-cell office:value-type="float" office:value="17455" table:style-name="ce14">
            <text:p>17,455.0<text:s/></text:p>
          </table:table-cell>
          <table:table-cell office:value-type="float" office:value="95" table:style-name="ce14">
            <text:p>95.0<text:s/></text:p>
          </table:table-cell>
          <table:table-cell office:value-type="float" office:value="580" table:style-name="ce14">
            <text:p>580.0<text:s/></text:p>
          </table:table-cell>
          <table:table-cell office:value-type="float" office:value="500" table:style-name="ce14">
            <text:p>500.0<text:s/></text:p>
          </table:table-cell>
          <table:table-cell office:value-type="float" office:value="100" table:style-name="ce14">
            <text:p>100.0<text:s/></text:p>
          </table:table-cell>
          <table:table-cell office:value-type="float" office:value="6500" table:style-name="ce14">
            <text:p>6,500.0<text:s/></text:p>
          </table:table-cell>
          <table:table-cell office:value-type="float" office:value="800" table:style-name="ce14">
            <text:p>800.0<text:s/></text:p>
          </table:table-cell>
          <table:table-cell office:value-type="float" office:value="580" table:style-name="ce14">
            <text:p>580.0<text:s/>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9" table:formula="msoxl:=IF(SUM(C34:C35)=0,&quot;-&quot;,SUM(C34:C35))" table:style-name="ce13">
            <text:p>9</text:p>
          </table:table-cell>
          <table:table-cell office:value-type="float" office:value="48.5" table:formula="msoxl:=IF(SUM(D34:D35)=0,&quot;-&quot;,SUM(D34:D35))" table:style-name="ce14">
            <text:p>48.5<text:s/></text:p>
          </table:table-cell>
          <table:table-cell office:value-type="float" office:value="12795" table:formula="msoxl:=IF(SUM(E34:E35)=0,&quot;-&quot;,SUM(E34:E35))" table:style-name="ce14">
            <text:p>12,795.0<text:s/></text:p>
          </table:table-cell>
          <table:table-cell office:value-type="float" office:value="11285" table:formula="msoxl:=IF(SUM(F34:F35)=0,&quot;-&quot;,SUM(F34:F35))" table:style-name="ce14">
            <text:p>11,285.0<text:s/></text:p>
          </table:table-cell>
          <table:table-cell office:value-type="float" office:value="1067" table:formula="msoxl:=IF(SUM(G34:G35)=0,&quot;-&quot;,SUM(G34:G35))" table:style-name="ce14">
            <text:p>1,067.0<text:s/></text:p>
          </table:table-cell>
          <table:table-cell office:value-type="float" office:value="365" table:formula="msoxl:=IF(SUM(H34:H35)=0,&quot;-&quot;,SUM(H34:H35))" table:style-name="ce14">
            <text:p>365.0<text:s/></text:p>
          </table:table-cell>
          <table:table-cell office:value-type="float" office:value="13426.5" table:formula="msoxl:=IF(SUM(I34:I35)=0,&quot;-&quot;,SUM(I34:I35))" table:style-name="ce14">
            <text:p>13,426.5<text:s/></text:p>
          </table:table-cell>
          <table:table-cell office:value-type="float" office:value="10085" table:formula="msoxl:=IF(SUM(J34:J35)=0,&quot;-&quot;,SUM(J34:J35))" table:style-name="ce14">
            <text:p>10,085.0<text:s/></text:p>
          </table:table-cell>
          <table:table-cell office:value-type="float" office:value="2555" table:formula="msoxl:=IF(SUM(K34:K35)=0,&quot;-&quot;,SUM(K34:K35))" table:style-name="ce14">
            <text:p>2,555.0<text:s/></text:p>
          </table:table-cell>
          <table:table-cell office:value-type="float" office:value="1850" table:formula="msoxl:=IF(SUM(L34:L35)=0,&quot;-&quot;,SUM(L34:L35))" table:style-name="ce14">
            <text:p>1,850.0<text:s/></text:p>
          </table:table-cell>
          <table:table-cell office:value-type="float" office:value="1343" table:formula="msoxl:=IF(SUM(M34:M35)=0,&quot;-&quot;,SUM(M34:M35))" table:style-name="ce14">
            <text:p>1,343.0<text:s/></text:p>
          </table:table-cell>
          <table:table-cell office:value-type="float" office:value="1175.5" table:formula="msoxl:=IF(SUM(N34:N35)=0,&quot;-&quot;,SUM(N34:N35))" table:style-name="ce14">
            <text:p>1,175.5<text:s/></text:p>
          </table:table-cell>
          <table:table-cell office:value-type="float" office:value="73" table:formula="msoxl:=IF(SUM(O34:O35)=0,&quot;-&quot;,SUM(O34:O35))" table:style-name="ce14">
            <text:p>73.0<text:s/></text:p>
          </table:table-cell>
          <table:table-cell office:value-type="float" office:value="2570" table:formula="msoxl:=IF(SUM(P34:P35)=0,&quot;-&quot;,SUM(P34:P35))" table:style-name="ce14">
            <text:p>2,570.0<text:s/></text:p>
          </table:table-cell>
          <table:table-cell office:value-type="float" office:value="283" table:formula="msoxl:=IF(SUM(Q34:Q35)=0,&quot;-&quot;,SUM(Q34:Q35))" table:style-name="ce14">
            <text:p>283.0<text:s/></text:p>
          </table:table-cell>
          <table:table-cell office:value-type="float" office:value="155" table:formula="msoxl:=IF(SUM(R34:R35)=0,&quot;-&quot;,SUM(R34:R35))" table:style-name="ce56">
            <text:p>155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屏東縣</text:p>
          </table:table-cell>
          <table:table-cell office:value-type="string" table:style-name="ce7">
            <text:p>公營 PUB.</text:p>
          </table:table-cell>
          <table:table-cell office:value-type="float" office:value="1" table:style-name="ce13">
            <text:p>1</text:p>
          </table:table-cell>
          <table:table-cell office:value-type="float" office:value="18" table:style-name="ce14">
            <text:p>18.0<text:s/></text:p>
          </table:table-cell>
          <table:table-cell office:value-type="float" office:value="2350" table:style-name="ce14">
            <text:p>2,350.0<text:s/></text:p>
          </table:table-cell>
          <table:table-cell office:value-type="float" office:value="1885" table:style-name="ce14">
            <text:p>1,885.0<text:s/></text:p>
          </table:table-cell>
          <table:table-cell office:value-type="float" office:value="32" table:style-name="ce14">
            <text:p>32.0<text:s/></text:p>
          </table:table-cell>
          <table:table-cell office:value-type="float" office:value="50" table:style-name="ce14">
            <text:p>50.0<text:s/>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float" office:value="177" table:style-name="ce14">
            <text:p>177.0<text:s/></text:p>
          </table:table-cell>
          <table:table-cell office:value-type="float" office:value="8" table:style-name="ce14">
            <text:p>8.0<text:s/></text:p>
          </table:table-cell>
          <table:table-cell office:value-type="float" office:value="5" table:style-name="ce14">
            <text:p>5.0<text:s/></text:p>
          </table:table-cell>
          <table:table-cell office:value-type="float" office:value="3" table:style-name="ce14">
            <text:p>3.0<text:s/></text:p>
          </table:table-cell>
          <table:table-cell office:value-type="float" office:value="19" table:style-name="ce56">
            <text:p>19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PINGTUNG COUNTY</text:p>
          </table:table-cell>
          <table:table-cell office:value-type="string" table:style-name="ce7">
            <text:p>民營 <text:s/>RPI.</text:p>
          </table:table-cell>
          <table:table-cell office:value-type="float" office:value="8" table:style-name="ce13">
            <text:p>8</text:p>
          </table:table-cell>
          <table:table-cell office:value-type="float" office:value="30.5" table:style-name="ce14">
            <text:p>30.5<text:s/></text:p>
          </table:table-cell>
          <table:table-cell office:value-type="float" office:value="10445" table:style-name="ce14">
            <text:p>10,445.0<text:s/></text:p>
          </table:table-cell>
          <table:table-cell office:value-type="float" office:value="9400" table:style-name="ce14">
            <text:p>9,400.0<text:s/></text:p>
          </table:table-cell>
          <table:table-cell office:value-type="float" office:value="1035" table:style-name="ce14">
            <text:p>1,035.0<text:s/></text:p>
          </table:table-cell>
          <table:table-cell office:value-type="float" office:value="315" table:style-name="ce14">
            <text:p>315.0<text:s/></text:p>
          </table:table-cell>
          <table:table-cell office:value-type="float" office:value="13426.5" table:style-name="ce14">
            <text:p>13,426.5<text:s/></text:p>
          </table:table-cell>
          <table:table-cell office:value-type="float" office:value="10085" table:style-name="ce14">
            <text:p>10,085.0<text:s/></text:p>
          </table:table-cell>
          <table:table-cell office:value-type="float" office:value="2555" table:style-name="ce14">
            <text:p>2,555.0<text:s/></text:p>
          </table:table-cell>
          <table:table-cell office:value-type="float" office:value="1850" table:style-name="ce14">
            <text:p>1,850.0<text:s/></text:p>
          </table:table-cell>
          <table:table-cell office:value-type="float" office:value="1343" table:style-name="ce14">
            <text:p>1,343.0<text:s/></text:p>
          </table:table-cell>
          <table:table-cell office:value-type="float" office:value="998.5" table:style-name="ce14">
            <text:p>998.5<text:s/></text:p>
          </table:table-cell>
          <table:table-cell office:value-type="float" office:value="65" table:style-name="ce14">
            <text:p>65.0<text:s/></text:p>
          </table:table-cell>
          <table:table-cell office:value-type="float" office:value="2565" table:style-name="ce14">
            <text:p>2,565.0<text:s/></text:p>
          </table:table-cell>
          <table:table-cell office:value-type="float" office:value="280" table:style-name="ce14">
            <text:p>280.0<text:s/></text:p>
          </table:table-cell>
          <table:table-cell office:value-type="float" office:value="136" table:style-name="ce56">
            <text:p>136.0<text:s/>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2" table:formula="msoxl:=IF(SUM(C38:C39)=0,&quot;-&quot;,SUM(C38:C39))" table:style-name="ce13">
            <text:p>2</text:p>
          </table:table-cell>
          <table:table-cell office:value-type="float" office:value="68.7" table:formula="msoxl:=IF(SUM(D38:D39)=0,&quot;-&quot;,SUM(D38:D39))" table:style-name="ce14">
            <text:p>68.7<text:s/></text:p>
          </table:table-cell>
          <table:table-cell office:value-type="float" office:value="25060" table:formula="msoxl:=IF(SUM(E38:E39)=0,&quot;-&quot;,SUM(E38:E39))" table:style-name="ce14">
            <text:p>25,060.0<text:s/></text:p>
          </table:table-cell>
          <table:table-cell office:value-type="float" office:value="25060" table:formula="msoxl:=IF(SUM(F38:F39)=0,&quot;-&quot;,SUM(F38:F39))" table:style-name="ce14">
            <text:p>25,060.0<text:s/></text:p>
          </table:table-cell>
          <table:table-cell office:value-type="string" office:string-value="-" table:formula="msoxl:=IF(SUM(G38:G39)=0,&quot;-&quot;,SUM(G38:G39))" table:style-name="ce14">
            <text:p>-</text:p>
          </table:table-cell>
          <table:table-cell office:value-type="float" office:value="325" table:formula="msoxl:=IF(SUM(H38:H39)=0,&quot;-&quot;,SUM(H38:H39))" table:style-name="ce14">
            <text:p>325.0<text:s/></text:p>
          </table:table-cell>
          <table:table-cell office:value-type="float" office:value="1011" table:formula="msoxl:=IF(SUM(I38:I39)=0,&quot;-&quot;,SUM(I38:I39))" table:style-name="ce14">
            <text:p>1,011.0<text:s/></text:p>
          </table:table-cell>
          <table:table-cell office:value-type="float" office:value="210" table:formula="msoxl:=IF(SUM(J38:J39)=0,&quot;-&quot;,SUM(J38:J39))" table:style-name="ce14">
            <text:p>210.0<text:s/></text:p>
          </table:table-cell>
          <table:table-cell office:value-type="float" office:value="40" table:formula="msoxl:=IF(SUM(K38:K39)=0,&quot;-&quot;,SUM(K38:K39))" table:style-name="ce14">
            <text:p>40.0<text:s/></text:p>
          </table:table-cell>
          <table:table-cell office:value-type="string" office:string-value="-" table:formula="msoxl:=IF(SUM(L38:L39)=0,&quot;-&quot;,SUM(L38:L39))" table:style-name="ce14">
            <text:p>-</text:p>
          </table:table-cell>
          <table:table-cell office:value-type="float" office:value="200" table:formula="msoxl:=IF(SUM(M38:M39)=0,&quot;-&quot;,SUM(M38:M39))" table:style-name="ce14">
            <text:p>200.0<text:s/></text:p>
          </table:table-cell>
          <table:table-cell office:value-type="string" office:string-value="-" table:formula="msoxl:=IF(SUM(N38:N39)=0,&quot;-&quot;,SUM(N38:N39))" table:style-name="ce14">
            <text:p>-</text:p>
          </table:table-cell>
          <table:table-cell office:value-type="string" office:string-value="-" table:formula="msoxl:=IF(SUM(O38:O39)=0,&quot;-&quot;,SUM(O38:O39))" table:style-name="ce14">
            <text:p>-</text:p>
          </table:table-cell>
          <table:table-cell office:value-type="string" office:string-value="-" table:formula="msoxl:=IF(SUM(P38:P39)=0,&quot;-&quot;,SUM(P38:P39))" table:style-name="ce14">
            <text:p>-</text:p>
          </table:table-cell>
          <table:table-cell office:value-type="string" office:string-value="-" table:formula="msoxl:=IF(SUM(Q38:Q39)=0,&quot;-&quot;,SUM(Q38:Q39))" table:style-name="ce14">
            <text:p>-</text:p>
          </table:table-cell>
          <table:table-cell office:value-type="float" office:value="100" table:formula="msoxl:=IF(SUM(R38:R39)=0,&quot;-&quot;,SUM(R38:R39))" table:style-name="ce56">
            <text:p>100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臺東縣</text:p>
          </table:table-cell>
          <table:table-cell office:value-type="string" table:style-name="ce7">
            <text:p>公營 PUB.</text:p>
          </table:table-cell>
          <table:table-cell office:value-type="float" office:value="2" table:style-name="ce13">
            <text:p>2</text:p>
          </table:table-cell>
          <table:table-cell office:value-type="float" office:value="68.7" table:style-name="ce14">
            <text:p>68.7<text:s/></text:p>
          </table:table-cell>
          <table:table-cell office:value-type="float" office:value="25060" table:style-name="ce14">
            <text:p>25,060.0<text:s/></text:p>
          </table:table-cell>
          <table:table-cell office:value-type="float" office:value="25060" table:style-name="ce14">
            <text:p>25,060.0<text:s/></text:p>
          </table:table-cell>
          <table:table-cell office:value-type="string" table:style-name="ce14">
            <text:p>-</text:p>
          </table:table-cell>
          <table:table-cell office:value-type="float" office:value="325" table:style-name="ce14">
            <text:p>325.0<text:s/></text:p>
          </table:table-cell>
          <table:table-cell office:value-type="float" office:value="1011" table:style-name="ce14">
            <text:p>1,011.0<text:s/></text:p>
          </table:table-cell>
          <table:table-cell office:value-type="float" office:value="210" table:style-name="ce14">
            <text:p>210.0<text:s/></text:p>
          </table:table-cell>
          <table:table-cell office:value-type="float" office:value="40" table:style-name="ce14">
            <text:p>40.0<text:s/></text:p>
          </table:table-cell>
          <table:table-cell office:value-type="string" table:style-name="ce14">
            <text:p>-</text:p>
          </table:table-cell>
          <table:table-cell office:value-type="float" office:value="200" table:style-name="ce14">
            <text:p>200.0<text:s/>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float" office:value="100" table:style-name="ce56">
            <text:p>100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TAITUNG COUNTY</text:p>
          </table:table-cell>
          <table:table-cell office:value-type="string" table:style-name="ce7">
            <text:p>民營 <text:s/>RPI.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1" table:formula="msoxl:=IF(SUM(C42:C43)=0,&quot;-&quot;,SUM(C42:C43))" table:style-name="ce13">
            <text:p>1</text:p>
          </table:table-cell>
          <table:table-cell office:value-type="string" office:string-value="-" table:formula="msoxl:=IF(SUM(D42:D43)=0,&quot;-&quot;,SUM(D42:D43))" table:style-name="ce14">
            <text:p>-</text:p>
          </table:table-cell>
          <table:table-cell office:value-type="string" office:string-value="-" table:formula="msoxl:=IF(SUM(E42:E43)=0,&quot;-&quot;,SUM(E42:E43))" table:style-name="ce14">
            <text:p>-</text:p>
          </table:table-cell>
          <table:table-cell office:value-type="string" office:string-value="-" table:formula="msoxl:=IF(SUM(F42:F43)=0,&quot;-&quot;,SUM(F42:F43))" table:style-name="ce14">
            <text:p>-</text:p>
          </table:table-cell>
          <table:table-cell office:value-type="string" office:string-value="-" table:formula="msoxl:=IF(SUM(G42:G43)=0,&quot;-&quot;,SUM(G42:G43))" table:style-name="ce14">
            <text:p>-</text:p>
          </table:table-cell>
          <table:table-cell office:value-type="string" office:string-value="-" table:formula="msoxl:=IF(SUM(H42:H43)=0,&quot;-&quot;,SUM(H42:H43))" table:style-name="ce14">
            <text:p>-</text:p>
          </table:table-cell>
          <table:table-cell office:value-type="float" office:value="173" table:formula="msoxl:=IF(SUM(I42:I43)=0,&quot;-&quot;,SUM(I42:I43))" table:style-name="ce14">
            <text:p>173.0<text:s/></text:p>
          </table:table-cell>
          <table:table-cell office:value-type="float" office:value="318" table:formula="msoxl:=IF(SUM(J42:J43)=0,&quot;-&quot;,SUM(J42:J43))" table:style-name="ce14">
            <text:p>318.0<text:s/></text:p>
          </table:table-cell>
          <table:table-cell office:value-type="float" office:value="2400" table:formula="msoxl:=IF(SUM(K42:K43)=0,&quot;-&quot;,SUM(K42:K43))" table:style-name="ce14">
            <text:p>2,400.0<text:s/></text:p>
          </table:table-cell>
          <table:table-cell office:value-type="string" office:string-value="-" table:formula="msoxl:=IF(SUM(L42:L43)=0,&quot;-&quot;,SUM(L42:L43))" table:style-name="ce14">
            <text:p>-</text:p>
          </table:table-cell>
          <table:table-cell office:value-type="float" office:value="168" table:formula="msoxl:=IF(SUM(M42:M43)=0,&quot;-&quot;,SUM(M42:M43))" table:style-name="ce14">
            <text:p>168.0<text:s/></text:p>
          </table:table-cell>
          <table:table-cell office:value-type="float" office:value="140" table:formula="msoxl:=IF(SUM(N42:N43)=0,&quot;-&quot;,SUM(N42:N43))" table:style-name="ce14">
            <text:p>140.0<text:s/></text:p>
          </table:table-cell>
          <table:table-cell office:value-type="float" office:value="9000" table:formula="msoxl:=IF(SUM(O42:O43)=0,&quot;-&quot;,SUM(O42:O43))" table:style-name="ce14">
            <text:p>9,000.0<text:s/></text:p>
          </table:table-cell>
          <table:table-cell office:value-type="float" office:value="1500" table:formula="msoxl:=IF(SUM(P42:P43)=0,&quot;-&quot;,SUM(P42:P43))" table:style-name="ce14">
            <text:p>1,500.0<text:s/></text:p>
          </table:table-cell>
          <table:table-cell office:value-type="string" office:string-value="-" table:formula="msoxl:=IF(SUM(Q42:Q43)=0,&quot;-&quot;,SUM(Q42:Q43))" table:style-name="ce14">
            <text:p>-</text:p>
          </table:table-cell>
          <table:table-cell office:value-type="float" office:value="105" table:formula="msoxl:=IF(SUM(R42:R43)=0,&quot;-&quot;,SUM(R42:R43))" table:style-name="ce56">
            <text:p>105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花蓮縣</text:p>
          </table:table-cell>
          <table:table-cell office:value-type="string" table:style-name="ce7">
            <text:p>公營 PUB.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HWALIEN COUNTY</text:p>
          </table:table-cell>
          <table:table-cell office:value-type="string" table:style-name="ce7">
            <text:p>民營 <text:s/>RPI.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float" office:value="173" table:style-name="ce14">
            <text:p>173.0<text:s/></text:p>
          </table:table-cell>
          <table:table-cell office:value-type="float" office:value="318" table:style-name="ce14">
            <text:p>318.0<text:s/></text:p>
          </table:table-cell>
          <table:table-cell office:value-type="float" office:value="2400" table:style-name="ce14">
            <text:p>2,400.0<text:s/></text:p>
          </table:table-cell>
          <table:table-cell office:value-type="string" table:style-name="ce14">
            <text:p>-</text:p>
          </table:table-cell>
          <table:table-cell office:value-type="float" office:value="168" table:style-name="ce14">
            <text:p>168.0<text:s/></text:p>
          </table:table-cell>
          <table:table-cell office:value-type="float" office:value="140" table:style-name="ce14">
            <text:p>140.0<text:s/></text:p>
          </table:table-cell>
          <table:table-cell office:value-type="float" office:value="9000" table:style-name="ce14">
            <text:p>9,000.0<text:s/></text:p>
          </table:table-cell>
          <table:table-cell office:value-type="float" office:value="1500" table:style-name="ce14">
            <text:p>1,500.0<text:s/></text:p>
          </table:table-cell>
          <table:table-cell office:value-type="string" table:style-name="ce14">
            <text:p>-</text:p>
          </table:table-cell>
          <table:table-cell office:value-type="float" office:value="105" table:style-name="ce56">
            <text:p>105.0<text:s/>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7" table:formula="msoxl:=IF(SUM(C46:C47)=0,&quot;-&quot;,SUM(C46:C47))" table:style-name="ce13">
            <text:p>7</text:p>
          </table:table-cell>
          <table:table-cell office:value-type="float" office:value="264.10000000000002" table:formula="msoxl:=IF(SUM(D46:D47)=0,&quot;-&quot;,SUM(D46:D47))" table:style-name="ce14">
            <text:p>264.1<text:s/></text:p>
          </table:table-cell>
          <table:table-cell office:value-type="float" office:value="95620" table:formula="msoxl:=IF(SUM(E46:E47)=0,&quot;-&quot;,SUM(E46:E47))" table:style-name="ce14">
            <text:p>95,620.0<text:s/></text:p>
          </table:table-cell>
          <table:table-cell office:value-type="float" office:value="65658" table:formula="msoxl:=IF(SUM(F46:F47)=0,&quot;-&quot;,SUM(F46:F47))" table:style-name="ce14">
            <text:p>65,658.0<text:s/></text:p>
          </table:table-cell>
          <table:table-cell office:value-type="string" office:string-value="-" table:formula="msoxl:=IF(SUM(G46:G47)=0,&quot;-&quot;,SUM(G46:G47))" table:style-name="ce14">
            <text:p>-</text:p>
          </table:table-cell>
          <table:table-cell office:value-type="float" office:value="985" table:formula="msoxl:=IF(SUM(H46:H47)=0,&quot;-&quot;,SUM(H46:H47))" table:style-name="ce14">
            <text:p>985.0<text:s/></text:p>
          </table:table-cell>
          <table:table-cell office:value-type="float" office:value="1282" table:formula="msoxl:=IF(SUM(I46:I47)=0,&quot;-&quot;,SUM(I46:I47))" table:style-name="ce14">
            <text:p>1,282.0<text:s/></text:p>
          </table:table-cell>
          <table:table-cell office:value-type="float" office:value="1690" table:formula="msoxl:=IF(SUM(J46:J47)=0,&quot;-&quot;,SUM(J46:J47))" table:style-name="ce14">
            <text:p>1,690.0<text:s/></text:p>
          </table:table-cell>
          <table:table-cell office:value-type="string" office:string-value="-" table:formula="msoxl:=IF(SUM(K46:K47)=0,&quot;-&quot;,SUM(K46:K47))" table:style-name="ce14">
            <text:p>-</text:p>
          </table:table-cell>
          <table:table-cell office:value-type="string" office:string-value="-" table:formula="msoxl:=IF(SUM(L46:L47)=0,&quot;-&quot;,SUM(L46:L47))" table:style-name="ce14">
            <text:p>-</text:p>
          </table:table-cell>
          <table:table-cell office:value-type="float" office:value="320" table:formula="msoxl:=IF(SUM(M46:M47)=0,&quot;-&quot;,SUM(M46:M47))" table:style-name="ce14">
            <text:p>320.0<text:s/></text:p>
          </table:table-cell>
          <table:table-cell office:value-type="string" office:string-value="-" table:formula="msoxl:=IF(SUM(N46:N47)=0,&quot;-&quot;,SUM(N46:N47))" table:style-name="ce14">
            <text:p>-</text:p>
          </table:table-cell>
          <table:table-cell office:value-type="string" office:string-value="-" table:formula="msoxl:=IF(SUM(O46:O47)=0,&quot;-&quot;,SUM(O46:O47))" table:style-name="ce14">
            <text:p>-</text:p>
          </table:table-cell>
          <table:table-cell office:value-type="string" office:string-value="-" table:formula="msoxl:=IF(SUM(P46:P47)=0,&quot;-&quot;,SUM(P46:P47))" table:style-name="ce14">
            <text:p>-</text:p>
          </table:table-cell>
          <table:table-cell office:value-type="string" office:string-value="-" table:formula="msoxl:=IF(SUM(Q46:Q47)=0,&quot;-&quot;,SUM(Q46:Q47))" table:style-name="ce14">
            <text:p>-</text:p>
          </table:table-cell>
          <table:table-cell office:value-type="string" office:string-value="-" table:formula="msoxl:=IF(SUM(R46:R47)=0,&quot;-&quot;,SUM(R46:R47))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澎湖縣</text:p>
          </table:table-cell>
          <table:table-cell office:value-type="string" table:style-name="ce7">
            <text:p>公營 PUB.</text:p>
          </table:table-cell>
          <table:table-cell office:value-type="float" office:value="2" table:style-name="ce13">
            <text:p>2</text:p>
          </table:table-cell>
          <table:table-cell office:value-type="float" office:value="99" table:style-name="ce14">
            <text:p>99.0<text:s/></text:p>
          </table:table-cell>
          <table:table-cell office:value-type="float" office:value="35760" table:style-name="ce14">
            <text:p>35,760.0<text:s/></text:p>
          </table:table-cell>
          <table:table-cell office:value-type="float" office:value="21262" table:style-name="ce14">
            <text:p>21,262.0<text:s/></text:p>
          </table:table-cell>
          <table:table-cell office:value-type="string" table:style-name="ce14">
            <text:p>-</text:p>
          </table:table-cell>
          <table:table-cell office:value-type="float" office:value="280" table:style-name="ce14">
            <text:p>280.0<text:s/></text:p>
          </table:table-cell>
          <table:table-cell office:value-type="float" office:value="490" table:style-name="ce14">
            <text:p>490.0<text:s/></text:p>
          </table:table-cell>
          <table:table-cell office:value-type="float" office:value="490" table:style-name="ce14">
            <text:p>490.0<text:s/>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float" office:value="60" table:style-name="ce14">
            <text:p>60.0<text:s/>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PENGHU COUNTY</text:p>
          </table:table-cell>
          <table:table-cell office:value-type="string" table:style-name="ce7">
            <text:p>民營 <text:s/>RPI.</text:p>
          </table:table-cell>
          <table:table-cell office:value-type="float" office:value="5" table:style-name="ce13">
            <text:p>5</text:p>
          </table:table-cell>
          <table:table-cell office:value-type="float" office:value="165.1" table:style-name="ce14">
            <text:p>165.1<text:s/></text:p>
          </table:table-cell>
          <table:table-cell office:value-type="float" office:value="59860" table:style-name="ce14">
            <text:p>59,860.0<text:s/></text:p>
          </table:table-cell>
          <table:table-cell office:value-type="float" office:value="44396" table:style-name="ce14">
            <text:p>44,396.0<text:s/></text:p>
          </table:table-cell>
          <table:table-cell office:value-type="string" table:style-name="ce14">
            <text:p>-</text:p>
          </table:table-cell>
          <table:table-cell office:value-type="float" office:value="705" table:style-name="ce14">
            <text:p>705.0<text:s/></text:p>
          </table:table-cell>
          <table:table-cell office:value-type="float" office:value="792" table:style-name="ce14">
            <text:p>792.0<text:s/></text:p>
          </table:table-cell>
          <table:table-cell office:value-type="float" office:value="1200" table:style-name="ce14">
            <text:p>1,200.0<text:s/>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float" office:value="260" table:style-name="ce14">
            <text:p>260.0<text:s/>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string" office:string-value="-" table:formula="msoxl:=IF(SUM(C50:C51)=0,&quot;-&quot;,SUM(C50:C51))" table:style-name="ce13">
            <text:p>-</text:p>
          </table:table-cell>
          <table:table-cell office:value-type="string" office:string-value="-" table:formula="msoxl:=IF(SUM(D50:D51)=0,&quot;-&quot;,SUM(D50:D51))" table:style-name="ce14">
            <text:p>-</text:p>
          </table:table-cell>
          <table:table-cell office:value-type="string" office:string-value="-" table:formula="msoxl:=IF(SUM(E50:E51)=0,&quot;-&quot;,SUM(E50:E51))" table:style-name="ce14">
            <text:p>-</text:p>
          </table:table-cell>
          <table:table-cell office:value-type="string" office:string-value="-" table:formula="msoxl:=IF(SUM(F50:F51)=0,&quot;-&quot;,SUM(F50:F51))" table:style-name="ce14">
            <text:p>-</text:p>
          </table:table-cell>
          <table:table-cell office:value-type="string" office:string-value="-" table:formula="msoxl:=IF(SUM(G50:G51)=0,&quot;-&quot;,SUM(G50:G51))" table:style-name="ce14">
            <text:p>-</text:p>
          </table:table-cell>
          <table:table-cell office:value-type="string" office:string-value="-" table:formula="msoxl:=IF(SUM(H50:H51)=0,&quot;-&quot;,SUM(H50:H51))" table:style-name="ce14">
            <text:p>-</text:p>
          </table:table-cell>
          <table:table-cell office:value-type="string" office:string-value="-" table:formula="msoxl:=IF(SUM(I50:I51)=0,&quot;-&quot;,SUM(I50:I51))" table:style-name="ce14">
            <text:p>-</text:p>
          </table:table-cell>
          <table:table-cell office:value-type="string" office:string-value="-" table:formula="msoxl:=IF(SUM(J50:J51)=0,&quot;-&quot;,SUM(J50:J51))" table:style-name="ce14">
            <text:p>-</text:p>
          </table:table-cell>
          <table:table-cell office:value-type="string" office:string-value="-" table:formula="msoxl:=IF(SUM(K50:K51)=0,&quot;-&quot;,SUM(K50:K51))" table:style-name="ce14">
            <text:p>-</text:p>
          </table:table-cell>
          <table:table-cell office:value-type="string" office:string-value="-" table:formula="msoxl:=IF(SUM(L50:L51)=0,&quot;-&quot;,SUM(L50:L51))" table:style-name="ce14">
            <text:p>-</text:p>
          </table:table-cell>
          <table:table-cell office:value-type="string" office:string-value="-" table:formula="msoxl:=IF(SUM(M50:M51)=0,&quot;-&quot;,SUM(M50:M51))" table:style-name="ce14">
            <text:p>-</text:p>
          </table:table-cell>
          <table:table-cell office:value-type="string" office:string-value="-" table:formula="msoxl:=IF(SUM(N50:N51)=0,&quot;-&quot;,SUM(N50:N51))" table:style-name="ce14">
            <text:p>-</text:p>
          </table:table-cell>
          <table:table-cell office:value-type="string" office:string-value="-" table:formula="msoxl:=IF(SUM(O50:O51)=0,&quot;-&quot;,SUM(O50:O51))" table:style-name="ce14">
            <text:p>-</text:p>
          </table:table-cell>
          <table:table-cell office:value-type="string" office:string-value="-" table:formula="msoxl:=IF(SUM(P50:P51)=0,&quot;-&quot;,SUM(P50:P51))" table:style-name="ce14">
            <text:p>-</text:p>
          </table:table-cell>
          <table:table-cell office:value-type="string" office:string-value="-" table:formula="msoxl:=IF(SUM(Q50:Q51)=0,&quot;-&quot;,SUM(Q50:Q51))" table:style-name="ce14">
            <text:p>-</text:p>
          </table:table-cell>
          <table:table-cell office:value-type="string" office:string-value="-" table:formula="msoxl:=IF(SUM(R50:R51)=0,&quot;-&quot;,SUM(R50:R51))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基隆市</text:p>
          </table:table-cell>
          <table:table-cell office:value-type="string" table:style-name="ce7">
            <text:p>公營 PUB.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60">
            <text:p>KEELUNG CITY</text:p>
          </table:table-cell>
          <table:table-cell office:value-type="string" table:style-name="ce61">
            <text:p>民營 <text:s/>RPI.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65">
            <text:p>-</text:p>
          </table:table-cell>
          <table:table-cell table:number-columns-repeated="16366"/>
        </table:table-row>
        <table:table-row table:number-rows-repeated="1048525" table:style-name="ro3">
          <table:table-cell table:number-columns-repeated="16384"/>
        </table:table-row>
      </table:table>
      <table:table table:name="_製冰冷藏及凍結概況2(續完)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number-columns-repeated="16" table:default-cell-style-name="ce1"/>
        <table:table-column table:style-name="co7" table:number-columns-repeated="16357" table:default-cell-style-name="ce1"/>
        <table:table-row table:style-name="ro1">
          <table:table-cell office:value-type="string" table:number-columns-spanned="4" table:number-rows-spanned="1" table:style-name="ce29">
            <text:p>15‧製冰冷藏及凍結概況(續完)</text:p>
          </table:table-cell>
          <table:covered-table-cell table:number-columns-repeated="3"/>
          <table:table-cell table:number-columns-repeated="7" table:style-name="ce1"/>
          <table:table-cell office:value-type="string" table:number-columns-spanned="6" table:number-rows-spanned="1" table:style-name="ce29">
            <text:p>15‧REFRIGERATION FACILITIES (End)</text:p>
          </table:table-cell>
          <table:covered-table-cell table:number-columns-repeated="5"/>
          <table:table-cell table:number-columns-repeated="16367" table:style-name="ce1"/>
        </table:table-row>
        <table:table-row table:style-name="ro2">
          <table:table-cell table:number-columns-repeated="3" table:style-name="ce1"/>
          <table:table-cell office:value-type="string" table:number-columns-spanned="3" table:number-rows-spanned="1" table:style-name="ce28">
            <text:p>單位：數量：公噸</text:p>
          </table:table-cell>
          <table:covered-table-cell table:number-columns-repeated="2"/>
          <table:table-cell table:number-columns-repeated="9" table:style-name="ce1"/>
          <table:table-cell office:value-type="string" table:number-columns-spanned="2" table:number-rows-spanned="1" table:style-name="ce26">
            <text:p>Unit：Quantity：M</text:p>
          </table:table-cell>
          <table:covered-table-cell/>
          <table:table-cell office:value-type="string" table:style-name="ce2">
            <text:p>.T.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office:value-type="string" table:number-columns-spanned="3" table:number-rows-spanned="1" table:style-name="ce28">
            <text:p>單位：容積：立方公尺</text:p>
          </table:table-cell>
          <table:covered-table-cell table:number-columns-repeated="2"/>
          <table:table-cell table:number-columns-repeated="10" table:style-name="ce1"/>
          <table:table-cell office:value-type="string" table:style-name="ce3">
            <text:p><text:s text:c="12"/>Space <text:s/>：m</text:p>
          </table:table-cell>
          <table:table-cell office:value-type="string" table:style-name="ce4">
            <text:p>3</text:p>
          </table:table-cell>
          <table:table-cell table:number-columns-repeated="16366"/>
        </table:table-row>
        <table:table-row table:style-name="ro2">
          <table:table-cell table:style-name="ce41"/>
          <table:table-cell office:value-type="string" table:style-name="ce42">
            <text:p/>
          </table:table-cell>
          <table:table-cell office:value-type="string" table:style-name="ce43">
            <text:p/>
          </table:table-cell>
          <table:table-cell office:value-type="string" table:number-columns-spanned="5" table:number-rows-spanned="1" table:style-name="ce69">
            <text:p>製冰能力</text:p>
          </table:table-cell>
          <table:covered-table-cell table:number-columns-repeated="4"/>
          <table:table-cell office:value-type="string" table:number-columns-spanned="5" table:number-rows-spanned="1" table:style-name="ce69">
            <text:p>冷 <text:s text:c="23"/>藏</text:p>
          </table:table-cell>
          <table:covered-table-cell table:number-columns-repeated="4"/>
          <table:table-cell office:value-type="string" table:number-columns-spanned="5" table:number-rows-spanned="1" table:style-name="ce73">
            <text:p>凍 <text:s text:c="17"/>結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 table:style-name="ce48"/>
          <table:table-cell office:value-type="string" table:style-name="ce7">
            <text:p/>
          </table:table-cell>
          <table:table-cell office:value-type="string" table:style-name="ce8">
            <text:p/>
          </table:table-cell>
          <table:table-cell office:value-type="string" table:number-columns-spanned="5" table:number-rows-spanned="1" table:style-name="ce70">
            <text:p>Ice Making</text:p>
          </table:table-cell>
          <table:covered-table-cell table:number-columns-repeated="4"/>
          <table:table-cell office:value-type="string" table:number-columns-spanned="5" table:number-rows-spanned="1" table:style-name="ce70">
            <text:p>Cold Storage</text:p>
          </table:table-cell>
          <table:covered-table-cell table:number-columns-repeated="4"/>
          <table:table-cell office:value-type="string" table:number-columns-spanned="5" table:number-rows-spanned="1" table:style-name="ce74">
            <text:p>Freezing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 table:style-name="ce48"/>
          <table:table-cell table:style-name="ce7"/>
          <table:table-cell table:style-name="ce8"/>
          <table:table-cell table:number-columns-repeated="2" table:style-name="ce5"/>
          <table:table-cell office:value-type="string" table:number-columns-spanned="2" table:number-rows-spanned="1" table:style-name="ce72">
            <text:p>全 年 銷 售 量</text:p>
          </table:table-cell>
          <table:covered-table-cell/>
          <table:table-cell table:number-columns-repeated="3" table:style-name="ce5"/>
          <table:table-cell office:value-type="string" table:number-columns-spanned="2" table:number-rows-spanned="1" table:style-name="ce72">
            <text:p>全 年冷 藏 數 量</text:p>
          </table:table-cell>
          <table:covered-table-cell/>
          <table:table-cell table:number-columns-repeated="3" table:style-name="ce5"/>
          <table:table-cell office:value-type="string" table:number-columns-spanned="2" table:number-rows-spanned="1" table:style-name="ce72">
            <text:p>全 年 凍 結 數 量</text:p>
          </table:table-cell>
          <table:covered-table-cell/>
          <table:table-cell table:style-name="ce50"/>
          <table:table-cell table:number-columns-repeated="16366"/>
        </table:table-row>
        <table:table-row table:style-name="ro2">
          <table:table-cell table:style-name="ce48"/>
          <table:table-cell table:style-name="ce7"/>
          <table:table-cell table:style-name="ce8"/>
          <table:table-cell table:number-columns-repeated="2" table:style-name="ce6"/>
          <table:table-cell office:value-type="string" table:number-columns-spanned="2" table:number-rows-spanned="1" table:style-name="ce70">
            <text:p>Consumption</text:p>
          </table:table-cell>
          <table:covered-table-cell/>
          <table:table-cell table:number-columns-repeated="3" table:style-name="ce6"/>
          <table:table-cell office:value-type="string" table:number-columns-spanned="2" table:number-rows-spanned="1" table:style-name="ce70">
            <text:p>Quantity Stored</text:p>
          </table:table-cell>
          <table:covered-table-cell/>
          <table:table-cell table:number-columns-repeated="3" table:style-name="ce6"/>
          <table:table-cell office:value-type="string" table:number-columns-spanned="2" table:number-rows-spanned="1" table:style-name="ce70">
            <text:p>Quantity Frozen</text:p>
          </table:table-cell>
          <table:covered-table-cell/>
          <table:table-cell table:style-name="ce51"/>
          <table:table-cell table:number-columns-repeated="16366"/>
        </table:table-row>
        <table:table-row table:style-name="ro2">
          <table:table-cell office:value-type="string" table:style-name="ce48">
            <text:p>縣市別</text:p>
          </table:table-cell>
          <table:table-cell office:value-type="string" table:number-columns-spanned="2" table:number-rows-spanned="1" table:style-name="ce71">
            <text:p>廠數</text:p>
          </table:table-cell>
          <table:covered-table-cell/>
          <table:table-cell office:value-type="string" table:number-columns-spanned="1" table:number-rows-spanned="2" table:style-name="ce34">
            <text:p>日產能力</text:p>
          </table:table-cell>
          <table:table-cell office:value-type="string" table:number-columns-spanned="1" table:number-rows-spanned="2" table:style-name="ce34">
            <text:p>全年製冰數量</text:p>
          </table:table-cell>
          <table:table-cell office:value-type="string" table:number-columns-spanned="1" table:number-rows-spanned="2" table:style-name="ce36">
            <text:p>漁業用</text:p>
          </table:table-cell>
          <table:table-cell office:value-type="string" table:number-columns-spanned="1" table:number-rows-spanned="2" table:style-name="ce66">
            <text:p>非漁業用</text:p>
          </table:table-cell>
          <table:table-cell office:value-type="string" table:number-columns-spanned="1" table:number-rows-spanned="2" table:style-name="ce67">
            <text:p>馬力數</text:p>
          </table:table-cell>
          <table:table-cell office:value-type="string" table:number-columns-spanned="1" table:number-rows-spanned="2" table:style-name="ce40">
            <text:p>冷藏室容積</text:p>
          </table:table-cell>
          <table:table-cell office:value-type="string" table:style-name="ce19">
            <text:p>冷藏能力</text:p>
          </table:table-cell>
          <table:table-cell office:value-type="string" table:number-columns-spanned="1" table:number-rows-spanned="2" table:style-name="ce36">
            <text:p>水產物</text:p>
          </table:table-cell>
          <table:table-cell office:value-type="string" table:number-columns-spanned="1" table:number-rows-spanned="2" table:style-name="ce36">
            <text:p>非水產物</text:p>
          </table:table-cell>
          <table:table-cell office:value-type="string" table:number-columns-spanned="1" table:number-rows-spanned="2" table:style-name="ce34">
            <text:p>馬力數</text:p>
          </table:table-cell>
          <table:table-cell office:value-type="string" table:number-columns-spanned="1" table:number-rows-spanned="2" table:style-name="ce34">
            <text:p>凍結室容積</text:p>
          </table:table-cell>
          <table:table-cell office:value-type="string" table:style-name="ce19">
            <text:p>凍結能力</text:p>
          </table:table-cell>
          <table:table-cell office:value-type="string" table:number-columns-spanned="1" table:number-rows-spanned="2" table:style-name="ce36">
            <text:p>水產物</text:p>
          </table:table-cell>
          <table:table-cell office:value-type="string" table:number-columns-spanned="1" table:number-rows-spanned="2" table:style-name="ce36">
            <text:p>非水產物</text:p>
          </table:table-cell>
          <table:table-cell office:value-type="string" table:number-columns-spanned="1" table:number-rows-spanned="2" table:style-name="ce52">
            <text:p>馬力數</text:p>
          </table:table-cell>
          <table:table-cell table:number-columns-repeated="16366"/>
        </table:table-row>
        <table:table-row table:style-name="ro2">
          <table:table-cell table:style-name="ce48"/>
          <table:table-cell office:value-type="string" table:style-name="ce7">
            <text:p/>
          </table:table-cell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(公噸)</text:p>
          </table:table-cell>
          <table:covered-table-cell/>
          <table:covered-table-cell/>
          <table:covered-table-cell/>
          <table:covered-table-cell/>
          <table:table-cell office:value-type="string" table:style-name="ce6">
            <text:p>(公噸/日)</text:p>
          </table:table-cell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office:value-type="string" table:style-name="ce48">
            <text:p>District</text:p>
          </table:table-cell>
          <table:table-cell office:value-type="string" table:number-columns-spanned="2" table:number-rows-spanned="1" table:style-name="ce68">
            <text:p>Type of Plants</text:p>
          </table:table-cell>
          <table:covered-table-cell/>
          <table:table-cell office:value-type="string" table:style-name="ce6">
            <text:p>Daily</text:p>
          </table:table-cell>
          <table:table-cell office:value-type="string" table:style-name="ce6">
            <text:p>Quantity of</text:p>
          </table:table-cell>
          <table:table-cell office:value-type="string" table:style-name="ce6">
            <text:p>For</text:p>
          </table:table-cell>
          <table:table-cell office:value-type="string" table:style-name="ce6">
            <text:p>Non-</text:p>
          </table:table-cell>
          <table:table-cell office:value-type="string" table:style-name="ce6">
            <text:p>H.P.</text:p>
          </table:table-cell>
          <table:table-cell office:value-type="string" table:style-name="ce6">
            <text:p>Cold</text:p>
          </table:table-cell>
          <table:table-cell office:value-type="string" table:style-name="ce6">
            <text:p>Storage</text:p>
          </table:table-cell>
          <table:table-cell office:value-type="string" table:style-name="ce6">
            <text:p>Fishery</text:p>
          </table:table-cell>
          <table:table-cell office:value-type="string" table:style-name="ce6">
            <text:p>NonFishery</text:p>
          </table:table-cell>
          <table:table-cell office:value-type="string" table:style-name="ce6">
            <text:p>H.P.</text:p>
          </table:table-cell>
          <table:table-cell office:value-type="string" table:style-name="ce6">
            <text:p>Freezing</text:p>
          </table:table-cell>
          <table:table-cell office:value-type="string" table:style-name="ce6">
            <text:p>Freezing</text:p>
          </table:table-cell>
          <table:table-cell office:value-type="string" table:style-name="ce6">
            <text:p>Fishery</text:p>
          </table:table-cell>
          <table:table-cell office:value-type="string" table:style-name="ce6">
            <text:p>NonFishery</text:p>
          </table:table-cell>
          <table:table-cell office:value-type="string" table:style-name="ce51">
            <text:p>H.P.</text:p>
          </table:table-cell>
          <table:table-cell table:number-columns-repeated="16366"/>
        </table:table-row>
        <table:table-row table:style-name="ro2">
          <table:table-cell table:style-name="ce48"/>
          <table:table-cell office:value-type="string" table:style-name="ce7">
            <text:p/>
          </table:table-cell>
          <table:table-cell office:value-type="string" table:style-name="ce8">
            <text:p/>
          </table:table-cell>
          <table:table-cell office:value-type="string" table:style-name="ce6">
            <text:p>Production</text:p>
          </table:table-cell>
          <table:table-cell office:value-type="string" table:style-name="ce6">
            <text:p>Ice Making</text:p>
          </table:table-cell>
          <table:table-cell office:value-type="string" table:style-name="ce6">
            <text:p>Fisheries</text:p>
          </table:table-cell>
          <table:table-cell office:value-type="string" table:style-name="ce6">
            <text:p>Fisheries</text:p>
          </table:table-cell>
          <table:table-cell office:value-type="string" table:style-name="ce6">
            <text:p/>
          </table:table-cell>
          <table:table-cell office:value-type="string" table:style-name="ce6">
            <text:p>Storage</text:p>
          </table:table-cell>
          <table:table-cell office:value-type="string" table:style-name="ce6">
            <text:p><text:s/>Capacity</text:p>
          </table:table-cell>
          <table:table-cell office:value-type="string" table:style-name="ce6">
            <text:p>Products</text:p>
          </table:table-cell>
          <table:table-cell office:value-type="string" table:style-name="ce6">
            <text:p>Products</text:p>
          </table:table-cell>
          <table:table-cell office:value-type="string" table:style-name="ce6">
            <text:p/>
          </table:table-cell>
          <table:table-cell office:value-type="string" table:style-name="ce6">
            <text:p>Room</text:p>
          </table:table-cell>
          <table:table-cell office:value-type="string" table:style-name="ce6">
            <text:p>Capacity</text:p>
          </table:table-cell>
          <table:table-cell office:value-type="string" table:style-name="ce6">
            <text:p>Products</text:p>
          </table:table-cell>
          <table:table-cell office:value-type="string" table:style-name="ce6">
            <text:p>Products</text:p>
          </table:table-cell>
          <table:table-cell office:value-type="string" table:style-name="ce51">
            <text:p/>
          </table:table-cell>
          <table:table-cell table:number-columns-repeated="16366"/>
        </table:table-row>
        <table:table-row table:style-name="ro2">
          <table:table-cell table:style-name="ce53"/>
          <table:table-cell office:value-type="string" table:style-name="ce9">
            <text:p/>
          </table:table-cell>
          <table:table-cell office:value-type="string" table:style-name="ce10">
            <text:p/>
          </table:table-cell>
          <table:table-cell office:value-type="string" table:style-name="ce11">
            <text:p>Capacity</text:p>
          </table:table-cell>
          <table:table-cell table:number-columns-repeated="3" table:style-name="ce11"/>
          <table:table-cell office:value-type="string" table:style-name="ce11">
            <text:p/>
          </table:table-cell>
          <table:table-cell office:value-type="string" table:style-name="ce11">
            <text:p><text:s/>Space</text:p>
          </table:table-cell>
          <table:table-cell office:value-type="string" table:style-name="ce11">
            <text:p>M.T.</text:p>
          </table:table-cell>
          <table:table-cell table:number-columns-repeated="2" table:style-name="ce11"/>
          <table:table-cell office:value-type="string" table:style-name="ce11">
            <text:p/>
          </table:table-cell>
          <table:table-cell office:value-type="string" table:style-name="ce11">
            <text:p>Space</text:p>
          </table:table-cell>
          <table:table-cell office:value-type="string" table:style-name="ce11">
            <text:p>M.T./Day</text:p>
          </table:table-cell>
          <table:table-cell table:number-columns-repeated="2" table:style-name="ce11"/>
          <table:table-cell office:value-type="string" table:style-name="ce54">
            <text:p/>
          </table:table-cell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6" table:formula="msoxl:=IF(SUM(C14:C15)=0,&quot;-&quot;,SUM(C14:C15))" table:style-name="ce13">
            <text:p>6</text:p>
          </table:table-cell>
          <table:table-cell office:value-type="float" office:value="50" table:formula="msoxl:=IF(SUM(D14:D15)=0,&quot;-&quot;,SUM(D14:D15))" table:style-name="ce14">
            <text:p>50.0<text:s/></text:p>
          </table:table-cell>
          <table:table-cell office:value-type="float" office:value="17950" table:formula="msoxl:=IF(SUM(E14:E15)=0,&quot;-&quot;,SUM(E14:E15))" table:style-name="ce14">
            <text:p>17,950.0<text:s/></text:p>
          </table:table-cell>
          <table:table-cell office:value-type="float" office:value="11588" table:formula="msoxl:=IF(SUM(F14:F15)=0,&quot;-&quot;,SUM(F14:F15))" table:style-name="ce14">
            <text:p>11,588.0<text:s/></text:p>
          </table:table-cell>
          <table:table-cell office:value-type="float" office:value="6362" table:formula="msoxl:=IF(SUM(G14:G15)=0,&quot;-&quot;,SUM(G14:G15))" table:style-name="ce14">
            <text:p>6,362.0<text:s/></text:p>
          </table:table-cell>
          <table:table-cell office:value-type="float" office:value="960" table:formula="msoxl:=IF(SUM(H14:H15)=0,&quot;-&quot;,SUM(H14:H15))" table:style-name="ce14">
            <text:p>960.0<text:s/></text:p>
          </table:table-cell>
          <table:table-cell office:value-type="float" office:value="720" table:formula="msoxl:=IF(SUM(I14:I15)=0,&quot;-&quot;,SUM(I14:I15))" table:style-name="ce14">
            <text:p>720.0<text:s/></text:p>
          </table:table-cell>
          <table:table-cell office:value-type="float" office:value="90" table:formula="msoxl:=IF(SUM(J14:J15)=0,&quot;-&quot;,SUM(J14:J15))" table:style-name="ce14">
            <text:p>90.0<text:s/></text:p>
          </table:table-cell>
          <table:table-cell office:value-type="float" office:value="19580" table:formula="msoxl:=IF(SUM(K14:K15)=0,&quot;-&quot;,SUM(K14:K15))" table:style-name="ce14">
            <text:p>19,580.0<text:s/></text:p>
          </table:table-cell>
          <table:table-cell office:value-type="float" office:value="7282" table:formula="msoxl:=IF(SUM(L14:L15)=0,&quot;-&quot;,SUM(L14:L15))" table:style-name="ce14">
            <text:p>7,282.0<text:s/></text:p>
          </table:table-cell>
          <table:table-cell office:value-type="float" office:value="1400" table:formula="msoxl:=IF(SUM(M14:M15)=0,&quot;-&quot;,SUM(M14:M15))" table:style-name="ce14">
            <text:p>1,400.0<text:s/></text:p>
          </table:table-cell>
          <table:table-cell office:value-type="float" office:value="400" table:formula="msoxl:=IF(SUM(N14:N15)=0,&quot;-&quot;,SUM(N14:N15))" table:style-name="ce14">
            <text:p>400.0<text:s/></text:p>
          </table:table-cell>
          <table:table-cell office:value-type="float" office:value="720" table:formula="msoxl:=IF(SUM(O14:O15)=0,&quot;-&quot;,SUM(O14:O15))" table:style-name="ce14">
            <text:p>720.0<text:s/></text:p>
          </table:table-cell>
          <table:table-cell office:value-type="float" office:value="10570" table:formula="msoxl:=IF(SUM(P14:P15)=0,&quot;-&quot;,SUM(P14:P15))" table:style-name="ce14">
            <text:p>10,570.0<text:s/></text:p>
          </table:table-cell>
          <table:table-cell office:value-type="float" office:value="3790" table:formula="msoxl:=IF(SUM(Q14:Q15)=0,&quot;-&quot;,SUM(Q14:Q15))" table:style-name="ce14">
            <text:p>3,790.0<text:s/></text:p>
          </table:table-cell>
          <table:table-cell office:value-type="float" office:value="720" table:formula="msoxl:=IF(SUM(R14:R15)=0,&quot;-&quot;,SUM(R14:R15))" table:style-name="ce56">
            <text:p>720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新竹市</text:p>
          </table:table-cell>
          <table:table-cell office:value-type="string" table:style-name="ce7">
            <text:p>公營 PUB.</text:p>
          </table:table-cell>
          <table:table-cell office:value-type="string" table:style-name="ce13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58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HSINCHU CITY</text:p>
          </table:table-cell>
          <table:table-cell office:value-type="string" table:style-name="ce7">
            <text:p>民營 <text:s/>RPI.</text:p>
          </table:table-cell>
          <table:table-cell office:value-type="float" office:value="6" table:style-name="ce13">
            <text:p>6</text:p>
          </table:table-cell>
          <table:table-cell office:value-type="float" office:value="50" table:style-name="ce14">
            <text:p>50.0<text:s/></text:p>
          </table:table-cell>
          <table:table-cell office:value-type="float" office:value="17950" table:style-name="ce14">
            <text:p>17,950.0<text:s/></text:p>
          </table:table-cell>
          <table:table-cell office:value-type="float" office:value="11588" table:style-name="ce14">
            <text:p>11,588.0<text:s/></text:p>
          </table:table-cell>
          <table:table-cell office:value-type="float" office:value="6362" table:style-name="ce14">
            <text:p>6,362.0<text:s/></text:p>
          </table:table-cell>
          <table:table-cell office:value-type="float" office:value="960" table:style-name="ce14">
            <text:p>960.0<text:s/></text:p>
          </table:table-cell>
          <table:table-cell office:value-type="float" office:value="720" table:style-name="ce14">
            <text:p>720.0<text:s/></text:p>
          </table:table-cell>
          <table:table-cell office:value-type="float" office:value="90" table:style-name="ce14">
            <text:p>90.0<text:s/></text:p>
          </table:table-cell>
          <table:table-cell office:value-type="float" office:value="19580" table:style-name="ce14">
            <text:p>19,580.0<text:s/></text:p>
          </table:table-cell>
          <table:table-cell office:value-type="float" office:value="7282" table:style-name="ce14">
            <text:p>7,282.0<text:s/></text:p>
          </table:table-cell>
          <table:table-cell office:value-type="float" office:value="1400" table:style-name="ce14">
            <text:p>1,400.0<text:s/></text:p>
          </table:table-cell>
          <table:table-cell office:value-type="float" office:value="400" table:style-name="ce14">
            <text:p>400.0<text:s/></text:p>
          </table:table-cell>
          <table:table-cell office:value-type="float" office:value="720" table:style-name="ce14">
            <text:p>720.0<text:s/></text:p>
          </table:table-cell>
          <table:table-cell office:value-type="float" office:value="10570" table:style-name="ce14">
            <text:p>10,570.0<text:s/></text:p>
          </table:table-cell>
          <table:table-cell office:value-type="float" office:value="3790" table:style-name="ce14">
            <text:p>3,790.0<text:s/></text:p>
          </table:table-cell>
          <table:table-cell office:value-type="float" office:value="720" table:style-name="ce56">
            <text:p>720.0<text:s/>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string" office:string-value="-" table:formula="msoxl:=IF(SUM(C18:C19)=0,&quot;-&quot;,SUM(C18:C19))" table:style-name="ce13">
            <text:p>-</text:p>
          </table:table-cell>
          <table:table-cell office:value-type="string" office:string-value="-" table:formula="msoxl:=IF(SUM(D18:D19)=0,&quot;-&quot;,SUM(D18:D19))" table:style-name="ce14">
            <text:p>-</text:p>
          </table:table-cell>
          <table:table-cell office:value-type="string" office:string-value="-" table:formula="msoxl:=IF(SUM(E18:E19)=0,&quot;-&quot;,SUM(E18:E19))" table:style-name="ce14">
            <text:p>-</text:p>
          </table:table-cell>
          <table:table-cell office:value-type="string" office:string-value="-" table:formula="msoxl:=IF(SUM(F18:F19)=0,&quot;-&quot;,SUM(F18:F19))" table:style-name="ce14">
            <text:p>-</text:p>
          </table:table-cell>
          <table:table-cell office:value-type="string" office:string-value="-" table:formula="msoxl:=IF(SUM(G18:G19)=0,&quot;-&quot;,SUM(G18:G19))" table:style-name="ce14">
            <text:p>-</text:p>
          </table:table-cell>
          <table:table-cell office:value-type="string" office:string-value="-" table:formula="msoxl:=IF(SUM(H18:H19)=0,&quot;-&quot;,SUM(H18:H19))" table:style-name="ce14">
            <text:p>-</text:p>
          </table:table-cell>
          <table:table-cell office:value-type="string" office:string-value="-" table:formula="msoxl:=IF(SUM(I18:I19)=0,&quot;-&quot;,SUM(I18:I19))" table:style-name="ce14">
            <text:p>-</text:p>
          </table:table-cell>
          <table:table-cell office:value-type="string" office:string-value="-" table:formula="msoxl:=IF(SUM(J18:J19)=0,&quot;-&quot;,SUM(J18:J19))" table:style-name="ce14">
            <text:p>-</text:p>
          </table:table-cell>
          <table:table-cell office:value-type="string" office:string-value="-" table:formula="msoxl:=IF(SUM(K18:K19)=0,&quot;-&quot;,SUM(K18:K19))" table:style-name="ce14">
            <text:p>-</text:p>
          </table:table-cell>
          <table:table-cell office:value-type="string" office:string-value="-" table:formula="msoxl:=IF(SUM(L18:L19)=0,&quot;-&quot;,SUM(L18:L19))" table:style-name="ce14">
            <text:p>-</text:p>
          </table:table-cell>
          <table:table-cell office:value-type="string" office:string-value="-" table:formula="msoxl:=IF(SUM(M18:M19)=0,&quot;-&quot;,SUM(M18:M19))" table:style-name="ce14">
            <text:p>-</text:p>
          </table:table-cell>
          <table:table-cell office:value-type="string" office:string-value="-" table:formula="msoxl:=IF(SUM(N18:N19)=0,&quot;-&quot;,SUM(N18:N19))" table:style-name="ce14">
            <text:p>-</text:p>
          </table:table-cell>
          <table:table-cell office:value-type="string" office:string-value="-" table:formula="msoxl:=IF(SUM(O18:O19)=0,&quot;-&quot;,SUM(O18:O19))" table:style-name="ce14">
            <text:p>-</text:p>
          </table:table-cell>
          <table:table-cell office:value-type="string" office:string-value="-" table:formula="msoxl:=IF(SUM(P18:P19)=0,&quot;-&quot;,SUM(P18:P19))" table:style-name="ce14">
            <text:p>-</text:p>
          </table:table-cell>
          <table:table-cell office:value-type="string" office:string-value="-" table:formula="msoxl:=IF(SUM(Q18:Q19)=0,&quot;-&quot;,SUM(Q18:Q19))" table:style-name="ce14">
            <text:p>-</text:p>
          </table:table-cell>
          <table:table-cell office:value-type="string" office:string-value="-" table:formula="msoxl:=IF(SUM(R18:R19)=0,&quot;-&quot;,SUM(R18:R19))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嘉義市</text:p>
          </table:table-cell>
          <table:table-cell office:value-type="string" table:style-name="ce7">
            <text:p>公營 PUB.</text:p>
          </table:table-cell>
          <table:table-cell office:value-type="string" table:style-name="ce13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58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CHIAYI CITY</text:p>
          </table:table-cell>
          <table:table-cell office:value-type="string" table:style-name="ce7">
            <text:p>民營 <text:s/>RPI.</text:p>
          </table:table-cell>
          <table:table-cell office:value-type="string" table:style-name="ce16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58">
            <text:p>-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4" table:formula="msoxl:=IF(SUM(C22:C23)=0,&quot;-&quot;,SUM(C22:C23))" table:style-name="ce13">
            <text:p>4</text:p>
          </table:table-cell>
          <table:table-cell office:value-type="float" office:value="17.5" table:formula="msoxl:=IF(SUM(D22:D23)=0,&quot;-&quot;,SUM(D22:D23))" table:style-name="ce14">
            <text:p>17.5<text:s/></text:p>
          </table:table-cell>
          <table:table-cell office:value-type="float" office:value="1261" table:formula="msoxl:=IF(SUM(E22:E23)=0,&quot;-&quot;,SUM(E22:E23))" table:style-name="ce14">
            <text:p>1,261.0<text:s/></text:p>
          </table:table-cell>
          <table:table-cell office:value-type="float" office:value="1027" table:formula="msoxl:=IF(SUM(F22:F23)=0,&quot;-&quot;,SUM(F22:F23))" table:style-name="ce14">
            <text:p>1,027.0<text:s/></text:p>
          </table:table-cell>
          <table:table-cell office:value-type="float" office:value="114" table:formula="msoxl:=IF(SUM(G22:G23)=0,&quot;-&quot;,SUM(G22:G23))" table:style-name="ce14">
            <text:p>114.0<text:s/></text:p>
          </table:table-cell>
          <table:table-cell office:value-type="float" office:value="185" table:formula="msoxl:=IF(SUM(H22:H23)=0,&quot;-&quot;,SUM(H22:H23))" table:style-name="ce14">
            <text:p>185.0<text:s/></text:p>
          </table:table-cell>
          <table:table-cell office:value-type="float" office:value="3872" table:formula="msoxl:=IF(SUM(I22:I23)=0,&quot;-&quot;,SUM(I22:I23))" table:style-name="ce14">
            <text:p>3,872.0<text:s/></text:p>
          </table:table-cell>
          <table:table-cell office:value-type="float" office:value="173587" table:formula="msoxl:=IF(SUM(J22:J23)=0,&quot;-&quot;,SUM(J22:J23))" table:style-name="ce14">
            <text:p>173,587.0<text:s/></text:p>
          </table:table-cell>
          <table:table-cell office:value-type="float" office:value="820" table:formula="msoxl:=IF(SUM(K22:K23)=0,&quot;-&quot;,SUM(K22:K23))" table:style-name="ce14">
            <text:p>820.0<text:s/></text:p>
          </table:table-cell>
          <table:table-cell office:value-type="float" office:value="885" table:formula="msoxl:=IF(SUM(L22:L23)=0,&quot;-&quot;,SUM(L22:L23))" table:style-name="ce14">
            <text:p>885.0<text:s/></text:p>
          </table:table-cell>
          <table:table-cell office:value-type="float" office:value="448" table:formula="msoxl:=IF(SUM(M22:M23)=0,&quot;-&quot;,SUM(M22:M23))" table:style-name="ce14">
            <text:p>448.0<text:s/></text:p>
          </table:table-cell>
          <table:table-cell office:value-type="float" office:value="51" table:formula="msoxl:=IF(SUM(N22:N23)=0,&quot;-&quot;,SUM(N22:N23))" table:style-name="ce14">
            <text:p>51.0<text:s/></text:p>
          </table:table-cell>
          <table:table-cell office:value-type="float" office:value="1468" table:formula="msoxl:=IF(SUM(O22:O23)=0,&quot;-&quot;,SUM(O22:O23))" table:style-name="ce14">
            <text:p>1,468.0<text:s/></text:p>
          </table:table-cell>
          <table:table-cell office:value-type="string" office:string-value="-" table:formula="msoxl:=IF(SUM(P22:P23)=0,&quot;-&quot;,SUM(P22:P23))" table:style-name="ce14">
            <text:p>-</text:p>
          </table:table-cell>
          <table:table-cell office:value-type="string" office:string-value="-" table:formula="msoxl:=IF(SUM(Q22:Q23)=0,&quot;-&quot;,SUM(Q22:Q23))" table:style-name="ce14">
            <text:p>-</text:p>
          </table:table-cell>
          <table:table-cell office:value-type="float" office:value="30" table:formula="msoxl:=IF(SUM(R22:R23)=0,&quot;-&quot;,SUM(R22:R23))" table:style-name="ce56">
            <text:p>30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金馬地區</text:p>
          </table:table-cell>
          <table:table-cell office:value-type="string" table:style-name="ce7">
            <text:p>公營 PUB.</text:p>
          </table:table-cell>
          <table:table-cell office:value-type="float" office:value="4" table:formula="msoxl:=IF(SUM(C26,C30)=0,&quot;-&quot;,SUM(C26,C30))" table:style-name="ce13">
            <text:p>4</text:p>
          </table:table-cell>
          <table:table-cell office:value-type="float" office:value="17.5" table:formula="msoxl:=IF(SUM(D26,D30)=0,&quot;-&quot;,SUM(D26,D30))" table:style-name="ce14">
            <text:p>17.5<text:s/></text:p>
          </table:table-cell>
          <table:table-cell office:value-type="float" office:value="1261" table:formula="msoxl:=IF(SUM(E26,E30)=0,&quot;-&quot;,SUM(E26,E30))" table:style-name="ce14">
            <text:p>1,261.0<text:s/></text:p>
          </table:table-cell>
          <table:table-cell office:value-type="float" office:value="1027" table:formula="msoxl:=IF(SUM(F26,F30)=0,&quot;-&quot;,SUM(F26,F30))" table:style-name="ce14">
            <text:p>1,027.0<text:s/></text:p>
          </table:table-cell>
          <table:table-cell office:value-type="float" office:value="114" table:formula="msoxl:=IF(SUM(G26,G30)=0,&quot;-&quot;,SUM(G26,G30))" table:style-name="ce14">
            <text:p>114.0<text:s/></text:p>
          </table:table-cell>
          <table:table-cell office:value-type="float" office:value="185" table:formula="msoxl:=IF(SUM(H26,H30)=0,&quot;-&quot;,SUM(H26,H30))" table:style-name="ce14">
            <text:p>185.0<text:s/></text:p>
          </table:table-cell>
          <table:table-cell office:value-type="float" office:value="3872" table:formula="msoxl:=IF(SUM(I26,I30)=0,&quot;-&quot;,SUM(I26,I30))" table:style-name="ce14">
            <text:p>3,872.0<text:s/></text:p>
          </table:table-cell>
          <table:table-cell office:value-type="float" office:value="173587" table:formula="msoxl:=IF(SUM(J26,J30)=0,&quot;-&quot;,SUM(J26,J30))" table:style-name="ce14">
            <text:p>173,587.0<text:s/></text:p>
          </table:table-cell>
          <table:table-cell office:value-type="float" office:value="820" table:formula="msoxl:=IF(SUM(K26,K30)=0,&quot;-&quot;,SUM(K26,K30))" table:style-name="ce14">
            <text:p>820.0<text:s/></text:p>
          </table:table-cell>
          <table:table-cell office:value-type="float" office:value="885" table:formula="msoxl:=IF(SUM(L26,L30)=0,&quot;-&quot;,SUM(L26,L30))" table:style-name="ce14">
            <text:p>885.0<text:s/></text:p>
          </table:table-cell>
          <table:table-cell office:value-type="float" office:value="448" table:formula="msoxl:=IF(SUM(M26,M30)=0,&quot;-&quot;,SUM(M26,M30))" table:style-name="ce14">
            <text:p>448.0<text:s/></text:p>
          </table:table-cell>
          <table:table-cell office:value-type="float" office:value="51" table:formula="msoxl:=IF(SUM(N26,N30)=0,&quot;-&quot;,SUM(N26,N30))" table:style-name="ce14">
            <text:p>51.0<text:s/></text:p>
          </table:table-cell>
          <table:table-cell office:value-type="float" office:value="1468" table:formula="msoxl:=IF(SUM(O26,O30)=0,&quot;-&quot;,SUM(O26,O30))" table:style-name="ce14">
            <text:p>1,468.0<text:s/></text:p>
          </table:table-cell>
          <table:table-cell office:value-type="string" office:string-value="-" table:formula="msoxl:=IF(SUM(P26,P30)=0,&quot;-&quot;,SUM(P26,P30))" table:style-name="ce14">
            <text:p>-</text:p>
          </table:table-cell>
          <table:table-cell office:value-type="string" office:string-value="-" table:formula="msoxl:=IF(SUM(Q26,Q30)=0,&quot;-&quot;,SUM(Q26,Q30))" table:style-name="ce14">
            <text:p>-</text:p>
          </table:table-cell>
          <table:table-cell office:value-type="float" office:value="30" table:formula="msoxl:=IF(SUM(R26,R30)=0,&quot;-&quot;,SUM(R26,R30))" table:style-name="ce56">
            <text:p>30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KINMA AREA</text:p>
          </table:table-cell>
          <table:table-cell office:value-type="string" table:style-name="ce7">
            <text:p>民營 <text:s/>RPI.</text:p>
          </table:table-cell>
          <table:table-cell office:value-type="string" office:string-value="-" table:formula="msoxl:=IF(SUM(C27,C31)=0,&quot;-&quot;,SUM(C27,C31))" table:style-name="ce13">
            <text:p>-</text:p>
          </table:table-cell>
          <table:table-cell office:value-type="string" office:string-value="-" table:formula="msoxl:=IF(SUM(D27,D31)=0,&quot;-&quot;,SUM(D27,D31))" table:style-name="ce14">
            <text:p>-</text:p>
          </table:table-cell>
          <table:table-cell office:value-type="string" office:string-value="-" table:formula="msoxl:=IF(SUM(E27,E31)=0,&quot;-&quot;,SUM(E27,E31))" table:style-name="ce14">
            <text:p>-</text:p>
          </table:table-cell>
          <table:table-cell office:value-type="string" office:string-value="-" table:formula="msoxl:=IF(SUM(F27,F31)=0,&quot;-&quot;,SUM(F27,F31))" table:style-name="ce14">
            <text:p>-</text:p>
          </table:table-cell>
          <table:table-cell office:value-type="string" office:string-value="-" table:formula="msoxl:=IF(SUM(G27,G31)=0,&quot;-&quot;,SUM(G27,G31))" table:style-name="ce14">
            <text:p>-</text:p>
          </table:table-cell>
          <table:table-cell office:value-type="string" office:string-value="-" table:formula="msoxl:=IF(SUM(H27,H31)=0,&quot;-&quot;,SUM(H27,H31))" table:style-name="ce14">
            <text:p>-</text:p>
          </table:table-cell>
          <table:table-cell office:value-type="string" office:string-value="-" table:formula="msoxl:=IF(SUM(I27,I31)=0,&quot;-&quot;,SUM(I27,I31))" table:style-name="ce14">
            <text:p>-</text:p>
          </table:table-cell>
          <table:table-cell office:value-type="string" office:string-value="-" table:formula="msoxl:=IF(SUM(J27,J31)=0,&quot;-&quot;,SUM(J27,J31))" table:style-name="ce14">
            <text:p>-</text:p>
          </table:table-cell>
          <table:table-cell office:value-type="string" office:string-value="-" table:formula="msoxl:=IF(SUM(K27,K31)=0,&quot;-&quot;,SUM(K27,K31))" table:style-name="ce14">
            <text:p>-</text:p>
          </table:table-cell>
          <table:table-cell office:value-type="string" office:string-value="-" table:formula="msoxl:=IF(SUM(L27,L31)=0,&quot;-&quot;,SUM(L27,L31))" table:style-name="ce14">
            <text:p>-</text:p>
          </table:table-cell>
          <table:table-cell office:value-type="string" office:string-value="-" table:formula="msoxl:=IF(SUM(M27,M31)=0,&quot;-&quot;,SUM(M27,M31))" table:style-name="ce14">
            <text:p>-</text:p>
          </table:table-cell>
          <table:table-cell office:value-type="string" office:string-value="-" table:formula="msoxl:=IF(SUM(N27,N31)=0,&quot;-&quot;,SUM(N27,N31))" table:style-name="ce14">
            <text:p>-</text:p>
          </table:table-cell>
          <table:table-cell office:value-type="string" office:string-value="-" table:formula="msoxl:=IF(SUM(O27,O31)=0,&quot;-&quot;,SUM(O27,O31))" table:style-name="ce14">
            <text:p>-</text:p>
          </table:table-cell>
          <table:table-cell office:value-type="string" office:string-value="-" table:formula="msoxl:=IF(SUM(P27,P31)=0,&quot;-&quot;,SUM(P27,P31))" table:style-name="ce14">
            <text:p>-</text:p>
          </table:table-cell>
          <table:table-cell office:value-type="string" office:string-value="-" table:formula="msoxl:=IF(SUM(Q27,Q31)=0,&quot;-&quot;,SUM(Q27,Q31))" table:style-name="ce14">
            <text:p>-</text:p>
          </table:table-cell>
          <table:table-cell office:value-type="string" office:string-value="-" table:formula="msoxl:=IF(SUM(R27,R31)=0,&quot;-&quot;,SUM(R27,R31))" table:style-name="ce56">
            <text:p>-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1" table:formula="msoxl:=IF(SUM(C26:C27)=0,&quot;-&quot;,SUM(C26:C27))" table:style-name="ce13">
            <text:p>1</text:p>
          </table:table-cell>
          <table:table-cell office:value-type="float" office:value="5" table:formula="msoxl:=IF(SUM(D26:D27)=0,&quot;-&quot;,SUM(D26:D27))" table:style-name="ce14">
            <text:p>5.0<text:s/></text:p>
          </table:table-cell>
          <table:table-cell office:value-type="float" office:value="311" table:formula="msoxl:=IF(SUM(E26:E27)=0,&quot;-&quot;,SUM(E26:E27))" table:style-name="ce14">
            <text:p>311.0<text:s/></text:p>
          </table:table-cell>
          <table:table-cell office:value-type="float" office:value="279" table:formula="msoxl:=IF(SUM(F26:F27)=0,&quot;-&quot;,SUM(F26:F27))" table:style-name="ce14">
            <text:p>279.0<text:s/></text:p>
          </table:table-cell>
          <table:table-cell office:value-type="float" office:value="32" table:formula="msoxl:=IF(SUM(G26:G27)=0,&quot;-&quot;,SUM(G26:G27))" table:style-name="ce14">
            <text:p>32.0<text:s/></text:p>
          </table:table-cell>
          <table:table-cell office:value-type="float" office:value="135" table:formula="msoxl:=IF(SUM(H26:H27)=0,&quot;-&quot;,SUM(H26:H27))" table:style-name="ce14">
            <text:p>135.0<text:s/></text:p>
          </table:table-cell>
          <table:table-cell office:value-type="float" office:value="1372" table:formula="msoxl:=IF(SUM(I26:I27)=0,&quot;-&quot;,SUM(I26:I27))" table:style-name="ce14">
            <text:p>1,372.0<text:s/></text:p>
          </table:table-cell>
          <table:table-cell office:value-type="float" office:value="173520" table:formula="msoxl:=IF(SUM(J26:J27)=0,&quot;-&quot;,SUM(J26:J27))" table:style-name="ce14">
            <text:p>173,520.0<text:s/></text:p>
          </table:table-cell>
          <table:table-cell office:value-type="float" office:value="320" table:formula="msoxl:=IF(SUM(K26:K27)=0,&quot;-&quot;,SUM(K26:K27))" table:style-name="ce14">
            <text:p>320.0<text:s/></text:p>
          </table:table-cell>
          <table:table-cell office:value-type="float" office:value="705" table:formula="msoxl:=IF(SUM(L26:L27)=0,&quot;-&quot;,SUM(L26:L27))" table:style-name="ce14">
            <text:p>705.0<text:s/></text:p>
          </table:table-cell>
          <table:table-cell office:value-type="float" office:value="198" table:formula="msoxl:=IF(SUM(M26:M27)=0,&quot;-&quot;,SUM(M26:M27))" table:style-name="ce14">
            <text:p>198.0<text:s/></text:p>
          </table:table-cell>
          <table:table-cell office:value-type="float" office:value="51" table:formula="msoxl:=IF(SUM(N26:N27)=0,&quot;-&quot;,SUM(N26:N27))" table:style-name="ce14">
            <text:p>51.0<text:s/></text:p>
          </table:table-cell>
          <table:table-cell office:value-type="float" office:value="1468" table:formula="msoxl:=IF(SUM(O26:O27)=0,&quot;-&quot;,SUM(O26:O27))" table:style-name="ce14">
            <text:p>1,468.0<text:s/></text:p>
          </table:table-cell>
          <table:table-cell office:value-type="string" office:string-value="-" table:formula="msoxl:=IF(SUM(P26:P27)=0,&quot;-&quot;,SUM(P26:P27))" table:style-name="ce14">
            <text:p>-</text:p>
          </table:table-cell>
          <table:table-cell office:value-type="string" office:string-value="-" table:formula="msoxl:=IF(SUM(Q26:Q27)=0,&quot;-&quot;,SUM(Q26:Q27))" table:style-name="ce14">
            <text:p>-</text:p>
          </table:table-cell>
          <table:table-cell office:value-type="float" office:value="30" table:formula="msoxl:=IF(SUM(R26:R27)=0,&quot;-&quot;,SUM(R26:R27))" table:style-name="ce56">
            <text:p>30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金門縣</text:p>
          </table:table-cell>
          <table:table-cell office:value-type="string" table:style-name="ce7">
            <text:p>公營 PUB.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4">
            <text:p>5.0<text:s/></text:p>
          </table:table-cell>
          <table:table-cell office:value-type="float" office:value="311" table:style-name="ce14">
            <text:p>311.0<text:s/></text:p>
          </table:table-cell>
          <table:table-cell office:value-type="float" office:value="279" table:style-name="ce14">
            <text:p>279.0<text:s/></text:p>
          </table:table-cell>
          <table:table-cell office:value-type="float" office:value="32" table:style-name="ce14">
            <text:p>32.0<text:s/></text:p>
          </table:table-cell>
          <table:table-cell office:value-type="float" office:value="135" table:style-name="ce14">
            <text:p>135.0<text:s/></text:p>
          </table:table-cell>
          <table:table-cell office:value-type="float" office:value="1372" table:style-name="ce14">
            <text:p>1,372.0<text:s/></text:p>
          </table:table-cell>
          <table:table-cell office:value-type="float" office:value="173520" table:style-name="ce14">
            <text:p>173,520.0<text:s/></text:p>
          </table:table-cell>
          <table:table-cell office:value-type="float" office:value="320" table:style-name="ce14">
            <text:p>320.0<text:s/></text:p>
          </table:table-cell>
          <table:table-cell office:value-type="float" office:value="705" table:style-name="ce14">
            <text:p>705.0<text:s/></text:p>
          </table:table-cell>
          <table:table-cell office:value-type="float" office:value="198" table:style-name="ce14">
            <text:p>198.0<text:s/></text:p>
          </table:table-cell>
          <table:table-cell office:value-type="float" office:value="51" table:style-name="ce14">
            <text:p>51.0<text:s/></text:p>
          </table:table-cell>
          <table:table-cell office:value-type="float" office:value="1468" table:style-name="ce14">
            <text:p>1,468.0<text:s/>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float" office:value="30" table:style-name="ce56">
            <text:p>30.0<text:s/>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KINMEN COUNTY</text:p>
          </table:table-cell>
          <table:table-cell office:value-type="string" table:style-name="ce7">
            <text:p>民營 <text:s/>RPI.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style-name="ro2">
          <table:table-cell table:style-name="ce55"/>
          <table:table-cell table:style-name="ce7"/>
          <table:table-cell table:style-name="ce13"/>
          <table:table-cell table:number-columns-repeated="14" table:style-name="ce15"/>
          <table:table-cell table:style-name="ce57"/>
          <table:table-cell table:number-columns-repeated="16366"/>
        </table:table-row>
        <table:table-row table:style-name="ro2">
          <table:table-cell table:style-name="ce55"/>
          <table:table-cell office:value-type="string" table:style-name="ce7">
            <text:p>合計 TOT.</text:p>
          </table:table-cell>
          <table:table-cell office:value-type="float" office:value="3" table:formula="msoxl:=IF(SUM(C30:C31)=0,&quot;-&quot;,SUM(C30:C31))" table:style-name="ce13">
            <text:p>3</text:p>
          </table:table-cell>
          <table:table-cell office:value-type="float" office:value="12.5" table:formula="msoxl:=IF(SUM(D30:D31)=0,&quot;-&quot;,SUM(D30:D31))" table:style-name="ce14">
            <text:p>12.5<text:s/></text:p>
          </table:table-cell>
          <table:table-cell office:value-type="float" office:value="950" table:formula="msoxl:=IF(SUM(E30:E31)=0,&quot;-&quot;,SUM(E30:E31))" table:style-name="ce14">
            <text:p>950.0<text:s/></text:p>
          </table:table-cell>
          <table:table-cell office:value-type="float" office:value="748" table:formula="msoxl:=IF(SUM(F30:F31)=0,&quot;-&quot;,SUM(F30:F31))" table:style-name="ce14">
            <text:p>748.0<text:s/></text:p>
          </table:table-cell>
          <table:table-cell office:value-type="float" office:value="82" table:formula="msoxl:=IF(SUM(G30:G31)=0,&quot;-&quot;,SUM(G30:G31))" table:style-name="ce14">
            <text:p>82.0<text:s/></text:p>
          </table:table-cell>
          <table:table-cell office:value-type="float" office:value="50" table:formula="msoxl:=IF(SUM(H30:H31)=0,&quot;-&quot;,SUM(H30:H31))" table:style-name="ce14">
            <text:p>50.0<text:s/></text:p>
          </table:table-cell>
          <table:table-cell office:value-type="float" office:value="2500" table:formula="msoxl:=IF(SUM(I30:I31)=0,&quot;-&quot;,SUM(I30:I31))" table:style-name="ce14">
            <text:p>2,500.0<text:s/></text:p>
          </table:table-cell>
          <table:table-cell office:value-type="float" office:value="67" table:formula="msoxl:=IF(SUM(J30:J31)=0,&quot;-&quot;,SUM(J30:J31))" table:style-name="ce14">
            <text:p>67.0<text:s/></text:p>
          </table:table-cell>
          <table:table-cell office:value-type="float" office:value="500" table:formula="msoxl:=IF(SUM(K30:K31)=0,&quot;-&quot;,SUM(K30:K31))" table:style-name="ce14">
            <text:p>500.0<text:s/></text:p>
          </table:table-cell>
          <table:table-cell office:value-type="float" office:value="180" table:formula="msoxl:=IF(SUM(L30:L31)=0,&quot;-&quot;,SUM(L30:L31))" table:style-name="ce14">
            <text:p>180.0<text:s/></text:p>
          </table:table-cell>
          <table:table-cell office:value-type="float" office:value="250" table:formula="msoxl:=IF(SUM(M30:M31)=0,&quot;-&quot;,SUM(M30:M31))" table:style-name="ce14">
            <text:p>250.0<text:s/></text:p>
          </table:table-cell>
          <table:table-cell office:value-type="string" office:string-value="-" table:formula="msoxl:=IF(SUM(N30:N31)=0,&quot;-&quot;,SUM(N30:N31))" table:style-name="ce14">
            <text:p>-</text:p>
          </table:table-cell>
          <table:table-cell office:value-type="string" office:string-value="-" table:formula="msoxl:=IF(SUM(O30:O31)=0,&quot;-&quot;,SUM(O30:O31))" table:style-name="ce14">
            <text:p>-</text:p>
          </table:table-cell>
          <table:table-cell office:value-type="string" office:string-value="-" table:formula="msoxl:=IF(SUM(P30:P31)=0,&quot;-&quot;,SUM(P30:P31))" table:style-name="ce14">
            <text:p>-</text:p>
          </table:table-cell>
          <table:table-cell office:value-type="string" office:string-value="-" table:formula="msoxl:=IF(SUM(Q30:Q31)=0,&quot;-&quot;,SUM(Q30:Q31))" table:style-name="ce14">
            <text:p>-</text:p>
          </table:table-cell>
          <table:table-cell office:value-type="string" office:string-value="-" table:formula="msoxl:=IF(SUM(R30:R31)=0,&quot;-&quot;,SUM(R30:R31))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連江縣</text:p>
          </table:table-cell>
          <table:table-cell office:value-type="string" table:style-name="ce7">
            <text:p>公營 PUB.</text:p>
          </table:table-cell>
          <table:table-cell office:value-type="float" office:value="3" table:style-name="ce13">
            <text:p>3</text:p>
          </table:table-cell>
          <table:table-cell office:value-type="float" office:value="12.5" table:style-name="ce14">
            <text:p>12.5<text:s/></text:p>
          </table:table-cell>
          <table:table-cell office:value-type="float" office:value="950" table:style-name="ce14">
            <text:p>950.0<text:s/></text:p>
          </table:table-cell>
          <table:table-cell office:value-type="float" office:value="748" table:style-name="ce14">
            <text:p>748.0<text:s/></text:p>
          </table:table-cell>
          <table:table-cell office:value-type="float" office:value="82" table:style-name="ce14">
            <text:p>82.0<text:s/></text:p>
          </table:table-cell>
          <table:table-cell office:value-type="float" office:value="50" table:style-name="ce14">
            <text:p>50.0<text:s/></text:p>
          </table:table-cell>
          <table:table-cell office:value-type="float" office:value="2500" table:style-name="ce14">
            <text:p>2,500.0<text:s/></text:p>
          </table:table-cell>
          <table:table-cell office:value-type="float" office:value="67" table:style-name="ce14">
            <text:p>67.0<text:s/></text:p>
          </table:table-cell>
          <table:table-cell office:value-type="float" office:value="500" table:style-name="ce14">
            <text:p>500.0<text:s/></text:p>
          </table:table-cell>
          <table:table-cell office:value-type="float" office:value="180" table:style-name="ce14">
            <text:p>180.0<text:s/></text:p>
          </table:table-cell>
          <table:table-cell office:value-type="float" office:value="250" table:style-name="ce14">
            <text:p>250.0<text:s/>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style-name="ro2">
          <table:table-cell office:value-type="string" table:style-name="ce55">
            <text:p>LIANJIANG COUNTY</text:p>
          </table:table-cell>
          <table:table-cell office:value-type="string" table:style-name="ce7">
            <text:p>民營 <text:s/>RPI.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56">
            <text:p>-</text:p>
          </table:table-cell>
          <table:table-cell table:number-columns-repeated="16366"/>
        </table:table-row>
        <table:table-row table:number-rows-repeated="3" table:style-name="ro2">
          <table:table-cell table:style-name="ce55"/>
          <table:table-cell table:style-name="ce7"/>
          <table:table-cell table:style-name="ce13"/>
          <table:table-cell table:number-columns-repeated="14" table:style-name="ce12"/>
          <table:table-cell table:style-name="ce58"/>
          <table:table-cell table:number-columns-repeated="16366"/>
        </table:table-row>
        <table:table-row table:style-name="ro2">
          <table:table-cell office:value-type="string" table:style-name="ce55">
            <text:p/>
          </table:table-cell>
          <table:table-cell office:value-type="string" table:style-name="ce7">
            <text:p/>
          </table:table-cell>
          <table:table-cell table:style-name="ce16"/>
          <table:table-cell table:number-columns-repeated="14" table:style-name="ce12"/>
          <table:table-cell table:style-name="ce58"/>
          <table:table-cell table:number-columns-repeated="16366"/>
        </table:table-row>
        <table:table-row table:number-rows-repeated="3" table:style-name="ro2">
          <table:table-cell table:style-name="ce55"/>
          <table:table-cell table:style-name="ce7"/>
          <table:table-cell table:style-name="ce13"/>
          <table:table-cell table:number-columns-repeated="14" table:style-name="ce12"/>
          <table:table-cell table:style-name="ce58"/>
          <table:table-cell table:number-columns-repeated="16366"/>
        </table:table-row>
        <table:table-row table:style-name="ro2">
          <table:table-cell office:value-type="string" table:style-name="ce55">
            <text:p/>
          </table:table-cell>
          <table:table-cell office:value-type="string" table:style-name="ce7">
            <text:p/>
          </table:table-cell>
          <table:table-cell table:style-name="ce16"/>
          <table:table-cell table:number-columns-repeated="14" table:style-name="ce12"/>
          <table:table-cell table:style-name="ce58"/>
          <table:table-cell table:number-columns-repeated="16366"/>
        </table:table-row>
        <table:table-row table:number-rows-repeated="3" table:style-name="ro2">
          <table:table-cell table:style-name="ce55"/>
          <table:table-cell table:style-name="ce7"/>
          <table:table-cell table:style-name="ce13"/>
          <table:table-cell table:number-columns-repeated="14" table:style-name="ce12"/>
          <table:table-cell table:style-name="ce58"/>
          <table:table-cell table:number-columns-repeated="16366"/>
        </table:table-row>
        <table:table-row table:style-name="ro2">
          <table:table-cell office:value-type="string" table:style-name="ce55">
            <text:p/>
          </table:table-cell>
          <table:table-cell office:value-type="string" table:style-name="ce7">
            <text:p/>
          </table:table-cell>
          <table:table-cell table:style-name="ce16"/>
          <table:table-cell table:number-columns-repeated="14" table:style-name="ce12"/>
          <table:table-cell table:style-name="ce58"/>
          <table:table-cell table:number-columns-repeated="16366"/>
        </table:table-row>
        <table:table-row table:number-rows-repeated="3" table:style-name="ro2">
          <table:table-cell table:style-name="ce55"/>
          <table:table-cell table:style-name="ce7"/>
          <table:table-cell table:style-name="ce13"/>
          <table:table-cell table:number-columns-repeated="14" table:style-name="ce12"/>
          <table:table-cell table:style-name="ce58"/>
          <table:table-cell table:number-columns-repeated="16366"/>
        </table:table-row>
        <table:table-row table:style-name="ro2">
          <table:table-cell office:value-type="string" table:style-name="ce55">
            <text:p/>
          </table:table-cell>
          <table:table-cell office:value-type="string" table:style-name="ce7">
            <text:p/>
          </table:table-cell>
          <table:table-cell table:style-name="ce16"/>
          <table:table-cell table:number-columns-repeated="14" table:style-name="ce12"/>
          <table:table-cell table:style-name="ce58"/>
          <table:table-cell table:number-columns-repeated="16366"/>
        </table:table-row>
        <table:table-row table:number-rows-repeated="3" table:style-name="ro2">
          <table:table-cell table:style-name="ce55"/>
          <table:table-cell table:style-name="ce7"/>
          <table:table-cell table:style-name="ce13"/>
          <table:table-cell table:number-columns-repeated="14" table:style-name="ce12"/>
          <table:table-cell table:style-name="ce58"/>
          <table:table-cell table:number-columns-repeated="16366"/>
        </table:table-row>
        <table:table-row table:style-name="ro2">
          <table:table-cell office:value-type="string" table:style-name="ce60">
            <text:p/>
          </table:table-cell>
          <table:table-cell office:value-type="string" table:style-name="ce61">
            <text:p/>
          </table:table-cell>
          <table:table-cell table:style-name="ce64"/>
          <table:table-cell table:number-columns-repeated="14" table:style-name="ce62"/>
          <table:table-cell table:style-name="ce63"/>
          <table:table-cell table:number-columns-repeated="16366"/>
        </table:table-row>
        <table:table-row table:number-rows-repeated="104852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6">
      <number:number number:decimal-places="0" number:min-integer-digits="1" number:grouping="true"/>
    </number:number-style>
    <number:number-style style:name="N57P0">
      <number:number number:decimal-places="1" number:min-integer-digits="1" number:grouping="true"/>
      <number:text> </number:text>
    </number:number-style>
    <number:number-style style:name="N57">
      <number:text>(</number:text>
      <number:number number:decimal-places="1" number:min-integer-digits="1" number:grouping="true"/>
      <number:text>)</number:text>
      <style:map style:condition="value()&gt;=0" style:apply-style-name="N57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590551181102362in" fo:margin-right="0.590551181102362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李境超</meta:initial-creator>
    <dc:creator>李境超</dc:creator>
    <meta:creation-date>2013-05-27T06:32:38Z</meta:creation-date>
    <dc:date>2017-08-29T06:33:24Z</dc:date>
    <meta:print-date>2017-08-29T06:33:04Z</meta:print-date>
  </office:meta>
</office:document-meta>
</file>